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8174890924244" table:style-name="ce1">
            <text:p>1.014817489</text:p>
          </table:table-cell>
          <table:table-cell office:value-type="float" office:value="0.26282761238528046" table:style-name="ce1">
            <text:p>0.26282761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0934886042351" table:style-name="ce1">
            <text:p>1.009093489</text:p>
          </table:table-cell>
          <table:table-cell office:value-type="float" office:value="0.28364338747190027" table:style-name="ce1">
            <text:p>0.28364338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8462391018974" table:style-name="ce1">
            <text:p>1.035846239</text:p>
          </table:table-cell>
          <table:table-cell office:value-type="float" office:value="0.1130777119438435" table:style-name="ce1">
            <text:p>0.11307771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1323931087459" table:style-name="ce1">
            <text:p>1.037132393</text:p>
          </table:table-cell>
          <table:table-cell office:value-type="float" office:value="1.864642497975787E-2" table:style-name="ce1">
            <text:p>0.01864642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3972485838586" table:style-name="ce1">
            <text:p>1.000397249</text:p>
          </table:table-cell>
          <table:table-cell office:value-type="float" office:value="0.31427266032196544" table:style-name="ce1">
            <text:p>0.3142726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3986996562588" table:style-name="ce1">
            <text:p>1.0003987</text:p>
          </table:table-cell>
          <table:table-cell office:value-type="float" office:value="0.31293079382838995" table:style-name="ce1">
            <text:p>0.312930794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1863998022994" table:style-name="ce1">
            <text:p>1.0291864</text:p>
          </table:table-cell>
          <table:table-cell office:value-type="float" office:value="-8.7508653640547662E-2" table:style-name="ce1">
            <text:p>-0.087508654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915764420203" table:style-name="ce1">
            <text:p>1.008791576</text:p>
          </table:table-cell>
          <table:table-cell office:value-type="float" office:value="-1.4790716670374644E-2" table:style-name="ce1">
            <text:p>-0.014790717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743968454253" table:style-name="ce1">
            <text:p>1.026174397</text:p>
          </table:table-cell>
          <table:table-cell office:value-type="float" office:value="-0.10369217549520209" table:style-name="ce1">
            <text:p>-0.10369217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5931288986608" table:style-name="ce1">
            <text:p>1.033593129</text:p>
          </table:table-cell>
          <table:table-cell office:value-type="float" office:value="-8.879191344642004E-2" table:style-name="ce1">
            <text:p>-0.08879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1619083966729" table:style-name="ce1">
            <text:p>1.014161908</text:p>
          </table:table-cell>
          <table:table-cell office:value-type="float" office:value="-0.12470310163431619" table:style-name="ce1">
            <text:p>-0.12470310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3866460862495" table:style-name="ce1">
            <text:p>1.009386646</text:p>
          </table:table-cell>
          <table:table-cell office:value-type="float" office:value="-0.15355650003419646" table:style-name="ce1">
            <text:p>-0.153556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569447720392" table:style-name="ce1">
            <text:p>1.023356945</text:p>
          </table:table-cell>
          <table:table-cell office:value-type="float" office:value="-0.11044932587769703" table:style-name="ce1">
            <text:p>-0.110449326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7537319508028" table:style-name="ce1">
            <text:p>1.027753732</text:p>
          </table:table-cell>
          <table:table-cell office:value-type="float" office:value="-0.10095323898319072" table:style-name="ce1">
            <text:p>-0.100953239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7419005568957" table:style-name="ce1">
            <text:p>1.033741901</text:p>
          </table:table-cell>
          <table:table-cell office:value-type="float" office:value="-8.4625782318492992E-2" table:style-name="ce1">
            <text:p>-0.084625782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3839409644666" table:style-name="ce1">
            <text:p>1.004383941</text:p>
          </table:table-cell>
          <table:table-cell office:value-type="float" office:value="0.19268676429035519" table:style-name="ce1">
            <text:p>0.192686764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344122326576" table:style-name="ce1">
            <text:p>1.009344122</text:p>
          </table:table-cell>
          <table:table-cell office:value-type="float" office:value="0.18743532944670174" table:style-name="ce1">
            <text:p>0.187435329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0348464647582" table:style-name="ce1">
            <text:p>1.010034846</text:p>
          </table:table-cell>
          <table:table-cell office:value-type="float" office:value="0.19559920482177923" table:style-name="ce1">
            <text:p>0.19559920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515535755506" table:style-name="ce1">
            <text:p>1.013851554</text:p>
          </table:table-cell>
          <table:table-cell office:value-type="float" office:value="-0.12879839794206463" table:style-name="ce1">
            <text:p>-0.128798398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812130513577" table:style-name="ce1">
            <text:p>1.019881213</text:p>
          </table:table-cell>
          <table:table-cell office:value-type="float" office:value="-0.11638110355590789" table:style-name="ce1">
            <text:p>-0.116381104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760670190175" table:style-name="ce1">
            <text:p>1.010976067</text:p>
          </table:table-cell>
          <table:table-cell office:value-type="float" office:value="0.18409006468236919" table:style-name="ce1">
            <text:p>0.18409006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526061270959" table:style-name="ce1">
            <text:p>1.023252606</text:p>
          </table:table-cell>
          <table:table-cell office:value-type="float" office:value="-0.11857535179836638" table:style-name="ce1">
            <text:p>-0.11857535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8306970303386" table:style-name="ce1">
            <text:p>1.001830697</text:p>
          </table:table-cell>
          <table:table-cell office:value-type="float" office:value="-0.16172289413594484" table:style-name="ce1">
            <text:p>-0.161722894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49162951699" table:style-name="ce1">
            <text:p>1.014049163</text:p>
          </table:table-cell>
          <table:table-cell office:value-type="float" office:value="0.13728505059531662" table:style-name="ce1">
            <text:p>0.13728505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2439334150061" table:style-name="ce1">
            <text:p>1.005243933</text:p>
          </table:table-cell>
          <table:table-cell office:value-type="float" office:value="0.18485952594423349" table:style-name="ce1">
            <text:p>0.18485952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8541434395712" table:style-name="ce1">
            <text:p>1.033854143</text:p>
          </table:table-cell>
          <table:table-cell office:value-type="float" office:value="-8.8087286783229482E-2" table:style-name="ce1">
            <text:p>-0.088087287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189177375877" table:style-name="ce1">
            <text:p>1.031189177</text:p>
          </table:table-cell>
          <table:table-cell office:value-type="float" office:value="-9.5479005351239918E-2" table:style-name="ce1">
            <text:p>-0.09547900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580989150826" table:style-name="ce1">
            <text:p>1.024580989</text:p>
          </table:table-cell>
          <table:table-cell office:value-type="float" office:value="-0.11927299220995238" table:style-name="ce1">
            <text:p>-0.11927299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107611038734" table:style-name="ce1">
            <text:p>1.017910761</text:p>
          </table:table-cell>
          <table:table-cell office:value-type="float" office:value="-0.13708425303051128" table:style-name="ce1">
            <text:p>-0.13708425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396763339861" table:style-name="ce1">
            <text:p>1.012396763</text:p>
          </table:table-cell>
          <table:table-cell office:value-type="float" office:value="0.21703906003061713" table:style-name="ce1">
            <text:p>0.21703906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5360585929903" table:style-name="ce1">
            <text:p>1.010536059</text:p>
          </table:table-cell>
          <table:table-cell office:value-type="float" office:value="0.13788721580822763" table:style-name="ce1">
            <text:p>0.137887216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3625025972964" table:style-name="ce1">
            <text:p>1.010362503</text:p>
          </table:table-cell>
          <table:table-cell office:value-type="float" office:value="0.20170697396304399" table:style-name="ce1">
            <text:p>0.201706974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3264179598899" table:style-name="ce1">
            <text:p>1.010326418</text:p>
          </table:table-cell>
          <table:table-cell office:value-type="float" office:value="0.23938968058865492" table:style-name="ce1">
            <text:p>0.239389681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1529500818698" table:style-name="ce1">
            <text:p>1.02415295</text:p>
          </table:table-cell>
          <table:table-cell office:value-type="float" office:value="-0.12538729935126339" table:style-name="ce1">
            <text:p>-0.125387299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5215637605313" table:style-name="ce1">
            <text:p>1.021521564</text:p>
          </table:table-cell>
          <table:table-cell office:value-type="float" office:value="-1.2659177391871064E-2" table:style-name="ce1">
            <text:p>-0.012659177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34693504834" table:style-name="ce1">
            <text:p>1.023703469</text:p>
          </table:table-cell>
          <table:table-cell office:value-type="float" office:value="-6.7097070277203769E-2" table:style-name="ce1">
            <text:p>-0.06709707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169373983932" table:style-name="ce1">
            <text:p>1.017516937</text:p>
          </table:table-cell>
          <table:table-cell office:value-type="float" office:value="0.11593141121971327" table:style-name="ce1">
            <text:p>0.11593141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3414763795339" table:style-name="ce1">
            <text:p>1.027341476</text:p>
          </table:table-cell>
          <table:table-cell office:value-type="float" office:value="6.0135687493527393E-2" table:style-name="ce1">
            <text:p>0.060135687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7426569111471" table:style-name="ce1">
            <text:p>1.006742657</text:p>
          </table:table-cell>
          <table:table-cell office:value-type="float" office:value="0.28753821094853477" table:style-name="ce1">
            <text:p>0.28753821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121170723775" table:style-name="ce1">
            <text:p>1.017912117</text:p>
          </table:table-cell>
          <table:table-cell office:value-type="float" office:value="0.11687635311400774" table:style-name="ce1">
            <text:p>0.116876353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040122891666" table:style-name="ce1">
            <text:p>1.024904012</text:p>
          </table:table-cell>
          <table:table-cell office:value-type="float" office:value="0.11822290638268014" table:style-name="ce1">
            <text:p>0.118222906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6043489224713" table:style-name="ce1">
            <text:p>1.021604349</text:p>
          </table:table-cell>
          <table:table-cell office:value-type="float" office:value="-7.2871079741511052E-2" table:style-name="ce1">
            <text:p>-0.07287108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491287463447" table:style-name="ce1">
            <text:p>1.018049129</text:p>
          </table:table-cell>
          <table:table-cell office:value-type="float" office:value="0.11023598078127038" table:style-name="ce1">
            <text:p>0.11023598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467530725235" table:style-name="ce1">
            <text:p>1.027467531</text:p>
          </table:table-cell>
          <table:table-cell office:value-type="float" office:value="-1.649949409491993E-2" table:style-name="ce1">
            <text:p>-0.016499494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85320556264" table:style-name="ce1">
            <text:p>1.024685321</text:p>
          </table:table-cell>
          <table:table-cell office:value-type="float" office:value="-4.3305355748527716E-2" table:style-name="ce1">
            <text:p>-0.043305356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418123238533" table:style-name="ce1">
            <text:p>1.019641812</text:p>
          </table:table-cell>
          <table:table-cell office:value-type="float" office:value="0.14711429081135394" table:style-name="ce1">
            <text:p>0.14711429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453918761863" table:style-name="ce1">
            <text:p>1.021945392</text:p>
          </table:table-cell>
          <table:table-cell office:value-type="float" office:value="9.5522646650037832E-2" table:style-name="ce1">
            <text:p>0.095522647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341363188711" table:style-name="ce1">
            <text:p>1.015034136</text:p>
          </table:table-cell>
          <table:table-cell office:value-type="float" office:value="0.11295747920081946" table:style-name="ce1">
            <text:p>0.112957479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1861166606776" table:style-name="ce1">
            <text:p>1.024186117</text:p>
          </table:table-cell>
          <table:table-cell office:value-type="float" office:value="-6.2641906416716645E-2" table:style-name="ce1">
            <text:p>-0.062641906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901594387843" table:style-name="ce1">
            <text:p>1.012590159</text:p>
          </table:table-cell>
          <table:table-cell office:value-type="float" office:value="0.22689746364324473" table:style-name="ce1">
            <text:p>0.226897464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0333566082915" table:style-name="ce1">
            <text:p>1.028033357</text:p>
          </table:table-cell>
          <table:table-cell office:value-type="float" office:value="2.7458654385988695E-2" table:style-name="ce1">
            <text:p>0.027458654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3397690979322" table:style-name="ce1">
            <text:p>1.017339769</text:p>
          </table:table-cell>
          <table:table-cell office:value-type="float" office:value="0.11303430546416363" table:style-name="ce1">
            <text:p>0.113034305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11338842637551" table:style-name="ce1">
            <text:p>0.966113388</text:p>
          </table:table-cell>
          <table:table-cell office:value-type="float" office:value="0.40274782519997204" table:style-name="ce1">
            <text:p>0.402747825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9508303346777" table:style-name="ce1">
            <text:p>1.02095083</text:p>
          </table:table-cell>
          <table:table-cell office:value-type="float" office:value="-7.4973942399556556E-2" table:style-name="ce1">
            <text:p>-0.074973942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967693395062" table:style-name="ce1">
            <text:p>1.022196769</text:p>
          </table:table-cell>
          <table:table-cell office:value-type="float" office:value="-8.0987188813271854E-2" table:style-name="ce1">
            <text:p>-0.080987189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762754776816" table:style-name="ce1">
            <text:p>1.017576275</text:p>
          </table:table-cell>
          <table:table-cell office:value-type="float" office:value="0.12314025980551327" table:style-name="ce1">
            <text:p>0.12314026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593031819653" table:style-name="ce1">
            <text:p>1.020559303</text:p>
          </table:table-cell>
          <table:table-cell office:value-type="float" office:value="-7.6198875902085711E-2" table:style-name="ce1">
            <text:p>-0.076198876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360036592746" table:style-name="ce1">
            <text:p>1.023736004</text:p>
          </table:table-cell>
          <table:table-cell office:value-type="float" office:value="-6.9611815173416219E-2" table:style-name="ce1">
            <text:p>-0.069611815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687973868986" table:style-name="ce1">
            <text:p>1.020768797</text:p>
          </table:table-cell>
          <table:table-cell office:value-type="float" office:value="0.14909601698672192" table:style-name="ce1">
            <text:p>0.149096017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522318707843" table:style-name="ce1">
            <text:p>1.019852232</text:p>
          </table:table-cell>
          <table:table-cell office:value-type="float" office:value="0.14914394103744116" table:style-name="ce1">
            <text:p>0.14914394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821493525344" table:style-name="ce1">
            <text:p>1.020782149</text:p>
          </table:table-cell>
          <table:table-cell office:value-type="float" office:value="0.15310337541419519" table:style-name="ce1">
            <text:p>0.153103375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76255997761536" table:style-name="ce1">
            <text:p>0.9776256</text:p>
          </table:table-cell>
          <table:table-cell office:value-type="float" office:value="0.36688121601182561" table:style-name="ce1">
            <text:p>0.366881216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1121521343947" table:style-name="ce1">
            <text:p>1.021112152</text:p>
          </table:table-cell>
          <table:table-cell office:value-type="float" office:value="-4.0119605724192216E-2" table:style-name="ce1">
            <text:p>-0.040119606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9665412456808" table:style-name="ce1">
            <text:p>1.022966541</text:p>
          </table:table-cell>
          <table:table-cell office:value-type="float" office:value="0.16880075678695614" table:style-name="ce1">
            <text:p>0.168800757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091117561196" table:style-name="ce1">
            <text:p>1.020309112</text:p>
          </table:table-cell>
          <table:table-cell office:value-type="float" office:value="0.16014105178697347" table:style-name="ce1">
            <text:p>0.160141052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049523694429" table:style-name="ce1">
            <text:p>1.018504952</text:p>
          </table:table-cell>
          <table:table-cell office:value-type="float" office:value="0.12866709757711475" table:style-name="ce1">
            <text:p>0.128667098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081679792375" table:style-name="ce1">
            <text:p>1.01708168</text:p>
          </table:table-cell>
          <table:table-cell office:value-type="float" office:value="0.11354477808653647" table:style-name="ce1">
            <text:p>0.113544778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157711485771" table:style-name="ce1">
            <text:p>1.024315771</text:p>
          </table:table-cell>
          <table:table-cell office:value-type="float" office:value="9.267929097860042E-2" table:style-name="ce1">
            <text:p>0.09267929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0215717861499" table:style-name="ce1">
            <text:p>1.027021572</text:p>
          </table:table-cell>
          <table:table-cell office:value-type="float" office:value="4.4840730211565406E-2" table:style-name="ce1">
            <text:p>0.04484073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8940001847913" table:style-name="ce1">
            <text:p>1.014894</text:p>
          </table:table-cell>
          <table:table-cell office:value-type="float" office:value="0.14570606846975576" table:style-name="ce1">
            <text:p>0.145706068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86630475082116" table:style-name="ce1">
            <text:p>0.989866305</text:p>
          </table:table-cell>
          <table:table-cell office:value-type="float" office:value="0.28795747727564602" table:style-name="ce1">
            <text:p>0.287957477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5939418580382" table:style-name="ce1">
            <text:p>1.023593942</text:p>
          </table:table-cell>
          <table:table-cell office:value-type="float" office:value="-4.9703945432160175E-2" table:style-name="ce1">
            <text:p>-0.049703945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5537843618477" table:style-name="ce1">
            <text:p>1.014553784</text:p>
          </table:table-cell>
          <table:table-cell office:value-type="float" office:value="0.18950205444019202" table:style-name="ce1">
            <text:p>0.189502054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254106369135" table:style-name="ce1">
            <text:p>1.020625411</text:p>
          </table:table-cell>
          <table:table-cell office:value-type="float" office:value="-7.5308240998126316E-2" table:style-name="ce1">
            <text:p>-0.07530824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21138396927598" table:style-name="ce1">
            <text:p>0.980211384</text:p>
          </table:table-cell>
          <table:table-cell office:value-type="float" office:value="0.33445497863993101" table:style-name="ce1">
            <text:p>0.334454979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5133881568832" table:style-name="ce1">
            <text:p>1.025513388</text:p>
          </table:table-cell>
          <table:table-cell office:value-type="float" office:value="8.3411634146499963E-2" table:style-name="ce1">
            <text:p>0.083411634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0537316805782" table:style-name="ce1">
            <text:p>1.006053732</text:p>
          </table:table-cell>
          <table:table-cell office:value-type="float" office:value="0.22358946525179343" table:style-name="ce1">
            <text:p>0.223589465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3612041931611" table:style-name="ce1">
            <text:p>1.040361204</text:p>
          </table:table-cell>
          <table:table-cell office:value-type="float" office:value="-4.1785222384901191E-2" table:style-name="ce1">
            <text:p>-0.041785222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1249084633177" table:style-name="ce1">
            <text:p>1.024124908</text:p>
          </table:table-cell>
          <table:table-cell office:value-type="float" office:value="0.1660554782745845" table:style-name="ce1">
            <text:p>0.166055478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148911808029" table:style-name="ce1">
            <text:p>1.041814891</text:p>
          </table:table-cell>
          <table:table-cell office:value-type="float" office:value="-1.9640074183455321E-2" table:style-name="ce1">
            <text:p>-0.019640074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573524697986" table:style-name="ce1">
            <text:p>1.041573525</text:p>
          </table:table-cell>
          <table:table-cell office:value-type="float" office:value="7.8133492486987532E-2" table:style-name="ce1">
            <text:p>0.078133492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113157917164" table:style-name="ce1">
            <text:p>1.039113158</text:p>
          </table:table-cell>
          <table:table-cell office:value-type="float" office:value="-5.1730117372951627E-2" table:style-name="ce1">
            <text:p>-0.051730117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9615264351154" table:style-name="ce1">
            <text:p>1.039961526</text:p>
          </table:table-cell>
          <table:table-cell office:value-type="float" office:value="4.176916966788817E-2" table:style-name="ce1">
            <text:p>0.04176917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1574041351344" table:style-name="ce1">
            <text:p>1.039157404</text:p>
          </table:table-cell>
          <table:table-cell office:value-type="float" office:value="-5.6642558479723978E-2" table:style-name="ce1">
            <text:p>-0.056642558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1106807369501" table:style-name="ce1">
            <text:p>1.039110681</text:p>
          </table:table-cell>
          <table:table-cell office:value-type="float" office:value="-6.1006583074220334E-2" table:style-name="ce1">
            <text:p>-0.061006583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8857642618954" table:style-name="ce1">
            <text:p>1.022885764</text:p>
          </table:table-cell>
          <table:table-cell office:value-type="float" office:value="0.19549596740178096" table:style-name="ce1">
            <text:p>0.195495967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4751139978139" table:style-name="ce1">
            <text:p>1.042475114</text:p>
          </table:table-cell>
          <table:table-cell office:value-type="float" office:value="-2.1654715312026555E-2" table:style-name="ce1">
            <text:p>-0.021654715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4321265358884" table:style-name="ce1">
            <text:p>1.026432127</text:p>
          </table:table-cell>
          <table:table-cell office:value-type="float" office:value="0.20137797698609916" table:style-name="ce1">
            <text:p>0.201377977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748000130719" table:style-name="ce1">
            <text:p>1.0219748</text:p>
          </table:table-cell>
          <table:table-cell office:value-type="float" office:value="0.21331551312138933" table:style-name="ce1">
            <text:p>0.213315513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777741075174" table:style-name="ce1">
            <text:p>1.023077774</text:p>
          </table:table-cell>
          <table:table-cell office:value-type="float" office:value="0.18684717853692023" table:style-name="ce1">
            <text:p>0.186847179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596227730501" table:style-name="ce1">
            <text:p>1.024596228</text:p>
          </table:table-cell>
          <table:table-cell office:value-type="float" office:value="0.17716266570704858" table:style-name="ce1">
            <text:p>0.177162666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693090301471" table:style-name="ce1">
            <text:p>1.024669309</text:p>
          </table:table-cell>
          <table:table-cell office:value-type="float" office:value="0.1749658741917437" table:style-name="ce1">
            <text:p>0.174965874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6886207496726" table:style-name="ce1">
            <text:p>1.038688621</text:p>
          </table:table-cell>
          <table:table-cell office:value-type="float" office:value="0.13324334551917683" table:style-name="ce1">
            <text:p>0.133243346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2942721796323" table:style-name="ce1">
            <text:p>1.019294272</text:p>
          </table:table-cell>
          <table:table-cell office:value-type="float" office:value="0.24057530359908769" table:style-name="ce1">
            <text:p>0.240575304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8747588489496" table:style-name="ce1">
            <text:p>1.039874759</text:p>
          </table:table-cell>
          <table:table-cell office:value-type="float" office:value="-5.0494513650880132E-2" table:style-name="ce1">
            <text:p>-0.050494514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1789439007549" table:style-name="ce1">
            <text:p>1.040178944</text:p>
          </table:table-cell>
          <table:table-cell office:value-type="float" office:value="0.11208124136317464" table:style-name="ce1">
            <text:p>0.112081241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6873176124708" table:style-name="ce1">
            <text:p>1.041687318</text:p>
          </table:table-cell>
          <table:table-cell office:value-type="float" office:value="0.1043414698254493" table:style-name="ce1">
            <text:p>0.10434147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0999841126785" table:style-name="ce1">
            <text:p>1.043099984</text:p>
          </table:table-cell>
          <table:table-cell office:value-type="float" office:value="-1.820552933512416E-4" table:style-name="ce1">
            <text:p>-0.000182055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5810915844573" table:style-name="ce1">
            <text:p>1.032581092</text:p>
          </table:table-cell>
          <table:table-cell office:value-type="float" office:value="0.14346616082634486" table:style-name="ce1">
            <text:p>0.14346616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267210682168" table:style-name="ce1">
            <text:p>1.022226721</text:p>
          </table:table-cell>
          <table:table-cell office:value-type="float" office:value="-8.6737193487696873E-2" table:style-name="ce1">
            <text:p>-0.086737193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736315688456" table:style-name="ce1">
            <text:p>1.031736316</text:p>
          </table:table-cell>
          <table:table-cell office:value-type="float" office:value="0.17154295348282494" table:style-name="ce1">
            <text:p>0.171542953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442105065077" table:style-name="ce1">
            <text:p>1.020644211</text:p>
          </table:table-cell>
          <table:table-cell office:value-type="float" office:value="0.20987947865274412" table:style-name="ce1">
            <text:p>0.209879479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059138513251" table:style-name="ce1">
            <text:p>1.041805914</text:p>
          </table:table-cell>
          <table:table-cell office:value-type="float" office:value="1.4001709338700636E-2" table:style-name="ce1">
            <text:p>0.014001709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0615674599585" table:style-name="ce1">
            <text:p>1.010061567</text:p>
          </table:table-cell>
          <table:table-cell office:value-type="float" office:value="0.2831547808890606" table:style-name="ce1">
            <text:p>0.28315478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272242077053" table:style-name="ce1">
            <text:p>1.026327224</text:p>
          </table:table-cell>
          <table:table-cell office:value-type="float" office:value="-8.690471132284322E-2" table:style-name="ce1">
            <text:p>-0.08690471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3164401591894" table:style-name="ce1">
            <text:p>1.00531644</text:p>
          </table:table-cell>
          <table:table-cell office:value-type="float" office:value="0.15437378386777525" table:style-name="ce1">
            <text:p>0.154373784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7293616592723" table:style-name="ce1">
            <text:p>1.018729362</text:p>
          </table:table-cell>
          <table:table-cell office:value-type="float" office:value="-6.498559604475046E-2" table:style-name="ce1">
            <text:p>-0.064985596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566712778675" table:style-name="ce1">
            <text:p>1.019056671</text:p>
          </table:table-cell>
          <table:table-cell office:value-type="float" office:value="-0.12422182064384667" table:style-name="ce1">
            <text:p>-0.12422182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64947686058" table:style-name="ce1">
            <text:p>1.025064948</text:p>
          </table:table-cell>
          <table:table-cell office:value-type="float" office:value="5.4259589248161794E-2" table:style-name="ce1">
            <text:p>0.054259589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02915016042" table:style-name="ce1">
            <text:p>1.015302915</text:p>
          </table:table-cell>
          <table:table-cell office:value-type="float" office:value="-0.13240544082449091" table:style-name="ce1">
            <text:p>-0.13240544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5834997644315" table:style-name="ce1">
            <text:p>1.0195835</text:p>
          </table:table-cell>
          <table:table-cell office:value-type="float" office:value="-0.13513599449485592" table:style-name="ce1">
            <text:p>-0.135135994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1930669122408" table:style-name="ce1">
            <text:p>1.032193067</text:p>
          </table:table-cell>
          <table:table-cell office:value-type="float" office:value="-3.7832021228395448E-3" table:style-name="ce1">
            <text:p>-0.003783202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0841994915458" table:style-name="ce1">
            <text:p>0.982084199</text:p>
          </table:table-cell>
          <table:table-cell office:value-type="float" office:value="0.2791981824959639" table:style-name="ce1">
            <text:p>0.279198182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120962405635" table:style-name="ce1">
            <text:p>1.017112096</text:p>
          </table:table-cell>
          <table:table-cell office:value-type="float" office:value="8.3085700822261022E-2" table:style-name="ce1">
            <text:p>0.08308570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6732129325101" table:style-name="ce1">
            <text:p>1.003673213</text:p>
          </table:table-cell>
          <table:table-cell office:value-type="float" office:value="-0.1584275596029058" table:style-name="ce1">
            <text:p>-0.15842756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585456053148" table:style-name="ce1">
            <text:p>1.022158546</text:p>
          </table:table-cell>
          <table:table-cell office:value-type="float" office:value="0.10364684098431438" table:style-name="ce1">
            <text:p>0.10364684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5846082055804" table:style-name="ce1">
            <text:p>1.033584608</text:p>
          </table:table-cell>
          <table:table-cell office:value-type="float" office:value="-9.9887024585361667E-2" table:style-name="ce1">
            <text:p>-0.099887025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194672764574" table:style-name="ce1">
            <text:p>1.027194673</text:p>
          </table:table-cell>
          <table:table-cell office:value-type="float" office:value="5.5630874917438344E-2" table:style-name="ce1">
            <text:p>0.055630875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190314517821" table:style-name="ce1">
            <text:p>1.006190315</text:p>
          </table:table-cell>
          <table:table-cell office:value-type="float" office:value="-0.19175907011280682" table:style-name="ce1">
            <text:p>-0.19175907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8817082589141" table:style-name="ce1">
            <text:p>1.038881708</text:p>
          </table:table-cell>
          <table:table-cell office:value-type="float" office:value="6.1649205218147944E-3" table:style-name="ce1">
            <text:p>0.00616492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472926086284" table:style-name="ce1">
            <text:p>1.019747293</text:p>
          </table:table-cell>
          <table:table-cell office:value-type="float" office:value="-0.15658974812347237" table:style-name="ce1">
            <text:p>-0.156589748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0846723301004" table:style-name="ce1">
            <text:p>1.029084672</text:p>
          </table:table-cell>
          <table:table-cell office:value-type="float" office:value="-4.0972517316487336E-2" table:style-name="ce1">
            <text:p>-0.040972517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8992117495432" table:style-name="ce1">
            <text:p>1.020899212</text:p>
          </table:table-cell>
          <table:table-cell office:value-type="float" office:value="-9.3807459453720113E-2" table:style-name="ce1">
            <text:p>-0.093807459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280323195658" table:style-name="ce1">
            <text:p>1.024328032</text:p>
          </table:table-cell>
          <table:table-cell office:value-type="float" office:value="-0.10206097297364268" table:style-name="ce1">
            <text:p>-0.102060973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582150534896" table:style-name="ce1">
            <text:p>1.021758215</text:p>
          </table:table-cell>
          <table:table-cell office:value-type="float" office:value="0.10847303798966483" table:style-name="ce1">
            <text:p>0.108473038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106202604814" table:style-name="ce1">
            <text:p>1.02131062</text:p>
          </table:table-cell>
          <table:table-cell office:value-type="float" office:value="0.14462664672580533" table:style-name="ce1">
            <text:p>0.144626647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477585035776" table:style-name="ce1">
            <text:p>1.027477585</text:p>
          </table:table-cell>
          <table:table-cell office:value-type="float" office:value="6.1223379921805404E-2" table:style-name="ce1">
            <text:p>0.06122338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4043333911864" table:style-name="ce1">
            <text:p>1.015404333</text:p>
          </table:table-cell>
          <table:table-cell office:value-type="float" office:value="5.6947692933077734E-2" table:style-name="ce1">
            <text:p>0.056947693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786473586931" table:style-name="ce1">
            <text:p>1.026878647</text:p>
          </table:table-cell>
          <table:table-cell office:value-type="float" office:value="-6.1187691562771991E-2" table:style-name="ce1">
            <text:p>-0.061187692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163797573507" table:style-name="ce1">
            <text:p>1.01221638</text:p>
          </table:table-cell>
          <table:table-cell office:value-type="float" office:value="4.6849659026753566E-2" table:style-name="ce1">
            <text:p>0.046849659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41946762069" table:style-name="ce1">
            <text:p>1.017141947</text:p>
          </table:table-cell>
          <table:table-cell office:value-type="float" office:value="0.15310199259666182" table:style-name="ce1">
            <text:p>0.153101993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14480376596" table:style-name="ce1">
            <text:p>1.02221448</text:p>
          </table:table-cell>
          <table:table-cell office:value-type="float" office:value="7.6860692869668512E-2" table:style-name="ce1">
            <text:p>0.076860693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8394362798492" table:style-name="ce1">
            <text:p>1.018839436</text:p>
          </table:table-cell>
          <table:table-cell office:value-type="float" office:value="-0.12184996134984732" table:style-name="ce1">
            <text:p>-0.12184996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8786945305485" table:style-name="ce1">
            <text:p>1.015878695</text:p>
          </table:table-cell>
          <table:table-cell office:value-type="float" office:value="-0.15999074347882866" table:style-name="ce1">
            <text:p>-0.159990743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329770263896" table:style-name="ce1">
            <text:p>1.020532977</text:p>
          </table:table-cell>
          <table:table-cell office:value-type="float" office:value="0.12367878881059151" table:style-name="ce1">
            <text:p>0.123678789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2544313110332" table:style-name="ce1">
            <text:p>1.019254431</text:p>
          </table:table-cell>
          <table:table-cell office:value-type="float" office:value="9.742491597544288E-2" table:style-name="ce1">
            <text:p>0.097424916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921765013737" table:style-name="ce1">
            <text:p>1.017992177</text:p>
          </table:table-cell>
          <table:table-cell office:value-type="float" office:value="-0.13420196936705472" table:style-name="ce1">
            <text:p>-0.134201969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5853174751389" table:style-name="ce1">
            <text:p>1.004585317</text:p>
          </table:table-cell>
          <table:table-cell office:value-type="float" office:value="-0.17316090757839783" table:style-name="ce1">
            <text:p>-0.173160908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6914725675171" table:style-name="ce1">
            <text:p>1.010691473</text:p>
          </table:table-cell>
          <table:table-cell office:value-type="float" office:value="-0.16641285190544619" table:style-name="ce1">
            <text:p>-0.166412852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1709854060713" table:style-name="ce1">
            <text:p>1.025170985</text:p>
          </table:table-cell>
          <table:table-cell office:value-type="float" office:value="0.11499135046404536" table:style-name="ce1">
            <text:p>0.11499135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1701139501171" table:style-name="ce1">
            <text:p>1.010170114</text:p>
          </table:table-cell>
          <table:table-cell office:value-type="float" office:value="-0.12439124117881947" table:style-name="ce1">
            <text:p>-0.12439124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860211563347" table:style-name="ce1">
            <text:p>1.022186021</text:p>
          </table:table-cell>
          <table:table-cell office:value-type="float" office:value="0.11104493753693269" table:style-name="ce1">
            <text:p>0.111044938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456268389619" table:style-name="ce1">
            <text:p>1.018456268</text:p>
          </table:table-cell>
          <table:table-cell office:value-type="float" office:value="0.12252538258619036" table:style-name="ce1">
            <text:p>0.122525383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9467776154656" table:style-name="ce1">
            <text:p>1.011946778</text:p>
          </table:table-cell>
          <table:table-cell office:value-type="float" office:value="-0.12712092382324508" table:style-name="ce1">
            <text:p>-0.127120924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620512522498" table:style-name="ce1">
            <text:p>1.022262051</text:p>
          </table:table-cell>
          <table:table-cell office:value-type="float" office:value="-8.5123078947737449E-2" table:style-name="ce1">
            <text:p>-0.085123079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86919076922819" table:style-name="ce1">
            <text:p>0.987869191</text:p>
          </table:table-cell>
          <table:table-cell office:value-type="float" office:value="0.20044565829408811" table:style-name="ce1">
            <text:p>0.200445658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5098643396038" table:style-name="ce1">
            <text:p>1.000509864</text:p>
          </table:table-cell>
          <table:table-cell office:value-type="float" office:value="-0.22364045107973538" table:style-name="ce1">
            <text:p>-0.22364045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750737721597" table:style-name="ce1">
            <text:p>1.004750738</text:p>
          </table:table-cell>
          <table:table-cell office:value-type="float" office:value="0.14246050346642211" table:style-name="ce1">
            <text:p>0.142460503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64105497777" table:style-name="ce1">
            <text:p>1.016664105</text:p>
          </table:table-cell>
          <table:table-cell office:value-type="float" office:value="0.1145762043026598" table:style-name="ce1">
            <text:p>0.114576204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250913219662" table:style-name="ce1">
            <text:p>1.012125091</text:p>
          </table:table-cell>
          <table:table-cell office:value-type="float" office:value="0.13432721063322042" table:style-name="ce1">
            <text:p>0.13432721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791586336998592" table:style-name="ce1">
            <text:p>0.967915863</text:p>
          </table:table-cell>
          <table:table-cell office:value-type="float" office:value="0.35248388819453119" table:style-name="ce1">
            <text:p>0.352483888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5507107054553" table:style-name="ce1">
            <text:p>1.015550711</text:p>
          </table:table-cell>
          <table:table-cell office:value-type="float" office:value="-8.6170725804328552E-2" table:style-name="ce1">
            <text:p>-0.086170726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343800060772" table:style-name="ce1">
            <text:p>1.01983438</text:p>
          </table:table-cell>
          <table:table-cell office:value-type="float" office:value="0.15132361797690358" table:style-name="ce1">
            <text:p>0.151323618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30714632565" table:style-name="ce1">
            <text:p>1.013230715</text:p>
          </table:table-cell>
          <table:table-cell office:value-type="float" office:value="0.14673090650977996" table:style-name="ce1">
            <text:p>0.146730907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813436706319" table:style-name="ce1">
            <text:p>1.020681344</text:p>
          </table:table-cell>
          <table:table-cell office:value-type="float" office:value="4.3314601264624726E-2" table:style-name="ce1">
            <text:p>0.04331460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105538312312" table:style-name="ce1">
            <text:p>1.025710554</text:p>
          </table:table-cell>
          <table:table-cell office:value-type="float" office:value="9.7138816954033314E-2" table:style-name="ce1">
            <text:p>0.097138817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790024044927" table:style-name="ce1">
            <text:p>1.016879002</text:p>
          </table:table-cell>
          <table:table-cell office:value-type="float" office:value="-0.18516493855167068" table:style-name="ce1">
            <text:p>-0.185164939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5219670805278" table:style-name="ce1">
            <text:p>1.025521967</text:p>
          </table:table-cell>
          <table:table-cell office:value-type="float" office:value="0.13446629702377103" table:style-name="ce1">
            <text:p>0.134466297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854810346287" table:style-name="ce1">
            <text:p>1.023785481</text:p>
          </table:table-cell>
          <table:table-cell office:value-type="float" office:value="3.8256225933744489E-2" table:style-name="ce1">
            <text:p>0.038256226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237693045103" table:style-name="ce1">
            <text:p>1.013323769</text:p>
          </table:table-cell>
          <table:table-cell office:value-type="float" office:value="0.11563281784380951" table:style-name="ce1">
            <text:p>0.115632818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80528516398792" table:style-name="ce1">
            <text:p>0.997805285</text:p>
          </table:table-cell>
          <table:table-cell office:value-type="float" office:value="0.23366568618180247" table:style-name="ce1">
            <text:p>0.233665686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902332194737" table:style-name="ce1">
            <text:p>1.025990233</text:p>
          </table:table-cell>
          <table:table-cell office:value-type="float" office:value="-4.4767553261499818E-3" table:style-name="ce1">
            <text:p>-0.004476755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404936379594242" table:style-name="ce1">
            <text:p>0.974049364</text:p>
          </table:table-cell>
          <table:table-cell office:value-type="float" office:value="0.25862845336257934" table:style-name="ce1">
            <text:p>0.258628453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848803769878" table:style-name="ce1">
            <text:p>1.01968488</text:p>
          </table:table-cell>
          <table:table-cell office:value-type="float" office:value="-0.11275440004970134" table:style-name="ce1">
            <text:p>-0.1127544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47210843173939" table:style-name="ce1">
            <text:p>0.992472108</text:p>
          </table:table-cell>
          <table:table-cell office:value-type="float" office:value="0.1796470817604823" table:style-name="ce1">
            <text:p>0.179647082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995799596779" table:style-name="ce1">
            <text:p>1.02429958</text:p>
          </table:table-cell>
          <table:table-cell office:value-type="float" office:value="-9.2858066393972927E-2" table:style-name="ce1">
            <text:p>-0.092858066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3200155748167" table:style-name="ce1">
            <text:p>1.022320016</text:p>
          </table:table-cell>
          <table:table-cell office:value-type="float" office:value="-0.13350200655835218" table:style-name="ce1">
            <text:p>-0.133502007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556664394995" table:style-name="ce1">
            <text:p>1.022555666</text:p>
          </table:table-cell>
          <table:table-cell office:value-type="float" office:value="6.4692109507040366E-2" table:style-name="ce1">
            <text:p>0.0646921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44303821189" table:style-name="ce1">
            <text:p>1.024644304</text:p>
          </table:table-cell>
          <table:table-cell office:value-type="float" office:value="4.8679468431680459E-2" table:style-name="ce1">
            <text:p>0.048679468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39768938569428" table:style-name="ce1">
            <text:p>0.986397689</text:p>
          </table:table-cell>
          <table:table-cell office:value-type="float" office:value="0.20463225155034481" table:style-name="ce1">
            <text:p>0.204632252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2322208831773" table:style-name="ce1">
            <text:p>1.010232221</text:p>
          </table:table-cell>
          <table:table-cell office:value-type="float" office:value="0.24365446823205006" table:style-name="ce1">
            <text:p>0.243654468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0844516323836" table:style-name="ce1">
            <text:p>1.011084452</text:p>
          </table:table-cell>
          <table:table-cell office:value-type="float" office:value="0.23528672225019923" table:style-name="ce1">
            <text:p>0.235286722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5339252189" table:style-name="ce1">
            <text:p>1.011553393</text:p>
          </table:table-cell>
          <table:table-cell office:value-type="float" office:value="-9.7105137585639829E-3" table:style-name="ce1">
            <text:p>-0.009710514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53397129193" table:style-name="ce1">
            <text:p>1.011453397</text:p>
          </table:table-cell>
          <table:table-cell office:value-type="float" office:value="-9.7095538422177444E-3" table:style-name="ce1">
            <text:p>-0.009709554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7565585299492" table:style-name="ce1">
            <text:p>1.010756559</text:p>
          </table:table-cell>
          <table:table-cell office:value-type="float" office:value="0.24826562264778698" table:style-name="ce1">
            <text:p>0.248265623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3676571539096" table:style-name="ce1">
            <text:p>1.005367657</text:p>
          </table:table-cell>
          <table:table-cell office:value-type="float" office:value="0.21259735169766122" table:style-name="ce1">
            <text:p>0.212597352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391845226114" table:style-name="ce1">
            <text:p>1.013239185</text:p>
          </table:table-cell>
          <table:table-cell office:value-type="float" office:value="0.22444419116554012" table:style-name="ce1">
            <text:p>0.224444191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5015482826131" table:style-name="ce1">
            <text:p>1.025501548</text:p>
          </table:table-cell>
          <table:table-cell office:value-type="float" office:value="-0.10633707946884383" table:style-name="ce1">
            <text:p>-0.106337079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2705650280075" table:style-name="ce1">
            <text:p>1.016270565</text:p>
          </table:table-cell>
          <table:table-cell office:value-type="float" office:value="0.15551124929616608" table:style-name="ce1">
            <text:p>0.155511249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2540066233547" table:style-name="ce1">
            <text:p>1.010254007</text:p>
          </table:table-cell>
          <table:table-cell office:value-type="float" office:value="0.24142189648302101" table:style-name="ce1">
            <text:p>0.241421896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097201134496" table:style-name="ce1">
            <text:p>1.01250972</text:p>
          </table:table-cell>
          <table:table-cell office:value-type="float" office:value="0.21410762871925806" table:style-name="ce1">
            <text:p>0.214107629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7239539780103" table:style-name="ce1">
            <text:p>1.029723954</text:p>
          </table:table-cell>
          <table:table-cell office:value-type="float" office:value="-9.8244280260442032E-2" table:style-name="ce1">
            <text:p>-0.09824428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6463021943052" table:style-name="ce1">
            <text:p>1.021646302</text:p>
          </table:table-cell>
          <table:table-cell office:value-type="float" office:value="-0.1176664489678452" table:style-name="ce1">
            <text:p>-0.117666449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5215637605313" table:style-name="ce1">
            <text:p>1.021521564</text:p>
          </table:table-cell>
          <table:table-cell office:value-type="float" office:value="-1.2659177391871064E-2" table:style-name="ce1">
            <text:p>-0.012659177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5215637605313" table:style-name="ce1">
            <text:p>1.021521564</text:p>
          </table:table-cell>
          <table:table-cell office:value-type="float" office:value="-1.2659177391871064E-2" table:style-name="ce1">
            <text:p>-0.012659177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5215637605313" table:style-name="ce1">
            <text:p>1.021521564</text:p>
          </table:table-cell>
          <table:table-cell office:value-type="float" office:value="-1.2659177391871064E-2" table:style-name="ce1">
            <text:p>-0.012659177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311159974661" table:style-name="ce1">
            <text:p>1.015331116</text:p>
          </table:table-cell>
          <table:table-cell office:value-type="float" office:value="0.11209359877950276" table:style-name="ce1">
            <text:p>0.112093599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990494184481823" table:style-name="ce1">
            <text:p>0.959904942</text:p>
          </table:table-cell>
          <table:table-cell office:value-type="float" office:value="0.42256826977648937" table:style-name="ce1">
            <text:p>0.42256827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334018677696166" table:style-name="ce1">
            <text:p>0.973340187</text:p>
          </table:table-cell>
          <table:table-cell office:value-type="float" office:value="0.3761663605440943" table:style-name="ce1">
            <text:p>0.37616636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8641607201" table:style-name="ce1">
            <text:p>1.016186416</text:p>
          </table:table-cell>
          <table:table-cell office:value-type="float" office:value="0.11524086857848397" table:style-name="ce1">
            <text:p>0.115240869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8097131248328" table:style-name="ce1">
            <text:p>1.008809713</text:p>
          </table:table-cell>
          <table:table-cell office:value-type="float" office:value="0.2644680939262658" table:style-name="ce1">
            <text:p>0.264468094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886955587818" table:style-name="ce1">
            <text:p>1.030886956</text:p>
          </table:table-cell>
          <table:table-cell office:value-type="float" office:value="8.6384806528000999E-2" table:style-name="ce1">
            <text:p>0.086384807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7246627816435" table:style-name="ce1">
            <text:p>1.006724663</text:p>
          </table:table-cell>
          <table:table-cell office:value-type="float" office:value="0.28905399728629627" table:style-name="ce1">
            <text:p>0.289053997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6760238160867" table:style-name="ce1">
            <text:p>1.001676024</text:p>
          </table:table-cell>
          <table:table-cell office:value-type="float" office:value="0.3094958857755532" table:style-name="ce1">
            <text:p>0.309495886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522082140357" table:style-name="ce1">
            <text:p>1.028252208</text:p>
          </table:table-cell>
          <table:table-cell office:value-type="float" office:value="2.6746145572014171E-2" table:style-name="ce1">
            <text:p>0.026746146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04308095593416" table:style-name="ce1">
            <text:p>0.966043081</text:p>
          </table:table-cell>
          <table:table-cell office:value-type="float" office:value="0.40291643766067226" table:style-name="ce1">
            <text:p>0.402916438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04308095593416" table:style-name="ce1">
            <text:p>0.966043081</text:p>
          </table:table-cell>
          <table:table-cell office:value-type="float" office:value="0.40291643766067226" table:style-name="ce1">
            <text:p>0.402916438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04308095593416" table:style-name="ce1">
            <text:p>0.966043081</text:p>
          </table:table-cell>
          <table:table-cell office:value-type="float" office:value="0.40291643766067226" table:style-name="ce1">
            <text:p>0.402916438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592425599134324" table:style-name="ce1">
            <text:p>0.965924256</text:p>
          </table:table-cell>
          <table:table-cell office:value-type="float" office:value="0.4034607436759739" table:style-name="ce1">
            <text:p>0.403460744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421143691854" table:style-name="ce1">
            <text:p>1.021742114</text:p>
          </table:table-cell>
          <table:table-cell office:value-type="float" office:value="-7.2343221689294038E-2" table:style-name="ce1">
            <text:p>-0.072343222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363802030721" table:style-name="ce1">
            <text:p>1.02143638</text:p>
          </table:table-cell>
          <table:table-cell office:value-type="float" office:value="-7.5188836921748714E-2" table:style-name="ce1">
            <text:p>-0.075188837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427596758527" table:style-name="ce1">
            <text:p>1.02074276</text:p>
          </table:table-cell>
          <table:table-cell office:value-type="float" office:value="0.14927417247911548" table:style-name="ce1">
            <text:p>0.149274172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427596758527" table:style-name="ce1">
            <text:p>1.02074276</text:p>
          </table:table-cell>
          <table:table-cell office:value-type="float" office:value="0.14927417247911548" table:style-name="ce1">
            <text:p>0.149274172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8331510821013" table:style-name="ce1">
            <text:p>1.017833151</text:p>
          </table:table-cell>
          <table:table-cell office:value-type="float" office:value="0.11668730247237906" table:style-name="ce1">
            <text:p>0.116687302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897386264323" table:style-name="ce1">
            <text:p>1.018189739</text:p>
          </table:table-cell>
          <table:table-cell office:value-type="float" office:value="0.11708828359762212" table:style-name="ce1">
            <text:p>0.117088284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888501600267" table:style-name="ce1">
            <text:p>1.017888502</text:p>
          </table:table-cell>
          <table:table-cell office:value-type="float" office:value="0.11795375496338804" table:style-name="ce1">
            <text:p>0.117953755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3811310761106" table:style-name="ce1">
            <text:p>1.018381131</text:p>
          </table:table-cell>
          <table:table-cell office:value-type="float" office:value="0.1189115716326281" table:style-name="ce1">
            <text:p>0.118911572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593442661523" table:style-name="ce1">
            <text:p>1.019659344</text:p>
          </table:table-cell>
          <table:table-cell office:value-type="float" office:value="0.15384492728302684" table:style-name="ce1">
            <text:p>0.153844927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149514387802" table:style-name="ce1">
            <text:p>1.023814951</text:p>
          </table:table-cell>
          <table:table-cell office:value-type="float" office:value="-6.6924922192021313E-2" table:style-name="ce1">
            <text:p>-0.066924922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266164475665" table:style-name="ce1">
            <text:p>1.023826616</text:p>
          </table:table-cell>
          <table:table-cell office:value-type="float" office:value="-6.6746231755266131E-2" table:style-name="ce1">
            <text:p>-0.066746232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032552428071" table:style-name="ce1">
            <text:p>1.023803255</text:p>
          </table:table-cell>
          <table:table-cell office:value-type="float" office:value="-6.7103610590126789E-2" table:style-name="ce1">
            <text:p>-0.06710361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266164475665" table:style-name="ce1">
            <text:p>1.023826616</text:p>
          </table:table-cell>
          <table:table-cell office:value-type="float" office:value="-6.6746231755266131E-2" table:style-name="ce1">
            <text:p>-0.066746232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653689850837" table:style-name="ce1">
            <text:p>1.024965369</text:p>
          </table:table-cell>
          <table:table-cell office:value-type="float" office:value="-6.7718774215655322E-2" table:style-name="ce1">
            <text:p>-0.067718774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23904687479" table:style-name="ce1">
            <text:p>1.020323905</text:p>
          </table:table-cell>
          <table:table-cell office:value-type="float" office:value="0.16069081966091223" table:style-name="ce1">
            <text:p>0.16069082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0111617216078" table:style-name="ce1">
            <text:p>1.021011162</text:p>
          </table:table-cell>
          <table:table-cell office:value-type="float" office:value="-7.5515876740544649E-2" table:style-name="ce1">
            <text:p>-0.075515877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133070037857" table:style-name="ce1">
            <text:p>1.016713307</text:p>
          </table:table-cell>
          <table:table-cell office:value-type="float" office:value="0.11853696200521439" table:style-name="ce1">
            <text:p>0.118536962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133070037857" table:style-name="ce1">
            <text:p>1.016713307</text:p>
          </table:table-cell>
          <table:table-cell office:value-type="float" office:value="0.11853696200521439" table:style-name="ce1">
            <text:p>0.118536962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07680749541" table:style-name="ce1">
            <text:p>1.024907681</text:p>
          </table:table-cell>
          <table:table-cell office:value-type="float" office:value="-4.2777166112274063E-2" table:style-name="ce1">
            <text:p>-0.042777166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475396239499" table:style-name="ce1">
            <text:p>1.02764754</text:p>
          </table:table-cell>
          <table:table-cell office:value-type="float" office:value="8.4307439202256945E-2" table:style-name="ce1">
            <text:p>0.084307439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883379127175" table:style-name="ce1">
            <text:p>1.019788338</text:p>
          </table:table-cell>
          <table:table-cell office:value-type="float" office:value="0.14749883340968259" table:style-name="ce1">
            <text:p>0.147498833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8554848137612" table:style-name="ce1">
            <text:p>1.006855485</text:p>
          </table:table-cell>
          <table:table-cell office:value-type="float" office:value="0.29328096204910031" table:style-name="ce1">
            <text:p>0.293280962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0544430883181" table:style-name="ce1">
            <text:p>1.042054443</text:p>
          </table:table-cell>
          <table:table-cell office:value-type="float" office:value="-5.0964964827763304E-2" table:style-name="ce1">
            <text:p>-0.050964965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7009723678377" table:style-name="ce1">
            <text:p>1.041700972</text:p>
          </table:table-cell>
          <table:table-cell office:value-type="float" office:value="1.4363988579130196E-2" table:style-name="ce1">
            <text:p>0.014363989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7009723678377" table:style-name="ce1">
            <text:p>1.041700972</text:p>
          </table:table-cell>
          <table:table-cell office:value-type="float" office:value="1.4363988579130196E-2" table:style-name="ce1">
            <text:p>0.014363989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748000130719" table:style-name="ce1">
            <text:p>1.0219748</text:p>
          </table:table-cell>
          <table:table-cell office:value-type="float" office:value="0.21331551312138933" table:style-name="ce1">
            <text:p>0.213315513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63129361336" table:style-name="ce1">
            <text:p>1.022263129</text:p>
          </table:table-cell>
          <table:table-cell office:value-type="float" office:value="0.21486566582022409" table:style-name="ce1">
            <text:p>0.214865666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365730373048" table:style-name="ce1">
            <text:p>1.025236573</text:p>
          </table:table-cell>
          <table:table-cell office:value-type="float" office:value="0.21530380699542598" table:style-name="ce1">
            <text:p>0.215303807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2942721796323" table:style-name="ce1">
            <text:p>1.019294272</text:p>
          </table:table-cell>
          <table:table-cell office:value-type="float" office:value="0.24057530359908769" table:style-name="ce1">
            <text:p>0.240575304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2942721796323" table:style-name="ce1">
            <text:p>1.019294272</text:p>
          </table:table-cell>
          <table:table-cell office:value-type="float" office:value="0.24057530359908769" table:style-name="ce1">
            <text:p>0.240575304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0999841126785" table:style-name="ce1">
            <text:p>1.043099984</text:p>
          </table:table-cell>
          <table:table-cell office:value-type="float" office:value="-1.820552933512416E-4" table:style-name="ce1">
            <text:p>-0.000182055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4770420236649" table:style-name="ce1">
            <text:p>1.038477042</text:p>
          </table:table-cell>
          <table:table-cell office:value-type="float" office:value="0.14243831363007406" table:style-name="ce1">
            <text:p>0.142438314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6502881806554" table:style-name="ce1">
            <text:p>1.038650288</text:p>
          </table:table-cell>
          <table:table-cell office:value-type="float" office:value="0.14116946859091536" table:style-name="ce1">
            <text:p>0.141169469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6873176124708" table:style-name="ce1">
            <text:p>1.041687318</text:p>
          </table:table-cell>
          <table:table-cell office:value-type="float" office:value="0.1043414698254493" table:style-name="ce1">
            <text:p>0.10434147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6873176124708" table:style-name="ce1">
            <text:p>1.041687318</text:p>
          </table:table-cell>
          <table:table-cell office:value-type="float" office:value="0.1043414698254493" table:style-name="ce1">
            <text:p>0.10434147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575360147087" table:style-name="ce1">
            <text:p>1.013457536</text:p>
          </table:table-cell>
          <table:table-cell office:value-type="float" office:value="-0.13108559301080919" table:style-name="ce1">
            <text:p>-0.131085593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110729596802" table:style-name="ce1">
            <text:p>1.024911073</text:p>
          </table:table-cell>
          <table:table-cell office:value-type="float" office:value="-0.10717995393093477" table:style-name="ce1">
            <text:p>-0.107179954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852148668876" table:style-name="ce1">
            <text:p>1.021485215</text:p>
          </table:table-cell>
          <table:table-cell office:value-type="float" office:value="-0.11818987185181472" table:style-name="ce1">
            <text:p>-0.118189872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6139015779088" table:style-name="ce1">
            <text:p>1.012613902</text:p>
          </table:table-cell>
          <table:table-cell office:value-type="float" office:value="0.13745070509519147" table:style-name="ce1">
            <text:p>0.137450705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4457297470139" table:style-name="ce1">
            <text:p>1.02544573</text:p>
          </table:table-cell>
          <table:table-cell office:value-type="float" office:value="-0.10687401622290733" table:style-name="ce1">
            <text:p>-0.106874016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4020395183596" table:style-name="ce1">
            <text:p>1.03340204</text:p>
          </table:table-cell>
          <table:table-cell office:value-type="float" office:value="-8.387171584804104E-2" table:style-name="ce1">
            <text:p>-0.083871716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934006140554" table:style-name="ce1">
            <text:p>1.012193401</text:p>
          </table:table-cell>
          <table:table-cell office:value-type="float" office:value="0.18577225237735126" table:style-name="ce1">
            <text:p>0.185772252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6231585700645" table:style-name="ce1">
            <text:p>1.012623159</text:p>
          </table:table-cell>
          <table:table-cell office:value-type="float" office:value="0.14105353142543472" table:style-name="ce1">
            <text:p>0.141053531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261190153747" table:style-name="ce1">
            <text:p>1.012226119</text:p>
          </table:table-cell>
          <table:table-cell office:value-type="float" office:value="0.14027791694729691" table:style-name="ce1">
            <text:p>0.140277917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480513264063" table:style-name="ce1">
            <text:p>1.011648051</text:p>
          </table:table-cell>
          <table:table-cell office:value-type="float" office:value="0.20545439943570104" table:style-name="ce1">
            <text:p>0.205454399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6037531831792" table:style-name="ce1">
            <text:p>1.035603753</text:p>
          </table:table-cell>
          <table:table-cell office:value-type="float" office:value="-7.4778047533436032E-2" table:style-name="ce1">
            <text:p>-0.074778048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106338444691" table:style-name="ce1">
            <text:p>1.014710634</text:p>
          </table:table-cell>
          <table:table-cell office:value-type="float" office:value="0.11041204446506583" table:style-name="ce1">
            <text:p>0.110412044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104593516976" table:style-name="ce1">
            <text:p>1.024210459</text:p>
          </table:table-cell>
          <table:table-cell office:value-type="float" office:value="0.14339656535142281" table:style-name="ce1">
            <text:p>0.143396565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5123269802" table:style-name="ce1">
            <text:p>1.028251233</text:p>
          </table:table-cell>
          <table:table-cell office:value-type="float" office:value="7.2443374127672933E-2" table:style-name="ce1">
            <text:p>0.072443374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8496310127122" table:style-name="ce1">
            <text:p>1.022849631</text:p>
          </table:table-cell>
          <table:table-cell office:value-type="float" office:value="0.16072271879593988" table:style-name="ce1">
            <text:p>0.160722719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026360134652625" table:style-name="ce1">
            <text:p>0.990263601</text:p>
          </table:table-cell>
          <table:table-cell office:value-type="float" office:value="-0.1039061588559998" table:style-name="ce1">
            <text:p>-0.103906159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606123417461" table:style-name="ce1">
            <text:p>1.018560612</text:p>
          </table:table-cell>
          <table:table-cell office:value-type="float" office:value="0.14968142498655987" table:style-name="ce1">
            <text:p>0.149681425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870692402675" table:style-name="ce1">
            <text:p>1.027987069</text:p>
          </table:table-cell>
          <table:table-cell office:value-type="float" office:value="8.5057836057622238E-2" table:style-name="ce1">
            <text:p>0.085057836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1831593747209" table:style-name="ce1">
            <text:p>1.019183159</text:p>
          </table:table-cell>
          <table:table-cell office:value-type="float" office:value="0.15431891538940384" table:style-name="ce1">
            <text:p>0.154318915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615466193184" table:style-name="ce1">
            <text:p>1.019861547</text:p>
          </table:table-cell>
          <table:table-cell office:value-type="float" office:value="0.14769114979324893" table:style-name="ce1">
            <text:p>0.14769115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475396239499" table:style-name="ce1">
            <text:p>1.02764754</text:p>
          </table:table-cell>
          <table:table-cell office:value-type="float" office:value="8.4307439202256945E-2" table:style-name="ce1">
            <text:p>0.084307439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593442661523" table:style-name="ce1">
            <text:p>1.019659344</text:p>
          </table:table-cell>
          <table:table-cell office:value-type="float" office:value="0.15384492728302684" table:style-name="ce1">
            <text:p>0.153844927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5537843618477" table:style-name="ce1">
            <text:p>1.014553784</text:p>
          </table:table-cell>
          <table:table-cell office:value-type="float" office:value="0.18950205444019202" table:style-name="ce1">
            <text:p>0.189502054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857192437921" table:style-name="ce1">
            <text:p>1.026985719</text:p>
          </table:table-cell>
          <table:table-cell office:value-type="float" office:value="0.20167273605847374" table:style-name="ce1">
            <text:p>0.201672736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64492449201646" table:style-name="ce1">
            <text:p>0.980644924</text:p>
          </table:table-cell>
          <table:table-cell office:value-type="float" office:value="0.27435455539875292" table:style-name="ce1">
            <text:p>0.274354555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64492449201646" table:style-name="ce1">
            <text:p>0.980644924</text:p>
          </table:table-cell>
          <table:table-cell office:value-type="float" office:value="0.27435455539875292" table:style-name="ce1">
            <text:p>0.274354555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3814947945868" table:style-name="ce1">
            <text:p>0.979381495</text:p>
          </table:table-cell>
          <table:table-cell office:value-type="float" office:value="0.27068634552544524" table:style-name="ce1">
            <text:p>0.270686346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13403536208831" table:style-name="ce1">
            <text:p>0.976134035</text:p>
          </table:table-cell>
          <table:table-cell office:value-type="float" office:value="0.26283294125304218" table:style-name="ce1">
            <text:p>0.262832941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2489664675158" table:style-name="ce1">
            <text:p>1.026248966</text:p>
          </table:table-cell>
          <table:table-cell office:value-type="float" office:value="9.9901295408794749E-2" table:style-name="ce1">
            <text:p>0.099901295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203155599881" table:style-name="ce1">
            <text:p>1.025920316</text:p>
          </table:table-cell>
          <table:table-cell office:value-type="float" office:value="9.9146336903054952E-2" table:style-name="ce1">
            <text:p>0.099146337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4091786605626" table:style-name="ce1">
            <text:p>1.025409179</text:p>
          </table:table-cell>
          <table:table-cell office:value-type="float" office:value="9.8193820165377657E-2" table:style-name="ce1">
            <text:p>0.09819382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177949009965" table:style-name="ce1">
            <text:p>1.020417795</text:p>
          </table:table-cell>
          <table:table-cell office:value-type="float" office:value="8.9095532151663381E-2" table:style-name="ce1">
            <text:p>0.089095532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808655287719" table:style-name="ce1">
            <text:p>1.020180866</text:p>
          </table:table-cell>
          <table:table-cell office:value-type="float" office:value="8.8357238577073546E-2" table:style-name="ce1">
            <text:p>0.088357239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3068511359686" table:style-name="ce1">
            <text:p>1.019306851</text:p>
          </table:table-cell>
          <table:table-cell office:value-type="float" office:value="8.6847816479610387E-2" table:style-name="ce1">
            <text:p>0.086847816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4671082025335" table:style-name="ce1">
            <text:p>1.017467108</text:p>
          </table:table-cell>
          <table:table-cell office:value-type="float" office:value="8.3651023460408772E-2" table:style-name="ce1">
            <text:p>0.083651023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270905974535" table:style-name="ce1">
            <text:p>1.018127091</text:p>
          </table:table-cell>
          <table:table-cell office:value-type="float" office:value="6.6553117068732306E-2" table:style-name="ce1">
            <text:p>0.066553117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967693395062" table:style-name="ce1">
            <text:p>1.022196769</text:p>
          </table:table-cell>
          <table:table-cell office:value-type="float" office:value="8.0987188813271854E-2" table:style-name="ce1">
            <text:p>0.080987189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479271788164" table:style-name="ce1">
            <text:p>1.024947927</text:p>
          </table:table-cell>
          <table:table-cell office:value-type="float" office:value="9.3457940122000552E-2" table:style-name="ce1">
            <text:p>0.09345794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081875324205" table:style-name="ce1">
            <text:p>1.012208188</text:p>
          </table:table-cell>
          <table:table-cell office:value-type="float" office:value="4.7026323397989372E-2" table:style-name="ce1">
            <text:p>0.047026323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122945232809" table:style-name="ce1">
            <text:p>1.016712295</text:p>
          </table:table-cell>
          <table:table-cell office:value-type="float" office:value="0.10183982602697879" table:style-name="ce1">
            <text:p>0.101839826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220220826298" table:style-name="ce1">
            <text:p>1.016822022</text:p>
          </table:table-cell>
          <table:table-cell office:value-type="float" office:value="0.10274714306389036" table:style-name="ce1">
            <text:p>0.102747143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649206955638" table:style-name="ce1">
            <text:p>1.018264921</text:p>
          </table:table-cell>
          <table:table-cell office:value-type="float" office:value="0.12160099210474042" table:style-name="ce1">
            <text:p>0.121600992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6209817352999" table:style-name="ce1">
            <text:p>1.009620982</text:p>
          </table:table-cell>
          <table:table-cell office:value-type="float" office:value="0.21423324494543194" table:style-name="ce1">
            <text:p>0.214233245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5231597236987" table:style-name="ce1">
            <text:p>1.00952316</text:p>
          </table:table-cell>
          <table:table-cell office:value-type="float" office:value="0.21421248792140854" table:style-name="ce1">
            <text:p>0.214212488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3142673874018" table:style-name="ce1">
            <text:p>1.009314267</text:p>
          </table:table-cell>
          <table:table-cell office:value-type="float" office:value="0.22412924764124956" table:style-name="ce1">
            <text:p>0.224129248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1550760980683" table:style-name="ce1">
            <text:p>1.009155076</text:p>
          </table:table-cell>
          <table:table-cell office:value-type="float" office:value="0.232981806983941" table:style-name="ce1">
            <text:p>0.232981807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9874032482975" table:style-name="ce1">
            <text:p>1.008987403</text:p>
          </table:table-cell>
          <table:table-cell office:value-type="float" office:value="0.23591282306449013" table:style-name="ce1">
            <text:p>0.235912823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0023585240444" table:style-name="ce1">
            <text:p>1.009002359</text:p>
          </table:table-cell>
          <table:table-cell office:value-type="float" office:value="0.23628781283196909" table:style-name="ce1">
            <text:p>0.236287813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772595605407" table:style-name="ce1">
            <text:p>1.010772596</text:p>
          </table:table-cell>
          <table:table-cell office:value-type="float" office:value="0.25482645069362059" table:style-name="ce1">
            <text:p>0.25482645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67381681130018" table:style-name="ce1">
            <text:p>0.989673817</text:p>
          </table:table-cell>
          <table:table-cell office:value-type="float" office:value="0.1929109284570292" table:style-name="ce1">
            <text:p>0.192910928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7749986128066" table:style-name="ce1">
            <text:p>0.991774999</text:p>
          </table:table-cell>
          <table:table-cell office:value-type="float" office:value="0.18345656741192837" table:style-name="ce1">
            <text:p>0.183456567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1253819446888" table:style-name="ce1">
            <text:p>0.992125382</text:p>
          </table:table-cell>
          <table:table-cell office:value-type="float" office:value="0.18155215917500178" table:style-name="ce1">
            <text:p>0.181552159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251887477132" table:style-name="ce1">
            <text:p>0.992251887</text:p>
          </table:table-cell>
          <table:table-cell office:value-type="float" office:value="0.18085948080780531" table:style-name="ce1">
            <text:p>0.18085948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38598327499582" table:style-name="ce1">
            <text:p>0.978385983</text:p>
          </table:table-cell>
          <table:table-cell office:value-type="float" office:value="0.24666144354361388" table:style-name="ce1">
            <text:p>0.246661444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38598327499582" table:style-name="ce1">
            <text:p>0.978385983</text:p>
          </table:table-cell>
          <table:table-cell office:value-type="float" office:value="0.24666144354361388" table:style-name="ce1">
            <text:p>0.246661444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34291783026817" table:style-name="ce1">
            <text:p>0.978342918</text:p>
          </table:table-cell>
          <table:table-cell office:value-type="float" office:value="0.24683220035351344" table:style-name="ce1">
            <text:p>0.2468322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10616596606182" table:style-name="ce1">
            <text:p>0.981106166</text:p>
          </table:table-cell>
          <table:table-cell office:value-type="float" office:value="0.23518057127104289" table:style-name="ce1">
            <text:p>0.235180571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30109922409092" table:style-name="ce1">
            <text:p>0.983301099</text:p>
          </table:table-cell>
          <table:table-cell office:value-type="float" office:value="0.22448364810091259" table:style-name="ce1">
            <text:p>0.224483648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42073726690904" table:style-name="ce1">
            <text:p>0.985420737</text:p>
          </table:table-cell>
          <table:table-cell office:value-type="float" office:value="0.21215553389987613" table:style-name="ce1">
            <text:p>0.212155534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42073726690904" table:style-name="ce1">
            <text:p>0.985420737</text:p>
          </table:table-cell>
          <table:table-cell office:value-type="float" office:value="0.21215553389987613" table:style-name="ce1">
            <text:p>0.212155534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838006549706" table:style-name="ce1">
            <text:p>1.022083801</text:p>
          </table:table-cell>
          <table:table-cell office:value-type="float" office:value="0.22098233965339992" table:style-name="ce1">
            <text:p>0.22098234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4319703197432" table:style-name="ce1">
            <text:p>1.00943197</text:p>
          </table:table-cell>
          <table:table-cell office:value-type="float" office:value="0.19237686268468254" table:style-name="ce1">
            <text:p>0.192376863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170146588662" table:style-name="ce1">
            <text:p>1.008717015</text:p>
          </table:table-cell>
          <table:table-cell office:value-type="float" office:value="0.19078140459097356" table:style-name="ce1">
            <text:p>0.190781405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325003403814" table:style-name="ce1">
            <text:p>1.0179325</text:p>
          </table:table-cell>
          <table:table-cell office:value-type="float" office:value="0.11669869215539247" table:style-name="ce1">
            <text:p>0.116698692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9531947116834" table:style-name="ce1">
            <text:p>1.020953195</text:p>
          </table:table-cell>
          <table:table-cell office:value-type="float" office:value="0.15331123314358683" table:style-name="ce1">
            <text:p>0.153311233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173027457838" table:style-name="ce1">
            <text:p>1.023117303</text:p>
          </table:table-cell>
          <table:table-cell office:value-type="float" office:value="0.23113241837135642" table:style-name="ce1">
            <text:p>0.231132418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883230698996" table:style-name="ce1">
            <text:p>1.026188323</text:p>
          </table:table-cell>
          <table:table-cell office:value-type="float" office:value="0.20822088174577347" table:style-name="ce1">
            <text:p>0.208220882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98829090816" table:style-name="ce1">
            <text:p>1.023298829</text:p>
          </table:table-cell>
          <table:table-cell office:value-type="float" office:value="0.2002068839509889" table:style-name="ce1">
            <text:p>0.200206884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9475653354675" table:style-name="ce1">
            <text:p>1.047947565</text:p>
          </table:table-cell>
          <table:table-cell office:value-type="float" office:value="3.4031607476960608E-2" table:style-name="ce1">
            <text:p>0.034031607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773645453699" table:style-name="ce1">
            <text:p>1.035773645</text:p>
          </table:table-cell>
          <table:table-cell office:value-type="float" office:value="-6.1536293222417784E-2" table:style-name="ce1">
            <text:p>-0.061536293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4499675963282" table:style-name="ce1">
            <text:p>1.047449968</text:p>
          </table:table-cell>
          <table:table-cell office:value-type="float" office:value="-1.0237938388713364E-2" table:style-name="ce1">
            <text:p>-0.010237938</text:p>
          </table:table-cell>
          <table:table-cell table:number-columns-repeated="1637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1554920319082" table:style-name="ce1">
            <text:p>1.047155492</text:p>
          </table:table-cell>
          <table:table-cell office:value-type="float" office:value="5.6895215153932623E-2" table:style-name="ce1">
            <text:p>0.056895215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301250803153" table:style-name="ce1">
            <text:p>1.019630125</text:p>
          </table:table-cell>
          <table:table-cell office:value-type="float" office:value="0.24648612137136697" table:style-name="ce1">
            <text:p>0.246486121</text:p>
          </table:table-cell>
          <table:table-cell table:number-columns-repeated="1637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4944786821758" table:style-name="ce1">
            <text:p>1.035494479</text:p>
          </table:table-cell>
          <table:table-cell office:value-type="float" office:value="0.16270963283938977" table:style-name="ce1">
            <text:p>0.162709633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3137694840186" table:style-name="ce1">
            <text:p>1.019313769</text:p>
          </table:table-cell>
          <table:table-cell office:value-type="float" office:value="0.15743379351422943" table:style-name="ce1">
            <text:p>0.157433794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9033067444183" table:style-name="ce1">
            <text:p>1.029903307</text:p>
          </table:table-cell>
          <table:table-cell office:value-type="float" office:value="2.858791277642575E-2" table:style-name="ce1">
            <text:p>0.028587913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845271933433" table:style-name="ce1">
            <text:p>1.024984527</text:p>
          </table:table-cell>
          <table:table-cell office:value-type="float" office:value="-1.5386000592688442E-2" table:style-name="ce1">
            <text:p>-0.015386001</text:p>
          </table:table-cell>
          <table:table-cell table:number-columns-repeated="16376"/>
        </table:table-row>
        <table:table-row table:number-rows-repeated="1048263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4" table:style-name="ce1">
            <text:p>174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4" table:style-name="ce1">
            <text:p>174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8" table:style-name="ce1">
            <text:p>178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7" table:style-name="ce1">
            <text:p>237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8" table:style-name="ce1">
            <text:p>178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2" table:style-name="ce1">
            <text:p>182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7" table:style-name="ce1">
            <text:p>237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3" table:style-name="ce1">
            <text:p>183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1" table:style-name="ce1">
            <text:p>241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6" table:style-name="ce1">
            <text:p>246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1" table:style-name="ce1">
            <text:p>241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6" table:style-name="ce1">
            <text:p>176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1" table:style-name="ce1">
            <text:p>181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9" table:style-name="ce1">
            <text:p>279</text:p>
          </table:table-cell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7" table:style-name="ce1">
            <text:p>297</text:p>
          </table:table-cell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8" table:style-name="ce1">
            <text:p>278</text:p>
          </table:table-cell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8" table:style-name="ce1">
            <text:p>298</text:p>
          </table:table-cell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2" table:style-name="ce1">
            <text:p>242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6" table:style-name="ce1">
            <text:p>236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9" table:style-name="ce1">
            <text:p>179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9" table:style-name="ce1">
            <text:p>239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3" table:style-name="ce1">
            <text:p>243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9" table:style-name="ce1">
            <text:p>239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8" table:style-name="ce1">
            <text:p>298</text:p>
          </table:table-cell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8" table:style-name="ce1">
            <text:p>298</text:p>
          </table:table-cell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2" table:style-name="ce1">
            <text:p>182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7" table:style-name="ce1">
            <text:p>177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1" table:style-name="ce1">
            <text:p>181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2" table:style-name="ce1">
            <text:p>172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39" table:style-name="ce1">
            <text:p>239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4" table:style-name="ce1">
            <text:p>244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7" table:style-name="ce1">
            <text:p>297</text:p>
          </table:table-cell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5" table:style-name="ce1">
            <text:p>245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5" table:style-name="ce1">
            <text:p>245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5" table:style-name="ce1">
            <text:p>175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1" table:style-name="ce1">
            <text:p>181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1" table:style-name="ce1">
            <text:p>171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6" table:style-name="ce1">
            <text:p>186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4" table:style-name="ce1">
            <text:p>184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5" table:style-name="ce1">
            <text:p>185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1" table:style-name="ce1">
            <text:p>211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2" table:style-name="ce1">
            <text:p>212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9" table:style-name="ce1">
            <text:p>209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0" table:style-name="ce1">
            <text:p>210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4" table:style-name="ce1">
            <text:p>204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5" table:style-name="ce1">
            <text:p>205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2" table:style-name="ce1">
            <text:p>192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9" table:style-name="ce1">
            <text:p>249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5" table:style-name="ce1">
            <text:p>195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9" table:style-name="ce1">
            <text:p>249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3" table:style-name="ce1">
            <text:p>193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4" table:style-name="ce1">
            <text:p>194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6" table:style-name="ce1">
            <text:p>206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7" table:style-name="ce1">
            <text:p>207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9" table:style-name="ce1">
            <text:p>299</text:p>
          </table:table-cell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8" table:style-name="ce1">
            <text:p>248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8" table:style-name="ce1">
            <text:p>248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5" table:style-name="ce1">
            <text:p>215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" table:style-name="ce1">
            <text:p>201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0" table:style-name="ce1">
            <text:p>190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5" table:style-name="ce1">
            <text:p>195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8" table:style-name="ce1">
            <text:p>218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0" table:style-name="ce1">
            <text:p>210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2" table:style-name="ce1">
            <text:p>212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1" table:style-name="ce1">
            <text:p>251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0" table:style-name="ce1">
            <text:p>220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7" table:style-name="ce1">
            <text:p>207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7" table:style-name="ce1">
            <text:p>217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9" table:style-name="ce1">
            <text:p>209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3" table:style-name="ce1">
            <text:p>213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1" table:style-name="ce1">
            <text:p>211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0" table:style-name="ce1">
            <text:p>220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1" table:style-name="ce1">
            <text:p>191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1" table:style-name="ce1">
            <text:p>191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5" table:style-name="ce1">
            <text:p>195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7" table:style-name="ce1">
            <text:p>187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9" table:style-name="ce1">
            <text:p>189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8" table:style-name="ce1">
            <text:p>188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7" table:style-name="ce1">
            <text:p>197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8" table:style-name="ce1">
            <text:p>188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8" table:style-name="ce1">
            <text:p>198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9" table:style-name="ce1">
            <text:p>199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6" table:style-name="ce1">
            <text:p>196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" table:style-name="ce1">
            <text:p>201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6" table:style-name="ce1">
            <text:p>206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7" table:style-name="ce1">
            <text:p>187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7" table:style-name="ce1">
            <text:p>217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6" table:style-name="ce1">
            <text:p>216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5" table:style-name="ce1">
            <text:p>215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3" table:style-name="ce1">
            <text:p>213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3" table:style-name="ce1">
            <text:p>203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2" table:style-name="ce1">
            <text:p>202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00" table:style-name="ce1">
            <text:p>300</text:p>
          </table:table-cell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2" table:style-name="ce1">
            <text:p>252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00" table:style-name="ce1">
            <text:p>300</text:p>
          </table:table-cell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1" table:style-name="ce1">
            <text:p>191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8" table:style-name="ce1">
            <text:p>248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8" table:style-name="ce1">
            <text:p>248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14" table:style-name="ce1">
            <text:p>214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0" table:style-name="ce1">
            <text:p>70</text:p>
          </table:table-cell>
          <table:table-cell office:value-type="float" office:value="252" table:style-name="ce1">
            <text:p>252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58" table:style-name="ce1">
            <text:p>258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9" table:style-name="ce1">
            <text:p>189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9" table:style-name="ce1">
            <text:p>189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9" table:style-name="ce1">
            <text:p>219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9" table:style-name="ce1">
            <text:p>249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03" table:style-name="ce1">
            <text:p>103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06" table:style-name="ce1">
            <text:p>306</text:p>
          </table:table-cell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05" table:style-name="ce1">
            <text:p>305</text:p>
          </table:table-cell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7" table:style-name="ce1">
            <text:p>97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22" table:style-name="ce1">
            <text:p>222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22" table:style-name="ce1">
            <text:p>222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2" table:style-name="ce1">
            <text:p>102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2" table:style-name="ce1">
            <text:p>222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7" table:style-name="ce1">
            <text:p>87</text:p>
          </table:table-cell>
          <table:table-cell office:value-type="float" office:value="306" table:style-name="ce1">
            <text:p>306</text:p>
          </table:table-cell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8" table:style-name="ce1">
            <text:p>88</text:p>
          </table:table-cell>
          <table:table-cell office:value-type="float" office:value="101" table:style-name="ce1">
            <text:p>101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9" table:style-name="ce1">
            <text:p>259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2" table:style-name="ce1">
            <text:p>302</text:p>
          </table:table-cell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1" table:style-name="ce1">
            <text:p>301</text:p>
          </table:table-cell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2" table:style-name="ce1">
            <text:p>102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2" table:style-name="ce1">
            <text:p>102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5" table:style-name="ce1">
            <text:p>225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5" table:style-name="ce1">
            <text:p>225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8" table:style-name="ce1">
            <text:p>308</text:p>
          </table:table-cell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8" table:style-name="ce1">
            <text:p>308</text:p>
          </table:table-cell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3" table:style-name="ce1">
            <text:p>303</text:p>
          </table:table-cell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2" table:style-name="ce1">
            <text:p>232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3" table:style-name="ce1">
            <text:p>233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2" table:style-name="ce1">
            <text:p>102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09" table:style-name="ce1">
            <text:p>309</text:p>
          </table:table-cell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07" table:style-name="ce1">
            <text:p>307</text:p>
          </table:table-cell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04" table:style-name="ce1">
            <text:p>304</text:p>
          </table:table-cell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0" table:style-name="ce1">
            <text:p>230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5" table:style-name="ce1">
            <text:p>105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03" table:style-name="ce1">
            <text:p>303</text:p>
          </table:table-cell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3" table:style-name="ce1">
            <text:p>223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4" table:style-name="ce1">
            <text:p>224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04" table:style-name="ce1">
            <text:p>304</text:p>
          </table:table-cell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21" table:style-name="ce1">
            <text:p>221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8" table:style-name="ce1">
            <text:p>308</text:p>
          </table:table-cell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1" table:style-name="ce1">
            <text:p>301</text:p>
          </table:table-cell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05" table:style-name="ce1">
            <text:p>305</text:p>
          </table:table-cell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60" table:style-name="ce1">
            <text:p>260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70" table:style-name="ce1">
            <text:p>270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71" table:style-name="ce1">
            <text:p>271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71" table:style-name="ce1">
            <text:p>271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74" table:style-name="ce1">
            <text:p>274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77" table:style-name="ce1">
            <text:p>277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70" table:style-name="ce1">
            <text:p>170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85" table:style-name="ce1">
            <text:p>285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91" table:style-name="ce1">
            <text:p>291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63" table:style-name="ce1">
            <text:p>263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89" table:style-name="ce1">
            <text:p>289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8" table:style-name="ce1">
            <text:p>288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5" table:style-name="ce1">
            <text:p>295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38" table:style-name="ce1">
            <text:p>238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38" table:style-name="ce1">
            <text:p>238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47" table:style-name="ce1">
            <text:p>247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16" table:style-name="ce1">
            <text:p>216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49" table:style-name="ce1">
            <text:p>249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06" table:style-name="ce1">
            <text:p>206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7" table:style-name="ce1">
            <text:p>207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54" table:style-name="ce1">
            <text:p>254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00" table:style-name="ce1">
            <text:p>300</text:p>
          </table:table-cell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57" table:style-name="ce1">
            <text:p>257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56" table:style-name="ce1">
            <text:p>256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53" table:style-name="ce1">
            <text:p>25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02" table:style-name="ce1">
            <text:p>302</text:p>
          </table:table-cell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00" table:style-name="ce1">
            <text:p>300</text:p>
          </table:table-cell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73" table:style-name="ce1">
            <text:p>273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80" table:style-name="ce1">
            <text:p>280</text:p>
          </table:table-cell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3" table:style-name="ce1">
            <text:p>283</text:p>
          </table:table-cell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2" table:style-name="ce1">
            <text:p>292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9" table:style-name="ce1">
            <text:p>309</text:p>
          </table:table-cell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96" table:style-name="ce1">
            <text:p>296</text:p>
          </table:table-cell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07" table:style-name="ce1">
            <text:p>307</text:p>
          </table:table-cell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06" table:style-name="ce1">
            <text:p>306</text:p>
          </table:table-cell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197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9767799999999998" table:style-name="ce1">
            <text:p>4.97678</text:p>
          </table:table-cell>
          <table:table-cell office:value-type="float" office:value="-0.50751999999999997" table:style-name="ce1">
            <text:p>-0.5075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3" table:style-name="ce1">
            <text:p>1.048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236" table:style-name="ce1">
            <text:p>0.59236</text:p>
          </table:table-cell>
          <table:table-cell office:value-type="float" office:value="-0.78217000000000003" table:style-name="ce1">
            <text:p>-0.7821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2" table:style-name="ce1">
            <text:p>1.048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8105000000000002" table:style-name="ce1">
            <text:p>0.18105</text:p>
          </table:table-cell>
          <table:table-cell office:value-type="float" office:value="-0.87285999999999997" table:style-name="ce1">
            <text:p>-0.8728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" table:style-name="ce1">
            <text:p>1.04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812000000000003" table:style-name="ce1">
            <text:p>0.27812</text:p>
          </table:table-cell>
          <table:table-cell office:value-type="float" office:value="-0.58021999999999996" table:style-name="ce1">
            <text:p>-0.5802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5639699999999999" table:style-name="ce1">
            <text:p>1.56397</text:p>
          </table:table-cell>
          <table:table-cell office:value-type="float" office:value="-0.22" table:style-name="ce1">
            <text:p>-0.2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6" table:style-name="ce1">
            <text:p>1.048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068300000000001" table:style-name="ce1">
            <text:p>1.00683</text:p>
          </table:table-cell>
          <table:table-cell office:value-type="float" office:value="-0.14204" table:style-name="ce1">
            <text:p>-0.1420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2" table:style-name="ce1">
            <text:p>1.048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.6490000000000002E-2" table:style-name="ce1">
            <text:p>0.0764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531999999999992" table:style-name="ce1">
            <text:p>0.54532</text:p>
          </table:table-cell>
          <table:table-cell office:value-type="float" office:value="-0.54531999999999992" table:style-name="ce1">
            <text:p>-0.54532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1.3632900000000001" table:style-name="ce1">
            <text:p>1.36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824000000000002" table:style-name="ce1">
            <text:p>0.62824</text:p>
          </table:table-cell>
          <table:table-cell office:value-type="float" office:value="-0.62824000000000002" table:style-name="ce1">
            <text:p>-0.62824</text:p>
          </table:table-cell>
          <table:table-cell office:value-type="float" office:value="1.0327" table:style-name="ce1">
            <text:p>1.0327</text:p>
          </table:table-cell>
          <table:table-cell office:value-type="float" office:value="1.5706" table:style-name="ce1">
            <text:p>1.5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269" table:style-name="ce1">
            <text:p>0.53269</text:p>
          </table:table-cell>
          <table:table-cell office:value-type="float" office:value="-0.53269" table:style-name="ce1">
            <text:p>-0.53269</text:p>
          </table:table-cell>
          <table:table-cell office:value-type="float" office:value="1.0301" table:style-name="ce1">
            <text:p>1.0301</text:p>
          </table:table-cell>
          <table:table-cell office:value-type="float" office:value="1.3317400000000001" table:style-name="ce1">
            <text:p>1.33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45000000000002" table:style-name="ce1">
            <text:p>0.39545</text:p>
          </table:table-cell>
          <table:table-cell office:value-type="float" office:value="-0.39545000000000002" table:style-name="ce1">
            <text:p>-0.39545</text:p>
          </table:table-cell>
          <table:table-cell office:value-type="float" office:value="1.0301" table:style-name="ce1">
            <text:p>1.0301</text:p>
          </table:table-cell>
          <table:table-cell office:value-type="float" office:value="0.98861999999999994" table:style-name="ce1">
            <text:p>0.98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824000000000002" table:style-name="ce1">
            <text:p>0.62824</text:p>
          </table:table-cell>
          <table:table-cell office:value-type="float" office:value="-0.62824000000000002" table:style-name="ce1">
            <text:p>-0.62824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1.5706" table:style-name="ce1">
            <text:p>1.5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899000000000002" table:style-name="ce1">
            <text:p>0.40899</text:p>
          </table:table-cell>
          <table:table-cell office:value-type="float" office:value="-0.40899000000000002" table:style-name="ce1">
            <text:p>-0.40899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02247" table:style-name="ce1">
            <text:p>1.02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7929999999999998E-2" table:style-name="ce1">
            <text:p>0.01793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165000000000009" table:style-name="ce1">
            <text:p>0.68165</text:p>
          </table:table-cell>
          <table:table-cell office:value-type="float" office:value="-0.68165000000000009" table:style-name="ce1">
            <text:p>-0.68165</text:p>
          </table:table-cell>
          <table:table-cell office:value-type="float" office:value="1.0318000000000001" table:style-name="ce1">
            <text:p>1.0318</text:p>
          </table:table-cell>
          <table:table-cell office:value-type="float" office:value="1.70411" table:style-name="ce1">
            <text:p>1.70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3.5819999999999998E-2" table:style-name="ce1">
            <text:p>0.0358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" table:style-name="ce1">
            <text:p>0.5</text:p>
          </table:table-cell>
          <table:table-cell office:value-type="float" office:value="3.5819999999999998E-2" table:style-name="ce1">
            <text:p>0.0358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506" table:style-name="ce1">
            <text:p>0.43506</text:p>
          </table:table-cell>
          <table:table-cell office:value-type="float" office:value="-0.43506" table:style-name="ce1">
            <text:p>-0.43506</text:p>
          </table:table-cell>
          <table:table-cell office:value-type="float" office:value="1.0219" table:style-name="ce1">
            <text:p>1.0219</text:p>
          </table:table-cell>
          <table:table-cell office:value-type="float" office:value="1.0876399999999999" table:style-name="ce1">
            <text:p>1.08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6750000000000001E-2" table:style-name="ce1">
            <text:p>0.01675</text:p>
          </table:table-cell>
          <table:table-cell office:value-type="float" office:value="7.0209999999999995E-2" table:style-name="ce1">
            <text:p>0.07021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-0.27668999999999999" table:style-name="ce1">
            <text:p>-0.27669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69172" table:style-name="ce1">
            <text:p>0.69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8670000000000001E-2" table:style-name="ce1">
            <text:p>0.02867</text:p>
          </table:table-cell>
          <table:table-cell office:value-type="float" office:value="6.6979999999999998E-2" table:style-name="ce1">
            <text:p>0.06698</text:p>
          </table:table-cell>
          <table:table-cell office:value-type="float" office:value="0.47354999999999997" table:style-name="ce1">
            <text:p>0.47355</text:p>
          </table:table-cell>
          <table:table-cell office:value-type="float" office:value="-0.47354999999999997" table:style-name="ce1">
            <text:p>-0.47355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1.18388" table:style-name="ce1">
            <text:p>1.18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824000000000002" table:style-name="ce1">
            <text:p>0.62824</text:p>
          </table:table-cell>
          <table:table-cell office:value-type="float" office:value="-0.62824000000000002" table:style-name="ce1">
            <text:p>-0.62824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1.5706" table:style-name="ce1">
            <text:p>1.5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063" table:style-name="ce1">
            <text:p>1.09063</text:p>
          </table:table-cell>
          <table:table-cell office:value-type="float" office:value="-1.09063" table:style-name="ce1">
            <text:p>-1.09063</text:p>
          </table:table-cell>
          <table:table-cell office:value-type="float" office:value="1.03" table:style-name="ce1">
            <text:p>1.03</text:p>
          </table:table-cell>
          <table:table-cell office:value-type="float" office:value="2.7265800000000002" table:style-name="ce1">
            <text:p>2.72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9060000000000001E-2" table:style-name="ce1">
            <text:p>0.01906</text:p>
          </table:table-cell>
          <table:table-cell office:value-type="float" office:value="0.11262999999999999" table:style-name="ce1">
            <text:p>0.11263</text:p>
          </table:table-cell>
          <table:table-cell office:value-type="float" office:value="0.31486000000000003" table:style-name="ce1">
            <text:p>0.31486</text:p>
          </table:table-cell>
          <table:table-cell office:value-type="float" office:value="-0.31486000000000003" table:style-name="ce1">
            <text:p>-0.31486</text:p>
          </table:table-cell>
          <table:table-cell office:value-type="float" office:value="1.0170999999999999" table:style-name="ce1">
            <text:p>1.0171</text:p>
          </table:table-cell>
          <table:table-cell office:value-type="float" office:value="0.78713999999999995" table:style-name="ce1">
            <text:p>0.78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3919999999999995E-2" table:style-name="ce1">
            <text:p>0.08392</text:p>
          </table:table-cell>
          <table:table-cell office:value-type="float" office:value="3.322E-2" table:style-name="ce1">
            <text:p>0.03322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170999999999999" table:style-name="ce1">
            <text:p>1.0171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36839" table:style-name="ce1">
            <text:p>0.36839</text:p>
          </table:table-cell>
          <table:table-cell office:value-type="float" office:value="8.8020000000000001E-2" table:style-name="ce1">
            <text:p>0.08802</text:p>
          </table:table-cell>
          <table:table-cell office:value-type="float" office:value="0.24614999999999998" table:style-name="ce1">
            <text:p>0.24615</text:p>
          </table:table-cell>
          <table:table-cell office:value-type="float" office:value="-0.24614999999999998" table:style-name="ce1">
            <text:p>-0.24615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61536999999999997" table:style-name="ce1">
            <text:p>0.61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3" table:style-name="ce1">
            <text:p>0.3</text:p>
          </table:table-cell>
          <table:table-cell office:value-type="float" office:value="5.953E-2" table:style-name="ce1">
            <text:p>0.0595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779999999999995E-2" table:style-name="ce1">
            <text:p>0.06978</text:p>
          </table:table-cell>
          <table:table-cell office:value-type="float" office:value="-6.9779999999999995E-2" table:style-name="ce1">
            <text:p>-0.06978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17443999999999998" table:style-name="ce1">
            <text:p>0.17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15" table:style-name="ce1">
            <text:p>0.15</text:p>
          </table:table-cell>
          <table:table-cell office:value-type="float" office:value="3.0759999999999999E-2" table:style-name="ce1">
            <text:p>0.0307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5019999999999997E-2" table:style-name="ce1">
            <text:p>0.02502</text:p>
          </table:table-cell>
          <table:table-cell office:value-type="float" office:value="0.14779" table:style-name="ce1">
            <text:p>0.14779</text:p>
          </table:table-cell>
          <table:table-cell office:value-type="float" office:value="0.41328000000000004" table:style-name="ce1">
            <text:p>0.41328</text:p>
          </table:table-cell>
          <table:table-cell office:value-type="float" office:value="-0.41328000000000004" table:style-name="ce1">
            <text:p>-0.41328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1.0331900000000001" table:style-name="ce1">
            <text:p>1.033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1271" table:style-name="ce1">
            <text:p>0.11271</text:p>
          </table:table-cell>
          <table:table-cell office:value-type="float" office:value="-1.1659999999999998E-2" table:style-name="ce1">
            <text:p>-0.01166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-7.5310000000000002E-2" table:style-name="ce1">
            <text:p>-0.07531</text:p>
          </table:table-cell>
          <table:table-cell office:value-type="float" office:value="1.0266" table:style-name="ce1">
            <text:p>1.0266</text:p>
          </table:table-cell>
          <table:table-cell office:value-type="float" office:value="0.18827000000000002" table:style-name="ce1">
            <text:p>0.188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66" table:style-name="ce1">
            <text:p>1.0266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7670000000000004E-2" table:style-name="ce1">
            <text:p>0.04767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-3.1850000000000003E-2" table:style-name="ce1">
            <text:p>-0.03185</text:p>
          </table:table-cell>
          <table:table-cell office:value-type="float" office:value="1.0265" table:style-name="ce1">
            <text:p>1.0265</text:p>
          </table:table-cell>
          <table:table-cell office:value-type="float" office:value="7.9640000000000002E-2" table:style-name="ce1">
            <text:p>0.07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1743399999999999" table:style-name="ce1">
            <text:p>1.17434</text:p>
          </table:table-cell>
          <table:table-cell office:value-type="float" office:value="7.3319999999999996E-2" table:style-name="ce1">
            <text:p>0.07332</text:p>
          </table:table-cell>
          <table:table-cell office:value-type="float" office:value="0.78465999999999991" table:style-name="ce1">
            <text:p>0.78466</text:p>
          </table:table-cell>
          <table:table-cell office:value-type="float" office:value="-0.78465999999999991" table:style-name="ce1">
            <text:p>-0.78466</text:p>
          </table:table-cell>
          <table:table-cell office:value-type="float" office:value="1.0239" table:style-name="ce1">
            <text:p>1.0239</text:p>
          </table:table-cell>
          <table:table-cell office:value-type="float" office:value="1.96166" table:style-name="ce1">
            <text:p>1.96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296999999999999" table:style-name="ce1">
            <text:p>0.15297</text:p>
          </table:table-cell>
          <table:table-cell office:value-type="float" office:value="-0.15296999999999999" table:style-name="ce1">
            <text:p>-0.15297</text:p>
          </table:table-cell>
          <table:table-cell office:value-type="float" office:value="1.0239" table:style-name="ce1">
            <text:p>1.0239</text:p>
          </table:table-cell>
          <table:table-cell office:value-type="float" office:value="0.38241999999999998" table:style-name="ce1">
            <text:p>0.38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116000000000001" table:style-name="ce1">
            <text:p>0.39116</text:p>
          </table:table-cell>
          <table:table-cell office:value-type="float" office:value="-0.39116000000000001" table:style-name="ce1">
            <text:p>-0.39116</text:p>
          </table:table-cell>
          <table:table-cell office:value-type="float" office:value="1.0285" table:style-name="ce1">
            <text:p>1.0285</text:p>
          </table:table-cell>
          <table:table-cell office:value-type="float" office:value="0.97789000000000004" table:style-name="ce1">
            <text:p>0.97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933E-2" table:style-name="ce1">
            <text:p>0.01933</text:p>
          </table:table-cell>
          <table:table-cell office:value-type="float" office:value="-2.5999999999999998E-4" table:style-name="ce1">
            <text:p>-0.00026</text:p>
          </table:table-cell>
          <table:table-cell office:value-type="float" office:value="1.291E-2" table:style-name="ce1">
            <text:p>0.01291</text:p>
          </table:table-cell>
          <table:table-cell office:value-type="float" office:value="-1.291E-2" table:style-name="ce1">
            <text:p>-0.01291</text:p>
          </table:table-cell>
          <table:table-cell office:value-type="float" office:value="1.0285" table:style-name="ce1">
            <text:p>1.0285</text:p>
          </table:table-cell>
          <table:table-cell office:value-type="float" office:value="3.2280000000000003E-2" table:style-name="ce1">
            <text:p>0.03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249E-2" table:style-name="ce1">
            <text:p>0.02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5" table:style-name="ce1">
            <text:p>1.0285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29359999999999997" table:style-name="ce1">
            <text:p>0.2936</text:p>
          </table:table-cell>
          <table:table-cell office:value-type="float" office:value="0.7334099999999999" table:style-name="ce1">
            <text:p>0.73341</text:p>
          </table:table-cell>
          <table:table-cell office:value-type="float" office:value="-0.7334099999999999" table:style-name="ce1">
            <text:p>-0.73341</text:p>
          </table:table-cell>
          <table:table-cell office:value-type="float" office:value="1.0322" table:style-name="ce1">
            <text:p>1.0322</text:p>
          </table:table-cell>
          <table:table-cell office:value-type="float" office:value="1.8335400000000002" table:style-name="ce1">
            <text:p>1.83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.0630000000000002E-2" table:style-name="ce1">
            <text:p>0.09063</text:p>
          </table:table-cell>
          <table:table-cell office:value-type="float" office:value="4.0140000000000002E-2" table:style-name="ce1">
            <text:p>0.04014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322" table:style-name="ce1">
            <text:p>1.032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260000000000004E-2" table:style-name="ce1">
            <text:p>0.07126</text:p>
          </table:table-cell>
          <table:table-cell office:value-type="float" office:value="-7.1260000000000004E-2" table:style-name="ce1">
            <text:p>-0.07126</text:p>
          </table:table-cell>
          <table:table-cell office:value-type="float" office:value="1.0322" table:style-name="ce1">
            <text:p>1.0322</text:p>
          </table:table-cell>
          <table:table-cell office:value-type="float" office:value="0.17815999999999999" table:style-name="ce1">
            <text:p>0.17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17107" table:style-name="ce1">
            <text:p>0.17107</text:p>
          </table:table-cell>
          <table:table-cell office:value-type="float" office:value="4.5759999999999995E-2" table:style-name="ce1">
            <text:p>0.04576</text:p>
          </table:table-cell>
          <table:table-cell office:value-type="float" office:value="0.1143" table:style-name="ce1">
            <text:p>0.1143</text:p>
          </table:table-cell>
          <table:table-cell office:value-type="float" office:value="-0.1143" table:style-name="ce1">
            <text:p>-0.1143</text:p>
          </table:table-cell>
          <table:table-cell office:value-type="float" office:value="1.0322" table:style-name="ce1">
            <text:p>1.0322</text:p>
          </table:table-cell>
          <table:table-cell office:value-type="float" office:value="0.28576000000000001" table:style-name="ce1">
            <text:p>0.28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2" table:style-name="ce1">
            <text:p>1.03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7669999999999998E-2" table:style-name="ce1">
            <text:p>0.01767</text:p>
          </table:table-cell>
          <table:table-cell office:value-type="float" office:value="4.3099999999999996E-3" table:style-name="ce1">
            <text:p>0.00431</text:p>
          </table:table-cell>
          <table:table-cell office:value-type="float" office:value="0.29182999999999998" table:style-name="ce1">
            <text:p>0.29183</text:p>
          </table:table-cell>
          <table:table-cell office:value-type="float" office:value="-0.29182999999999998" table:style-name="ce1">
            <text:p>-0.29183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72958000000000001" table:style-name="ce1">
            <text:p>0.72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15" table:style-name="ce1">
            <text:p>0.15</text:p>
          </table:table-cell>
          <table:table-cell office:value-type="float" office:value="7.9500000000000005E-3" table:style-name="ce1">
            <text:p>0.00795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424E-2" table:style-name="ce1">
            <text:p>0.03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155E-2" table:style-name="ce1">
            <text:p>0.02155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1.44E-2" table:style-name="ce1">
            <text:p>0.0144</text:p>
          </table:table-cell>
          <table:table-cell office:value-type="float" office:value="-1.44E-2" table:style-name="ce1">
            <text:p>-0.014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15" table:style-name="ce1">
            <text:p>0.15</text:p>
          </table:table-cell>
          <table:table-cell office:value-type="float" office:value="7.9500000000000005E-3" table:style-name="ce1">
            <text:p>0.00795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460000000000003E-2" table:style-name="ce1">
            <text:p>0.06346</text:p>
          </table:table-cell>
          <table:table-cell office:value-type="float" office:value="-6.3460000000000003E-2" table:style-name="ce1">
            <text:p>-0.06346</text:p>
          </table:table-cell>
          <table:table-cell office:value-type="float" office:value="1.0205" table:style-name="ce1">
            <text:p>1.0205</text:p>
          </table:table-cell>
          <table:table-cell office:value-type="float" office:value="0.15866" table:style-name="ce1">
            <text:p>0.15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.0400000000000002E-3" table:style-name="ce1">
            <text:p>0.006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39728999999999998" table:style-name="ce1">
            <text:p>0.39729</text:p>
          </table:table-cell>
          <table:table-cell office:value-type="float" office:value="0.14324999999999999" table:style-name="ce1">
            <text:p>0.14325</text:p>
          </table:table-cell>
          <table:table-cell office:value-type="float" office:value="0.26545999999999997" table:style-name="ce1">
            <text:p>0.26546</text:p>
          </table:table-cell>
          <table:table-cell office:value-type="float" office:value="-0.26545999999999997" table:style-name="ce1">
            <text:p>-0.26546</text:p>
          </table:table-cell>
          <table:table-cell office:value-type="float" office:value="1.0205" table:style-name="ce1">
            <text:p>1.0205</text:p>
          </table:table-cell>
          <table:table-cell office:value-type="float" office:value="0.66364999999999996" table:style-name="ce1">
            <text:p>0.66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990000000000001E-2" table:style-name="ce1">
            <text:p>0.0159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069E-2" table:style-name="ce1">
            <text:p>0.01069</text:p>
          </table:table-cell>
          <table:table-cell office:value-type="float" office:value="-1.069E-2" table:style-name="ce1">
            <text:p>-0.01069</text:p>
          </table:table-cell>
          <table:table-cell office:value-type="float" office:value="1.0161" table:style-name="ce1">
            <text:p>1.0161</text:p>
          </table:table-cell>
          <table:table-cell office:value-type="float" office:value="2.6709999999999998E-2" table:style-name="ce1">
            <text:p>0.02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583" table:style-name="ce1">
            <text:p>0.11583</text:p>
          </table:table-cell>
          <table:table-cell office:value-type="float" office:value="-0.11583" table:style-name="ce1">
            <text:p>-0.11583</text:p>
          </table:table-cell>
          <table:table-cell office:value-type="float" office:value="1.0161" table:style-name="ce1">
            <text:p>1.0161</text:p>
          </table:table-cell>
          <table:table-cell office:value-type="float" office:value="0.28956999999999999" table:style-name="ce1">
            <text:p>0.28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2240000000000008E-2" table:style-name="ce1">
            <text:p>0.08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311" table:style-name="ce1">
            <text:p>0.2311</text:p>
          </table:table-cell>
          <table:table-cell office:value-type="float" office:value="6.2270000000000006E-2" table:style-name="ce1">
            <text:p>0.06227</text:p>
          </table:table-cell>
          <table:table-cell office:value-type="float" office:value="0.15441000000000002" table:style-name="ce1">
            <text:p>0.15441</text:p>
          </table:table-cell>
          <table:table-cell office:value-type="float" office:value="-0.15441000000000002" table:style-name="ce1">
            <text:p>-0.154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38603000000000004" table:style-name="ce1">
            <text:p>0.38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.609E-2" table:style-name="ce1">
            <text:p>0.01609</text:p>
          </table:table-cell>
          <table:table-cell office:value-type="float" office:value="0.10718999999999999" table:style-name="ce1">
            <text:p>0.10719</text:p>
          </table:table-cell>
          <table:table-cell office:value-type="float" office:value="0.26583000000000001" table:style-name="ce1">
            <text:p>0.26583</text:p>
          </table:table-cell>
          <table:table-cell office:value-type="float" office:value="-0.26583000000000001" table:style-name="ce1">
            <text:p>-0.2658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66457999999999995" table:style-name="ce1">
            <text:p>0.66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6684999999999998" table:style-name="ce1">
            <text:p>0.26685</text:p>
          </table:table-cell>
          <table:table-cell office:value-type="float" office:value="0.11906" table:style-name="ce1">
            <text:p>0.11906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460000000000003E-2" table:style-name="ce1">
            <text:p>0.06346</text:p>
          </table:table-cell>
          <table:table-cell office:value-type="float" office:value="-6.3460000000000003E-2" table:style-name="ce1">
            <text:p>-0.06346</text:p>
          </table:table-cell>
          <table:table-cell office:value-type="float" office:value="1.0384" table:style-name="ce1">
            <text:p>1.0384</text:p>
          </table:table-cell>
          <table:table-cell office:value-type="float" office:value="0.15866" table:style-name="ce1">
            <text:p>0.15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4889999999999999E-2" table:style-name="ce1">
            <text:p>0.04489</text:p>
          </table:table-cell>
          <table:table-cell office:value-type="float" office:value="7.11E-3" table:style-name="ce1">
            <text:p>0.00711</text:p>
          </table:table-cell>
          <table:table-cell office:value-type="float" office:value="0.03" table:style-name="ce1">
            <text:p>0.03</text:p>
          </table:table-cell>
          <table:table-cell office:value-type="float" office:value="-0.03" table:style-name="ce1">
            <text:p>-0.03</text:p>
          </table:table-cell>
          <table:table-cell office:value-type="float" office:value="1.0384" table:style-name="ce1">
            <text:p>1.0384</text:p>
          </table:table-cell>
          <table:table-cell office:value-type="float" office:value="7.4990000000000001E-2" table:style-name="ce1">
            <text:p>0.07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3980000000000001E-2" table:style-name="ce1">
            <text:p>0.02398</text:p>
          </table:table-cell>
          <table:table-cell office:value-type="float" office:value="9.3900000000000011E-2" table:style-name="ce1">
            <text:p>0.0939</text:p>
          </table:table-cell>
          <table:table-cell office:value-type="float" office:value="0.39618999999999999" table:style-name="ce1">
            <text:p>0.39619</text:p>
          </table:table-cell>
          <table:table-cell office:value-type="float" office:value="-0.39618999999999999" table:style-name="ce1">
            <text:p>-0.39619</text:p>
          </table:table-cell>
          <table:table-cell office:value-type="float" office:value="1.0384" table:style-name="ce1">
            <text:p>1.0384</text:p>
          </table:table-cell>
          <table:table-cell office:value-type="float" office:value="0.99048000000000003" table:style-name="ce1">
            <text:p>0.9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670000000000002E-2" table:style-name="ce1">
            <text:p>0.02567</text:p>
          </table:table-cell>
          <table:table-cell office:value-type="float" office:value="0.24844000000000002" table:style-name="ce1">
            <text:p>0.24844</text:p>
          </table:table-cell>
          <table:table-cell office:value-type="float" office:value="0.42405000000000004" table:style-name="ce1">
            <text:p>0.42405</text:p>
          </table:table-cell>
          <table:table-cell office:value-type="float" office:value="-0.42405000000000004" table:style-name="ce1">
            <text:p>-0.42405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1.0601099999999999" table:style-name="ce1">
            <text:p>1.06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38E-2" table:style-name="ce1">
            <text:p>0.07238</text:p>
          </table:table-cell>
          <table:table-cell office:value-type="float" office:value="-7.238E-2" table:style-name="ce1">
            <text:p>-0.07238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18094000000000002" table:style-name="ce1">
            <text:p>0.180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.7129999999999995E-2" table:style-name="ce1">
            <text:p>0.06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883999999999999" table:style-name="ce1">
            <text:p>0.16884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0.11282" table:style-name="ce1">
            <text:p>0.11282</text:p>
          </table:table-cell>
          <table:table-cell office:value-type="float" office:value="-0.11282" table:style-name="ce1">
            <text:p>-0.11282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28204000000000001" table:style-name="ce1">
            <text:p>0.28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0.18190999999999999" table:style-name="ce1">
            <text:p>0.18191</text:p>
          </table:table-cell>
          <table:table-cell office:value-type="float" office:value="0.28515000000000001" table:style-name="ce1">
            <text:p>0.28515</text:p>
          </table:table-cell>
          <table:table-cell office:value-type="float" office:value="-0.28515000000000001" table:style-name="ce1">
            <text:p>-0.28515</text:p>
          </table:table-cell>
          <table:table-cell office:value-type="float" office:value="1.0243" table:style-name="ce1">
            <text:p>1.0243</text:p>
          </table:table-cell>
          <table:table-cell office:value-type="float" office:value="0.71286000000000005" table:style-name="ce1">
            <text:p>0.71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.3600000000000001E-3" table:style-name="ce1">
            <text:p>0.00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3" table:style-name="ce1">
            <text:p>1.024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55999999999999" table:style-name="ce1">
            <text:p>0.17156</text:p>
          </table:table-cell>
          <table:table-cell office:value-type="float" office:value="-0.17155999999999999" table:style-name="ce1">
            <text:p>-0.17156</text:p>
          </table:table-cell>
          <table:table-cell office:value-type="float" office:value="1.0243" table:style-name="ce1">
            <text:p>1.0243</text:p>
          </table:table-cell>
          <table:table-cell office:value-type="float" office:value="0.4289" table:style-name="ce1">
            <text:p>0.4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3438" table:style-name="ce1">
            <text:p>0.13438</text:p>
          </table:table-cell>
          <table:table-cell office:value-type="float" office:value="4.7119999999999995E-2" table:style-name="ce1">
            <text:p>0.04712</text:p>
          </table:table-cell>
          <table:table-cell office:value-type="float" office:value="8.9789999999999995E-2" table:style-name="ce1">
            <text:p>0.08979</text:p>
          </table:table-cell>
          <table:table-cell office:value-type="float" office:value="-8.9789999999999995E-2" table:style-name="ce1">
            <text:p>-0.08979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22448000000000001" table:style-name="ce1">
            <text:p>0.22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410000000000002E-2" table:style-name="ce1">
            <text:p>0.05641</text:p>
          </table:table-cell>
          <table:table-cell office:value-type="float" office:value="-5.6410000000000002E-2" table:style-name="ce1">
            <text:p>-0.05641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0.14102000000000001" table:style-name="ce1">
            <text:p>0.14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8059999999999999E-2" table:style-name="ce1">
            <text:p>0.04806</text:p>
          </table:table-cell>
          <table:table-cell office:value-type="float" office:value="0.41662999999999994" table:style-name="ce1">
            <text:p>0.41663</text:p>
          </table:table-cell>
          <table:table-cell office:value-type="float" office:value="0.79394999999999993" table:style-name="ce1">
            <text:p>0.79395</text:p>
          </table:table-cell>
          <table:table-cell office:value-type="float" office:value="-0.79394999999999993" table:style-name="ce1">
            <text:p>-0.79395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1.98488" table:style-name="ce1">
            <text:p>1.98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659999999999999" table:style-name="ce1">
            <text:p>0.1266</text:p>
          </table:table-cell>
          <table:table-cell office:value-type="float" office:value="-0.12659999999999999" table:style-name="ce1">
            <text:p>-0.1266</text:p>
          </table:table-cell>
          <table:table-cell office:value-type="float" office:value="1.0317000000000001" table:style-name="ce1">
            <text:p>1.0317</text:p>
          </table:table-cell>
          <table:table-cell office:value-type="float" office:value="0.3165" table:style-name="ce1">
            <text:p>0.3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26278000000000001" table:style-name="ce1">
            <text:p>0.26278</text:p>
          </table:table-cell>
          <table:table-cell office:value-type="float" office:value="2.0320000000000001E-2" table:style-name="ce1">
            <text:p>0.02032</text:p>
          </table:table-cell>
          <table:table-cell office:value-type="float" office:value="0.17557999999999999" table:style-name="ce1">
            <text:p>0.17558</text:p>
          </table:table-cell>
          <table:table-cell office:value-type="float" office:value="-0.17557999999999999" table:style-name="ce1">
            <text:p>-0.17558</text:p>
          </table:table-cell>
          <table:table-cell office:value-type="float" office:value="1.0317000000000001" table:style-name="ce1">
            <text:p>1.0317</text:p>
          </table:table-cell>
          <table:table-cell office:value-type="float" office:value="0.43896000000000002" table:style-name="ce1">
            <text:p>0.43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.4899999999999999E-2" table:style-name="ce1">
            <text:p>0.0649</text:p>
          </table:table-cell>
          <table:table-cell office:value-type="float" office:value="0.62655000000000005" table:style-name="ce1">
            <text:p>0.62655</text:p>
          </table:table-cell>
          <table:table-cell office:value-type="float" office:value="1.07212" table:style-name="ce1">
            <text:p>1.07212</text:p>
          </table:table-cell>
          <table:table-cell office:value-type="float" office:value="-1.07212" table:style-name="ce1">
            <text:p>-1.07212</text:p>
          </table:table-cell>
          <table:table-cell office:value-type="float" office:value="1.0299" table:style-name="ce1">
            <text:p>1.0299</text:p>
          </table:table-cell>
          <table:table-cell office:value-type="float" office:value="2.6802999999999999" table:style-name="ce1">
            <text:p>2.6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6549999999999999E-2" table:style-name="ce1">
            <text:p>0.01655</text:p>
          </table:table-cell>
          <table:table-cell office:value-type="float" office:value="6.4600000000000005E-3" table:style-name="ce1">
            <text:p>0.00646</text:p>
          </table:table-cell>
          <table:table-cell office:value-type="float" office:value="1.106E-2" table:style-name="ce1">
            <text:p>0.01106</text:p>
          </table:table-cell>
          <table:table-cell office:value-type="float" office:value="-1.106E-2" table:style-name="ce1">
            <text:p>-0.01106</text:p>
          </table:table-cell>
          <table:table-cell office:value-type="float" office:value="1.0299" table:style-name="ce1">
            <text:p>1.0299</text:p>
          </table:table-cell>
          <table:table-cell office:value-type="float" office:value="2.7639999999999998E-2" table:style-name="ce1">
            <text:p>0.02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3600000000000002E-3" table:style-name="ce1">
            <text:p>0.00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9" table:style-name="ce1">
            <text:p>1.029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9640000000000001E-2" table:style-name="ce1">
            <text:p>0.01964</text:p>
          </table:table-cell>
          <table:table-cell office:value-type="float" office:value="5.4829999999999997E-2" table:style-name="ce1">
            <text:p>0.05483</text:p>
          </table:table-cell>
          <table:table-cell office:value-type="float" office:value="0.32451000000000002" table:style-name="ce1">
            <text:p>0.32451</text:p>
          </table:table-cell>
          <table:table-cell office:value-type="float" office:value="-0.32451000000000002" table:style-name="ce1">
            <text:p>-0.32451</text:p>
          </table:table-cell>
          <table:table-cell office:value-type="float" office:value="1.0251999999999999" table:style-name="ce1">
            <text:p>1.0252</text:p>
          </table:table-cell>
          <table:table-cell office:value-type="float" office:value="0.81128" table:style-name="ce1">
            <text:p>0.81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.036E-2" table:style-name="ce1">
            <text:p>0.02036</text:p>
          </table:table-cell>
          <table:table-cell office:value-type="float" office:value="-1.9199999999999998E-2" table:style-name="ce1">
            <text:p>-0.0192</text:p>
          </table:table-cell>
          <table:table-cell office:value-type="float" office:value="0.33640000000000003" table:style-name="ce1">
            <text:p>0.3364</text:p>
          </table:table-cell>
          <table:table-cell office:value-type="float" office:value="-0.33640000000000003" table:style-name="ce1">
            <text:p>-0.3364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84099000000000002" table:style-name="ce1">
            <text:p>0.840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21553" table:style-name="ce1">
            <text:p>0.21553</text:p>
          </table:table-cell>
          <table:table-cell office:value-type="float" office:value="-8.2199999999999999E-3" table:style-name="ce1">
            <text:p>-0.00822</text:p>
          </table:table-cell>
          <table:table-cell office:value-type="float" office:value="0.14401" table:style-name="ce1">
            <text:p>0.14401</text:p>
          </table:table-cell>
          <table:table-cell office:value-type="float" office:value="-0.14401" table:style-name="ce1">
            <text:p>-0.14401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36003999999999997" table:style-name="ce1">
            <text:p>0.36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955" table:style-name="ce1">
            <text:p>0.15955</text:p>
          </table:table-cell>
          <table:table-cell office:value-type="float" office:value="-0.15955" table:style-name="ce1">
            <text:p>-0.15955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39887999999999996" table:style-name="ce1">
            <text:p>0.39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.0990000000000002E-2" table:style-name="ce1">
            <text:p>0.02099</text:p>
          </table:table-cell>
          <table:table-cell office:value-type="float" office:value="3.0499999999999998E-3" table:style-name="ce1">
            <text:p>0.00305</text:p>
          </table:table-cell>
          <table:table-cell office:value-type="float" office:value="1.4030000000000001E-2" table:style-name="ce1">
            <text:p>0.01403</text:p>
          </table:table-cell>
          <table:table-cell office:value-type="float" office:value="-1.4030000000000001E-2" table:style-name="ce1">
            <text:p>-0.01403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3.5070000000000004E-2" table:style-name="ce1">
            <text:p>0.03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15407000000000001" table:style-name="ce1">
            <text:p>0.15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10321999999999999" table:style-name="ce1">
            <text:p>0.10322</text:p>
          </table:table-cell>
          <table:table-cell office:value-type="float" office:value="2.4809999999999999E-2" table:style-name="ce1">
            <text:p>0.02481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.1969999999999996E-2" table:style-name="ce1">
            <text:p>0.09197</text:p>
          </table:table-cell>
          <table:table-cell office:value-type="float" office:value="0.33012000000000002" table:style-name="ce1">
            <text:p>0.33012</text:p>
          </table:table-cell>
          <table:table-cell office:value-type="float" office:value="1.51928" table:style-name="ce1">
            <text:p>1.51928</text:p>
          </table:table-cell>
          <table:table-cell office:value-type="float" office:value="-1.51928" table:style-name="ce1">
            <text:p>-1.51928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3.79819" table:style-name="ce1">
            <text:p>3.79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91421000000000008" table:style-name="ce1">
            <text:p>0.91421</text:p>
          </table:table-cell>
          <table:table-cell office:value-type="float" office:value="0.35371000000000002" table:style-name="ce1">
            <text:p>0.35371</text:p>
          </table:table-cell>
          <table:table-cell office:value-type="float" office:value="0.61085" table:style-name="ce1">
            <text:p>0.61085</text:p>
          </table:table-cell>
          <table:table-cell office:value-type="float" office:value="-0.61085" table:style-name="ce1">
            <text:p>-0.61085</text:p>
          </table:table-cell>
          <table:table-cell office:value-type="float" office:value="1.0315000000000001" table:style-name="ce1">
            <text:p>1.0315</text:p>
          </table:table-cell>
          <table:table-cell office:value-type="float" office:value="1.5271299999999999" table:style-name="ce1">
            <text:p>1.52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6289999999999999E-2" table:style-name="ce1">
            <text:p>0.01629</text:p>
          </table:table-cell>
          <table:table-cell office:value-type="float" office:value="0.15586" table:style-name="ce1">
            <text:p>0.15586</text:p>
          </table:table-cell>
          <table:table-cell office:value-type="float" office:value="0.26917999999999997" table:style-name="ce1">
            <text:p>0.26918</text:p>
          </table:table-cell>
          <table:table-cell office:value-type="float" office:value="-0.26917999999999997" table:style-name="ce1">
            <text:p>-0.26918</text:p>
          </table:table-cell>
          <table:table-cell office:value-type="float" office:value="1.0315000000000001" table:style-name="ce1">
            <text:p>1.0315</text:p>
          </table:table-cell>
          <table:table-cell office:value-type="float" office:value="0.67293999999999998" table:style-name="ce1">
            <text:p>0.6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5273" table:style-name="ce1">
            <text:p>0.152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5000000000001" table:style-name="ce1">
            <text:p>1.0315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5689999999999998E-2" table:style-name="ce1">
            <text:p>0.06569</text:p>
          </table:table-cell>
          <table:table-cell office:value-type="float" office:value="-6.5689999999999998E-2" table:style-name="ce1">
            <text:p>-0.06569</text:p>
          </table:table-cell>
          <table:table-cell office:value-type="float" office:value="1.0315000000000001" table:style-name="ce1">
            <text:p>1.0315</text:p>
          </table:table-cell>
          <table:table-cell office:value-type="float" office:value="0.16422999999999999" table:style-name="ce1">
            <text:p>0.16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63" table:style-name="ce1">
            <text:p>0.63</text:p>
          </table:table-cell>
          <table:table-cell office:value-type="float" office:value="0.17191999999999999" table:style-name="ce1">
            <text:p>0.17192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41229999999999994" table:style-name="ce1">
            <text:p>0.4123</text:p>
          </table:table-cell>
          <table:table-cell office:value-type="float" office:value="0.11737" table:style-name="ce1">
            <text:p>0.11737</text:p>
          </table:table-cell>
          <table:table-cell office:value-type="float" office:value="0.27549000000000001" table:style-name="ce1">
            <text:p>0.27549</text:p>
          </table:table-cell>
          <table:table-cell office:value-type="float" office:value="-0.27549000000000001" table:style-name="ce1">
            <text:p>-0.27549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68870999999999993" table:style-name="ce1">
            <text:p>0.68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3530000000000002E-2" table:style-name="ce1">
            <text:p>0.02353</text:p>
          </table:table-cell>
          <table:table-cell office:value-type="float" office:value="0.16564000000000001" table:style-name="ce1">
            <text:p>0.16564</text:p>
          </table:table-cell>
          <table:table-cell office:value-type="float" office:value="0.38875999999999999" table:style-name="ce1">
            <text:p>0.38876</text:p>
          </table:table-cell>
          <table:table-cell office:value-type="float" office:value="-0.38875999999999999" table:style-name="ce1">
            <text:p>-0.38876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97191000000000005" table:style-name="ce1">
            <text:p>0.97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1429999999999998E-2" table:style-name="ce1">
            <text:p>0.06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.3789999999999999E-2" table:style-name="ce1">
            <text:p>0.06379</text:p>
          </table:table-cell>
          <table:table-cell office:value-type="float" office:value="1.1200000000000002E-2" table:style-name="ce1">
            <text:p>0.0112</text:p>
          </table:table-cell>
          <table:table-cell office:value-type="float" office:value="4.2619999999999998E-2" table:style-name="ce1">
            <text:p>0.04262</text:p>
          </table:table-cell>
          <table:table-cell office:value-type="float" office:value="-4.2619999999999998E-2" table:style-name="ce1">
            <text:p>-0.04262</text:p>
          </table:table-cell>
          <table:table-cell office:value-type="float" office:value="1.0169999999999999" table:style-name="ce1">
            <text:p>1.017</text:p>
          </table:table-cell>
          <table:table-cell office:value-type="float" office:value="0.10656" table:style-name="ce1">
            <text:p>0.10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9020000000000001E-2" table:style-name="ce1">
            <text:p>0.02902</text:p>
          </table:table-cell>
          <table:table-cell office:value-type="float" office:value="-3.8089999999999999E-2" table:style-name="ce1">
            <text:p>-0.03809</text:p>
          </table:table-cell>
          <table:table-cell office:value-type="float" office:value="0.47938000000000003" table:style-name="ce1">
            <text:p>0.47938</text:p>
          </table:table-cell>
          <table:table-cell office:value-type="float" office:value="-0.47938000000000003" table:style-name="ce1">
            <text:p>-0.47938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1.1984600000000001" table:style-name="ce1">
            <text:p>1.19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48511000000000004" table:style-name="ce1">
            <text:p>0.48511</text:p>
          </table:table-cell>
          <table:table-cell office:value-type="float" office:value="-2.5750000000000002E-2" table:style-name="ce1">
            <text:p>-0.02575</text:p>
          </table:table-cell>
          <table:table-cell office:value-type="float" office:value="0.32414000000000004" table:style-name="ce1">
            <text:p>0.32414</text:p>
          </table:table-cell>
          <table:table-cell office:value-type="float" office:value="-0.32414000000000004" table:style-name="ce1">
            <text:p>-0.32414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81035000000000001" table:style-name="ce1">
            <text:p>0.81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4" table:style-name="ce1">
            <text:p>0.124</text:p>
          </table:table-cell>
          <table:table-cell office:value-type="float" office:value="-0.124" table:style-name="ce1">
            <text:p>-0.124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0630000000000003E-2" table:style-name="ce1">
            <text:p>0.02063</text:p>
          </table:table-cell>
          <table:table-cell office:value-type="float" office:value="8.0570000000000003E-2" table:style-name="ce1">
            <text:p>0.08057</text:p>
          </table:table-cell>
          <table:table-cell office:value-type="float" office:value="0.34084999999999999" table:style-name="ce1">
            <text:p>0.34085</text:p>
          </table:table-cell>
          <table:table-cell office:value-type="float" office:value="-0.34084999999999999" table:style-name="ce1">
            <text:p>-0.34085</text:p>
          </table:table-cell>
          <table:table-cell office:value-type="float" office:value="1.0133000000000001" table:style-name="ce1">
            <text:p>1.0133</text:p>
          </table:table-cell>
          <table:table-cell office:value-type="float" office:value="0.85214000000000001" table:style-name="ce1">
            <text:p>0.8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0053000000000001" table:style-name="ce1">
            <text:p>0.20053</text:p>
          </table:table-cell>
          <table:table-cell office:value-type="float" office:value="3.1669999999999997E-2" table:style-name="ce1">
            <text:p>0.03167</text:p>
          </table:table-cell>
          <table:table-cell office:value-type="float" office:value="0.13399" table:style-name="ce1">
            <text:p>0.13399</text:p>
          </table:table-cell>
          <table:table-cell office:value-type="float" office:value="-0.13399" table:style-name="ce1">
            <text:p>-0.13399</text:p>
          </table:table-cell>
          <table:table-cell office:value-type="float" office:value="1.0133000000000001" table:style-name="ce1">
            <text:p>1.0133</text:p>
          </table:table-cell>
          <table:table-cell office:value-type="float" office:value="0.33496999999999999" table:style-name="ce1">
            <text:p>0.33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133000000000001" table:style-name="ce1">
            <text:p>1.0133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.6059999999999999E-2" table:style-name="ce1">
            <text:p>0.05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6" table:style-name="ce1">
            <text:p>1.0286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77803" table:style-name="ce1">
            <text:p>0.77803</text:p>
          </table:table-cell>
          <table:table-cell office:value-type="float" office:value="0.25459999999999999" table:style-name="ce1">
            <text:p>0.2546</text:p>
          </table:table-cell>
          <table:table-cell office:value-type="float" office:value="0.51985999999999999" table:style-name="ce1">
            <text:p>0.51986</text:p>
          </table:table-cell>
          <table:table-cell office:value-type="float" office:value="-0.51985999999999999" table:style-name="ce1">
            <text:p>-0.51986</text:p>
          </table:table-cell>
          <table:table-cell office:value-type="float" office:value="1.0286" table:style-name="ce1">
            <text:p>1.0286</text:p>
          </table:table-cell>
          <table:table-cell office:value-type="float" office:value="1.29965" table:style-name="ce1">
            <text:p>1.29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.4059999999999995E-2" table:style-name="ce1">
            <text:p>0.04406</text:p>
          </table:table-cell>
          <table:table-cell office:value-type="float" office:value="0.35645000000000004" table:style-name="ce1">
            <text:p>0.35645</text:p>
          </table:table-cell>
          <table:table-cell office:value-type="float" office:value="0.72784000000000004" table:style-name="ce1">
            <text:p>0.72784</text:p>
          </table:table-cell>
          <table:table-cell office:value-type="float" office:value="-0.72784000000000004" table:style-name="ce1">
            <text:p>-0.72784</text:p>
          </table:table-cell>
          <table:table-cell office:value-type="float" office:value="1.0286" table:style-name="ce1">
            <text:p>1.0286</text:p>
          </table:table-cell>
          <table:table-cell office:value-type="float" office:value="1.8196100000000002" table:style-name="ce1">
            <text:p>1.819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0476099999999999" table:style-name="ce1">
            <text:p>1.04761</text:p>
          </table:table-cell>
          <table:table-cell office:value-type="float" office:value="0.45093000000000005" table:style-name="ce1">
            <text:p>0.45093</text:p>
          </table:table-cell>
          <table:table-cell office:value-type="float" office:value="0.69999" table:style-name="ce1">
            <text:p>0.69999</text:p>
          </table:table-cell>
          <table:table-cell office:value-type="float" office:value="-0.69999" table:style-name="ce1">
            <text:p>-0.69999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1.7499600000000002" table:style-name="ce1">
            <text:p>1.74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490000000000002E-2" table:style-name="ce1">
            <text:p>0.06049</text:p>
          </table:table-cell>
          <table:table-cell office:value-type="float" office:value="-6.0490000000000002E-2" table:style-name="ce1">
            <text:p>-0.06049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0.15123" table:style-name="ce1">
            <text:p>0.15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3900000000000002E-3" table:style-name="ce1">
            <text:p>0.00139</text:p>
          </table:table-cell>
          <table:table-cell office:value-type="float" office:value="5.0999999999999993E-4" table:style-name="ce1">
            <text:p>0.00051</text:p>
          </table:table-cell>
          <table:table-cell office:value-type="float" office:value="2.3E-2" table:style-name="ce1">
            <text:p>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1.0261" table:style-name="ce1">
            <text:p>1.0261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890000000000009E-2" table:style-name="ce1">
            <text:p>0.07089</text:p>
          </table:table-cell>
          <table:table-cell office:value-type="float" office:value="-7.0890000000000009E-2" table:style-name="ce1">
            <text:p>-0.07089</text:p>
          </table:table-cell>
          <table:table-cell office:value-type="float" office:value="1.0284" table:style-name="ce1">
            <text:p>1.0284</text:p>
          </table:table-cell>
          <table:table-cell office:value-type="float" office:value="0.17723" table:style-name="ce1">
            <text:p>0.17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.6010000000000002E-2" table:style-name="ce1">
            <text:p>0.04601</text:p>
          </table:table-cell>
          <table:table-cell office:value-type="float" office:value="-1.4099999999999998E-3" table:style-name="ce1">
            <text:p>-0.00141</text:p>
          </table:table-cell>
          <table:table-cell office:value-type="float" office:value="3.074E-2" table:style-name="ce1">
            <text:p>0.03074</text:p>
          </table:table-cell>
          <table:table-cell office:value-type="float" office:value="-3.074E-2" table:style-name="ce1">
            <text:p>-0.03074</text:p>
          </table:table-cell>
          <table:table-cell office:value-type="float" office:value="1.0284" table:style-name="ce1">
            <text:p>1.0284</text:p>
          </table:table-cell>
          <table:table-cell office:value-type="float" office:value="7.6850000000000002E-2" table:style-name="ce1">
            <text:p>0.07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5510000000000001E-2" table:style-name="ce1">
            <text:p>0.02551</text:p>
          </table:table-cell>
          <table:table-cell office:value-type="float" office:value="0.23157" table:style-name="ce1">
            <text:p>0.23157</text:p>
          </table:table-cell>
          <table:table-cell office:value-type="float" office:value="0.42145000000000005" table:style-name="ce1">
            <text:p>0.42145</text:p>
          </table:table-cell>
          <table:table-cell office:value-type="float" office:value="-0.42145000000000005" table:style-name="ce1">
            <text:p>-0.42145</text:p>
          </table:table-cell>
          <table:table-cell office:value-type="float" office:value="1.028" table:style-name="ce1">
            <text:p>1.028</text:p>
          </table:table-cell>
          <table:table-cell office:value-type="float" office:value="1.0536099999999999" table:style-name="ce1">
            <text:p>1.05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" table:style-name="ce1">
            <text:p>1.02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17274" table:style-name="ce1">
            <text:p>0.17274</text:p>
          </table:table-cell>
          <table:table-cell office:value-type="float" office:value="6.341999999999999E-2" table:style-name="ce1">
            <text:p>0.06342</text:p>
          </table:table-cell>
          <table:table-cell office:value-type="float" office:value="0.11541999999999999" table:style-name="ce1">
            <text:p>0.11542</text:p>
          </table:table-cell>
          <table:table-cell office:value-type="float" office:value="-0.11541999999999999" table:style-name="ce1">
            <text:p>-0.11542</text:p>
          </table:table-cell>
          <table:table-cell office:value-type="float" office:value="1.028" table:style-name="ce1">
            <text:p>1.028</text:p>
          </table:table-cell>
          <table:table-cell office:value-type="float" office:value="0.28854000000000002" table:style-name="ce1">
            <text:p>0.288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579999999999996E-2" table:style-name="ce1">
            <text:p>0.07758</text:p>
          </table:table-cell>
          <table:table-cell office:value-type="float" office:value="-7.7579999999999996E-2" table:style-name="ce1">
            <text:p>-0.07758</text:p>
          </table:table-cell>
          <table:table-cell office:value-type="float" office:value="1.0239" table:style-name="ce1">
            <text:p>1.0239</text:p>
          </table:table-cell>
          <table:table-cell office:value-type="float" office:value="0.19393999999999997" table:style-name="ce1">
            <text:p>0.193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215E-2" table:style-name="ce1">
            <text:p>0.02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.6010000000000002E-2" table:style-name="ce1">
            <text:p>0.04601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074E-2" table:style-name="ce1">
            <text:p>0.03074</text:p>
          </table:table-cell>
          <table:table-cell office:value-type="float" office:value="-3.074E-2" table:style-name="ce1">
            <text:p>-0.03074</text:p>
          </table:table-cell>
          <table:table-cell office:value-type="float" office:value="1.0239" table:style-name="ce1">
            <text:p>1.0239</text:p>
          </table:table-cell>
          <table:table-cell office:value-type="float" office:value="7.6850000000000002E-2" table:style-name="ce1">
            <text:p>0.07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.4349999999999991E-2" table:style-name="ce1">
            <text:p>0.06435</text:p>
          </table:table-cell>
          <table:table-cell office:value-type="float" office:value="-4.6000000000000001E-4" table:style-name="ce1">
            <text:p>-0.00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1.0267999999999999" table:style-name="ce1">
            <text:p>1.0268</text:p>
          </table:table-cell>
          <table:table-cell office:value-type="float" office:value="0.10749" table:style-name="ce1">
            <text:p>0.1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67999999999999" table:style-name="ce1">
            <text:p>1.0268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668" table:style-name="ce1">
            <text:p>0.42668</text:p>
          </table:table-cell>
          <table:table-cell office:value-type="float" office:value="-0.42668" table:style-name="ce1">
            <text:p>-0.42668</text:p>
          </table:table-cell>
          <table:table-cell office:value-type="float" office:value="1.0194000000000001" table:style-name="ce1">
            <text:p>1.0194</text:p>
          </table:table-cell>
          <table:table-cell office:value-type="float" office:value="1.06671" table:style-name="ce1">
            <text:p>1.06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316E-2" table:style-name="ce1">
            <text:p>0.023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4000000000001" table:style-name="ce1">
            <text:p>1.019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43" table:style-name="ce1">
            <text:p>1.0243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3800000000000013E-2" table:style-name="ce1">
            <text:p>0.0838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5.5990000000000005E-2" table:style-name="ce1">
            <text:p>0.05599</text:p>
          </table:table-cell>
          <table:table-cell office:value-type="float" office:value="-5.5990000000000005E-2" table:style-name="ce1">
            <text:p>-0.05599</text:p>
          </table:table-cell>
          <table:table-cell office:value-type="float" office:value="1.0243" table:style-name="ce1">
            <text:p>1.0243</text:p>
          </table:table-cell>
          <table:table-cell office:value-type="float" office:value="0.13999" table:style-name="ce1">
            <text:p>0.13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11993000000000001" table:style-name="ce1">
            <text:p>0.11993</text:p>
          </table:table-cell>
          <table:table-cell office:value-type="float" office:value="3.884E-2" table:style-name="ce1">
            <text:p>0.03884</text:p>
          </table:table-cell>
          <table:table-cell office:value-type="float" office:value="8.0139999999999989E-2" table:style-name="ce1">
            <text:p>0.08014</text:p>
          </table:table-cell>
          <table:table-cell office:value-type="float" office:value="-8.0139999999999989E-2" table:style-name="ce1">
            <text:p>-0.08014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0.20033999999999999" table:style-name="ce1">
            <text:p>0.20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410000000000002E-2" table:style-name="ce1">
            <text:p>0.05641</text:p>
          </table:table-cell>
          <table:table-cell office:value-type="float" office:value="-5.6410000000000002E-2" table:style-name="ce1">
            <text:p>-0.05641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0.14102000000000001" table:style-name="ce1">
            <text:p>0.14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9.264E-2" table:style-name="ce1">
            <text:p>0.0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32832" table:style-name="ce1">
            <text:p>0.32832</text:p>
          </table:table-cell>
          <table:table-cell office:value-type="float" office:value="0.67732999999999999" table:style-name="ce1">
            <text:p>0.67733</text:p>
          </table:table-cell>
          <table:table-cell office:value-type="float" office:value="-0.67732999999999999" table:style-name="ce1">
            <text:p>-0.67733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1.69333" table:style-name="ce1">
            <text:p>1.69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55E-2" table:style-name="ce1">
            <text:p>0.02155</text:p>
          </table:table-cell>
          <table:table-cell office:value-type="float" office:value="2.96E-3" table:style-name="ce1">
            <text:p>0.00296</text:p>
          </table:table-cell>
          <table:table-cell office:value-type="float" office:value="1.44E-2" table:style-name="ce1">
            <text:p>0.0144</text:p>
          </table:table-cell>
          <table:table-cell office:value-type="float" office:value="-1.44E-2" table:style-name="ce1">
            <text:p>-0.0144</text:p>
          </table:table-cell>
          <table:table-cell office:value-type="float" office:value="1.0282" table:style-name="ce1">
            <text:p>1.0282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.0549999999999996E-2" table:style-name="ce1">
            <text:p>0.04055</text:p>
          </table:table-cell>
          <table:table-cell office:value-type="float" office:value="0.13747000000000001" table:style-name="ce1">
            <text:p>0.13747</text:p>
          </table:table-cell>
          <table:table-cell office:value-type="float" office:value="0.66991000000000001" table:style-name="ce1">
            <text:p>0.66991</text:p>
          </table:table-cell>
          <table:table-cell office:value-type="float" office:value="-0.66991000000000001" table:style-name="ce1">
            <text:p>-0.66991</text:p>
          </table:table-cell>
          <table:table-cell office:value-type="float" office:value="1.0282" table:style-name="ce1">
            <text:p>1.0282</text:p>
          </table:table-cell>
          <table:table-cell office:value-type="float" office:value="1.6747700000000001" table:style-name="ce1">
            <text:p>1.67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.7669999999999998E-2" table:style-name="ce1">
            <text:p>0.01767</text:p>
          </table:table-cell>
          <table:table-cell office:value-type="float" office:value="6.3490000000000005E-2" table:style-name="ce1">
            <text:p>0.06349</text:p>
          </table:table-cell>
          <table:table-cell office:value-type="float" office:value="0.29182999999999998" table:style-name="ce1">
            <text:p>0.29183</text:p>
          </table:table-cell>
          <table:table-cell office:value-type="float" office:value="-0.29182999999999998" table:style-name="ce1">
            <text:p>-0.29183</text:p>
          </table:table-cell>
          <table:table-cell office:value-type="float" office:value="1.0258" table:style-name="ce1">
            <text:p>1.0258</text:p>
          </table:table-cell>
          <table:table-cell office:value-type="float" office:value="0.72958000000000001" table:style-name="ce1">
            <text:p>0.72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570999999999999" table:style-name="ce1">
            <text:p>2.2571</text:p>
          </table:table-cell>
          <table:table-cell office:value-type="float" office:value="0.3281" table:style-name="ce1">
            <text:p>0.3281</text:p>
          </table:table-cell>
          <table:table-cell office:value-type="float" office:value="1.50813" table:style-name="ce1">
            <text:p>1.50813</text:p>
          </table:table-cell>
          <table:table-cell office:value-type="float" office:value="-1.50813" table:style-name="ce1">
            <text:p>-1.50813</text:p>
          </table:table-cell>
          <table:table-cell office:value-type="float" office:value="1.0258" table:style-name="ce1">
            <text:p>1.0258</text:p>
          </table:table-cell>
          <table:table-cell office:value-type="float" office:value="3.77033" table:style-name="ce1">
            <text:p>3.77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180999999999999" table:style-name="ce1">
            <text:p>0.12181</text:p>
          </table:table-cell>
          <table:table-cell office:value-type="float" office:value="-0.12180999999999999" table:style-name="ce1">
            <text:p>-0.12181</text:p>
          </table:table-cell>
          <table:table-cell office:value-type="float" office:value="1.0199" table:style-name="ce1">
            <text:p>1.0199</text:p>
          </table:table-cell>
          <table:table-cell office:value-type="float" office:value="0.30452000000000001" table:style-name="ce1">
            <text:p>0.30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890000000000009E-2" table:style-name="ce1">
            <text:p>0.07089</text:p>
          </table:table-cell>
          <table:table-cell office:value-type="float" office:value="-7.0890000000000009E-2" table:style-name="ce1">
            <text:p>-0.07089</text:p>
          </table:table-cell>
          <table:table-cell office:value-type="float" office:value="1.0258" table:style-name="ce1">
            <text:p>1.0258</text:p>
          </table:table-cell>
          <table:table-cell office:value-type="float" office:value="0.17723" table:style-name="ce1">
            <text:p>0.17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.3230000000000005E-2" table:style-name="ce1">
            <text:p>0.04323</text:p>
          </table:table-cell>
          <table:table-cell office:value-type="float" office:value="-1.81E-3" table:style-name="ce1">
            <text:p>-0.00181</text:p>
          </table:table-cell>
          <table:table-cell office:value-type="float" office:value="2.8879999999999999E-2" table:style-name="ce1">
            <text:p>0.02888</text:p>
          </table:table-cell>
          <table:table-cell office:value-type="float" office:value="-2.8879999999999999E-2" table:style-name="ce1">
            <text:p>-0.02888</text:p>
          </table:table-cell>
          <table:table-cell office:value-type="float" office:value="1.0258" table:style-name="ce1">
            <text:p>1.0258</text:p>
          </table:table-cell>
          <table:table-cell office:value-type="float" office:value="7.2209999999999996E-2" table:style-name="ce1">
            <text:p>0.072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151" table:style-name="ce1">
            <text:p>0.11151</text:p>
          </table:table-cell>
          <table:table-cell office:value-type="float" office:value="-0.11151" table:style-name="ce1">
            <text:p>-0.11151</text:p>
          </table:table-cell>
          <table:table-cell office:value-type="float" office:value="1.0251999999999999" table:style-name="ce1">
            <text:p>1.0252</text:p>
          </table:table-cell>
          <table:table-cell office:value-type="float" office:value="0.27878000000000003" table:style-name="ce1">
            <text:p>0.27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109999999999998E-2" table:style-name="ce1">
            <text:p>0.02211</text:p>
          </table:table-cell>
          <table:table-cell office:value-type="float" office:value="3.62E-3" table:style-name="ce1">
            <text:p>0.00362</text:p>
          </table:table-cell>
          <table:table-cell office:value-type="float" office:value="1.477E-2" table:style-name="ce1">
            <text:p>0.01477</text:p>
          </table:table-cell>
          <table:table-cell office:value-type="float" office:value="-1.477E-2" table:style-name="ce1">
            <text:p>-0.01477</text:p>
          </table:table-cell>
          <table:table-cell office:value-type="float" office:value="1.0251999999999999" table:style-name="ce1">
            <text:p>1.0252</text:p>
          </table:table-cell>
          <table:table-cell office:value-type="float" office:value="3.6929999999999998E-2" table:style-name="ce1">
            <text:p>0.03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.30835999999999997" table:style-name="ce1">
            <text:p>0.30836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0.20604" table:style-name="ce1">
            <text:p>0.20604</text:p>
          </table:table-cell>
          <table:table-cell office:value-type="float" office:value="-0.20604" table:style-name="ce1">
            <text:p>-0.20604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0.51509000000000005" table:style-name="ce1">
            <text:p>0.515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48" table:style-name="ce1">
            <text:p>14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5399999999999997E-3" table:style-name="ce1">
            <text:p>0.0035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16999999999999" table:style-name="ce1">
            <text:p>0.14517</text:p>
          </table:table-cell>
          <table:table-cell office:value-type="float" office:value="-0.14516999999999999" table:style-name="ce1">
            <text:p>-0.14517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0.36292000000000002" table:style-name="ce1">
            <text:p>0.36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5399999999999997E-3" table:style-name="ce1">
            <text:p>0.0035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.9580000000000002E-2" table:style-name="ce1">
            <text:p>0.02958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48866999999999999" table:style-name="ce1">
            <text:p>0.48867</text:p>
          </table:table-cell>
          <table:table-cell office:value-type="float" office:value="-0.48866999999999999" table:style-name="ce1">
            <text:p>-0.48867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1.22167" table:style-name="ce1">
            <text:p>1.22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8799999999999997E-2" table:style-name="ce1">
            <text:p>0.0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5399999999999997E-3" table:style-name="ce1">
            <text:p>0.0035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47999999999999" table:style-name="ce1">
            <text:p>1.0148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16607" table:style-name="ce1">
            <text:p>0.16607</text:p>
          </table:table-cell>
          <table:table-cell office:value-type="float" office:value="6.1249999999999999E-2" table:style-name="ce1">
            <text:p>0.06125</text:p>
          </table:table-cell>
          <table:table-cell office:value-type="float" office:value="0.11096" table:style-name="ce1">
            <text:p>0.11096</text:p>
          </table:table-cell>
          <table:table-cell office:value-type="float" office:value="-0.11096" table:style-name="ce1">
            <text:p>-0.11096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27739999999999998" table:style-name="ce1">
            <text:p>0.2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.7599999999999995E-2" table:style-name="ce1">
            <text:p>0.0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7610000000000005E-2" table:style-name="ce1">
            <text:p>0.03761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62124999999999997" table:style-name="ce1">
            <text:p>0.62125</text:p>
          </table:table-cell>
          <table:table-cell office:value-type="float" office:value="-0.62124999999999997" table:style-name="ce1">
            <text:p>-0.62125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55314" table:style-name="ce1">
            <text:p>1.55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410000000000002E-2" table:style-name="ce1">
            <text:p>0.05641</text:p>
          </table:table-cell>
          <table:table-cell office:value-type="float" office:value="-5.6410000000000002E-2" table:style-name="ce1">
            <text:p>-0.0564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4102000000000001" table:style-name="ce1">
            <text:p>0.14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8.9959999999999998E-2" table:style-name="ce1">
            <text:p>0.08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15773000000000001" table:style-name="ce1">
            <text:p>0.15773</text:p>
          </table:table-cell>
          <table:table-cell office:value-type="float" office:value="-6.0999999999999997E-4" table:style-name="ce1">
            <text:p>-0.00061</text:p>
          </table:table-cell>
          <table:table-cell office:value-type="float" office:value="0.10539" table:style-name="ce1">
            <text:p>0.10539</text:p>
          </table:table-cell>
          <table:table-cell office:value-type="float" office:value="-0.10539" table:style-name="ce1">
            <text:p>-0.1053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26347000000000004" table:style-name="ce1">
            <text:p>0.26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11076999999999999" table:style-name="ce1">
            <text:p>0.11077</text:p>
          </table:table-cell>
          <table:table-cell office:value-type="float" office:value="-7.0999999999999991E-4" table:style-name="ce1">
            <text:p>-0.00071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677E-2" table:style-name="ce1">
            <text:p>0.01677</text:p>
          </table:table-cell>
          <table:table-cell office:value-type="float" office:value="2.436E-2" table:style-name="ce1">
            <text:p>0.02436</text:p>
          </table:table-cell>
          <table:table-cell office:value-type="float" office:value="0.27698" table:style-name="ce1">
            <text:p>0.27698</text:p>
          </table:table-cell>
          <table:table-cell office:value-type="float" office:value="-0.27698" table:style-name="ce1">
            <text:p>-0.27698</text:p>
          </table:table-cell>
          <table:table-cell office:value-type="float" office:value="1.0301" table:style-name="ce1">
            <text:p>1.0301</text:p>
          </table:table-cell>
          <table:table-cell office:value-type="float" office:value="0.69243999999999994" table:style-name="ce1">
            <text:p>0.69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410000000000002E-2" table:style-name="ce1">
            <text:p>0.05641</text:p>
          </table:table-cell>
          <table:table-cell office:value-type="float" office:value="-5.6410000000000002E-2" table:style-name="ce1">
            <text:p>-0.05641</text:p>
          </table:table-cell>
          <table:table-cell office:value-type="float" office:value="1.0301" table:style-name="ce1">
            <text:p>1.0301</text:p>
          </table:table-cell>
          <table:table-cell office:value-type="float" office:value="0.14102000000000001" table:style-name="ce1">
            <text:p>0.14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.8780000000000002E-2" table:style-name="ce1">
            <text:p>0.03878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10000000000002E-2" table:style-name="ce1">
            <text:p>0.02591</text:p>
          </table:table-cell>
          <table:table-cell office:value-type="float" office:value="-2.5910000000000002E-2" table:style-name="ce1">
            <text:p>-0.02591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6.4780000000000004E-2" table:style-name="ce1">
            <text:p>0.06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350000000000003E-2" table:style-name="ce1">
            <text:p>0.06235</text:p>
          </table:table-cell>
          <table:table-cell office:value-type="float" office:value="-6.2350000000000003E-2" table:style-name="ce1">
            <text:p>-0.06235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15587000000000001" table:style-name="ce1">
            <text:p>0.15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7659999999999999E-2" table:style-name="ce1">
            <text:p>0.01766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1.18E-2" table:style-name="ce1">
            <text:p>0.0118</text:p>
          </table:table-cell>
          <table:table-cell office:value-type="float" office:value="-1.18E-2" table:style-name="ce1">
            <text:p>-0.0118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2.9500000000000002E-2" table:style-name="ce1">
            <text:p>0.0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7799999999999999E-2" table:style-name="ce1">
            <text:p>0.06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7.3819999999999997E-2" table:style-name="ce1">
            <text:p>0.07382</text:p>
          </table:table-cell>
          <table:table-cell office:value-type="float" office:value="0.38264999999999999" table:style-name="ce1">
            <text:p>0.38265</text:p>
          </table:table-cell>
          <table:table-cell office:value-type="float" office:value="1.21956" table:style-name="ce1">
            <text:p>1.21956</text:p>
          </table:table-cell>
          <table:table-cell office:value-type="float" office:value="-1.21956" table:style-name="ce1">
            <text:p>-1.21956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3.0489100000000002" table:style-name="ce1">
            <text:p>3.04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2559999999999999E-2" table:style-name="ce1">
            <text:p>0.03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.769E-2" table:style-name="ce1">
            <text:p>0.06769</text:p>
          </table:table-cell>
          <table:table-cell office:value-type="float" office:value="0.15856000000000001" table:style-name="ce1">
            <text:p>0.15856</text:p>
          </table:table-cell>
          <table:table-cell office:value-type="float" office:value="1.11818" table:style-name="ce1">
            <text:p>1.11818</text:p>
          </table:table-cell>
          <table:table-cell office:value-type="float" office:value="-1.11818" table:style-name="ce1">
            <text:p>-1.11818</text:p>
          </table:table-cell>
          <table:table-cell office:value-type="float" office:value="1.0238" table:style-name="ce1">
            <text:p>1.0238</text:p>
          </table:table-cell>
          <table:table-cell office:value-type="float" office:value="2.7954399999999997" table:style-name="ce1">
            <text:p>2.79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11493" table:style-name="ce1">
            <text:p>0.11493</text:p>
          </table:table-cell>
          <table:table-cell office:value-type="float" office:value="2.537E-2" table:style-name="ce1">
            <text:p>0.02537</text:p>
          </table:table-cell>
          <table:table-cell office:value-type="float" office:value="7.6789999999999997E-2" table:style-name="ce1">
            <text:p>0.07679</text:p>
          </table:table-cell>
          <table:table-cell office:value-type="float" office:value="-7.6789999999999997E-2" table:style-name="ce1">
            <text:p>-0.07679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19198000000000001" table:style-name="ce1">
            <text:p>0.19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303" table:style-name="ce1">
            <text:p>1.0303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.9870000000000001E-2" table:style-name="ce1">
            <text:p>0.02987</text:p>
          </table:table-cell>
          <table:table-cell office:value-type="float" office:value="0.24168000000000001" table:style-name="ce1">
            <text:p>0.24168</text:p>
          </table:table-cell>
          <table:table-cell office:value-type="float" office:value="0.49349999999999999" table:style-name="ce1">
            <text:p>0.4935</text:p>
          </table:table-cell>
          <table:table-cell office:value-type="float" office:value="-0.49349999999999999" table:style-name="ce1">
            <text:p>-0.4935</text:p>
          </table:table-cell>
          <table:table-cell office:value-type="float" office:value="1.0303" table:style-name="ce1">
            <text:p>1.0303</text:p>
          </table:table-cell>
          <table:table-cell office:value-type="float" office:value="1.2337400000000001" table:style-name="ce1">
            <text:p>1.2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.0320000000000001E-2" table:style-name="ce1">
            <text:p>0.01032</text:p>
          </table:table-cell>
          <table:table-cell office:value-type="float" office:value="2.1080000000000002E-2" table:style-name="ce1">
            <text:p>0.02108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1.0303" table:style-name="ce1">
            <text:p>1.0303</text:p>
          </table:table-cell>
          <table:table-cell office:value-type="float" office:value="5.271E-2" table:style-name="ce1">
            <text:p>0.05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740000000000003E-2" table:style-name="ce1">
            <text:p>0.03774</text:p>
          </table:table-cell>
          <table:table-cell office:value-type="float" office:value="-3.7740000000000003E-2" table:style-name="ce1">
            <text:p>-0.03774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9.4359999999999999E-2" table:style-name="ce1">
            <text:p>0.09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0600000000000003E-3" table:style-name="ce1">
            <text:p>0.00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48E-2" table:style-name="ce1">
            <text:p>0.05348</text:p>
          </table:table-cell>
          <table:table-cell office:value-type="float" office:value="0.54078000000000004" table:style-name="ce1">
            <text:p>0.54078</text:p>
          </table:table-cell>
          <table:table-cell office:value-type="float" office:value="0.88346000000000002" table:style-name="ce1">
            <text:p>0.88346</text:p>
          </table:table-cell>
          <table:table-cell office:value-type="float" office:value="-0.88346000000000002" table:style-name="ce1">
            <text:p>-0.88346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2.2086399999999999" table:style-name="ce1">
            <text:p>2.20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5449999999999999E-2" table:style-name="ce1">
            <text:p>0.05545</text:p>
          </table:table-cell>
          <table:table-cell office:value-type="float" office:value="2.2679999999999999E-2" table:style-name="ce1">
            <text:p>0.02268</text:p>
          </table:table-cell>
          <table:table-cell office:value-type="float" office:value="3.705E-2" table:style-name="ce1">
            <text:p>0.03705</text:p>
          </table:table-cell>
          <table:table-cell office:value-type="float" office:value="-3.705E-2" table:style-name="ce1">
            <text:p>-0.03705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9.2630000000000004E-2" table:style-name="ce1">
            <text:p>0.09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18562000000000001" table:style-name="ce1">
            <text:p>0.18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43" table:style-name="ce1">
            <text:p>1.0343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16216999999999998" table:style-name="ce1">
            <text:p>0.16217</text:p>
          </table:table-cell>
          <table:table-cell office:value-type="float" office:value="1.959E-2" table:style-name="ce1">
            <text:p>0.01959</text:p>
          </table:table-cell>
          <table:table-cell office:value-type="float" office:value="0.10836" table:style-name="ce1">
            <text:p>0.10836</text:p>
          </table:table-cell>
          <table:table-cell office:value-type="float" office:value="-0.10836" table:style-name="ce1">
            <text:p>-0.10836</text:p>
          </table:table-cell>
          <table:table-cell office:value-type="float" office:value="1.0343" table:style-name="ce1">
            <text:p>1.0343</text:p>
          </table:table-cell>
          <table:table-cell office:value-type="float" office:value="0.27089999999999997" table:style-name="ce1">
            <text:p>0.27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9139999999999998E-2" table:style-name="ce1">
            <text:p>0.05914</text:p>
          </table:table-cell>
          <table:table-cell office:value-type="float" office:value="0.17664000000000002" table:style-name="ce1">
            <text:p>0.17664</text:p>
          </table:table-cell>
          <table:table-cell office:value-type="float" office:value="0.97704999999999997" table:style-name="ce1">
            <text:p>0.97705</text:p>
          </table:table-cell>
          <table:table-cell office:value-type="float" office:value="-0.97704999999999997" table:style-name="ce1">
            <text:p>-0.97705</text:p>
          </table:table-cell>
          <table:table-cell office:value-type="float" office:value="1.0343" table:style-name="ce1">
            <text:p>1.0343</text:p>
          </table:table-cell>
          <table:table-cell office:value-type="float" office:value="2.4426199999999998" table:style-name="ce1">
            <text:p>2.44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.6070000000000004E-2" table:style-name="ce1">
            <text:p>0.06607</text:p>
          </table:table-cell>
          <table:table-cell office:value-type="float" office:value="0.16144999999999998" table:style-name="ce1">
            <text:p>0.16145</text:p>
          </table:table-cell>
          <table:table-cell office:value-type="float" office:value="1.0914299999999999" table:style-name="ce1">
            <text:p>1.09143</text:p>
          </table:table-cell>
          <table:table-cell office:value-type="float" office:value="-1.0914299999999999" table:style-name="ce1">
            <text:p>-1.09143</text:p>
          </table:table-cell>
          <table:table-cell office:value-type="float" office:value="1.0245" table:style-name="ce1">
            <text:p>1.0245</text:p>
          </table:table-cell>
          <table:table-cell office:value-type="float" office:value="2.7285899999999996" table:style-name="ce1">
            <text:p>2.72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34226000000000001" table:style-name="ce1">
            <text:p>0.34226</text:p>
          </table:table-cell>
          <table:table-cell office:value-type="float" office:value="7.7729999999999994E-2" table:style-name="ce1">
            <text:p>0.07773</text:p>
          </table:table-cell>
          <table:table-cell office:value-type="float" office:value="0.22869" table:style-name="ce1">
            <text:p>0.22869</text:p>
          </table:table-cell>
          <table:table-cell office:value-type="float" office:value="-0.22869" table:style-name="ce1">
            <text:p>-0.22869</text:p>
          </table:table-cell>
          <table:table-cell office:value-type="float" office:value="1.0199" table:style-name="ce1">
            <text:p>1.0199</text:p>
          </table:table-cell>
          <table:table-cell office:value-type="float" office:value="0.57173000000000007" table:style-name="ce1">
            <text:p>0.57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.0740000000000001E-2" table:style-name="ce1">
            <text:p>0.010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.5310000000000003E-2" table:style-name="ce1">
            <text:p>0.02531</text:p>
          </table:table-cell>
          <table:table-cell office:value-type="float" office:value="0.14211000000000001" table:style-name="ce1">
            <text:p>0.14211</text:p>
          </table:table-cell>
          <table:table-cell office:value-type="float" office:value="0.41810000000000003" table:style-name="ce1">
            <text:p>0.4181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1.0199" table:style-name="ce1">
            <text:p>1.0199</text:p>
          </table:table-cell>
          <table:table-cell office:value-type="float" office:value="1.0452599999999999" table:style-name="ce1">
            <text:p>1.04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.4169999999999997E-2" table:style-name="ce1">
            <text:p>0.02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.4310000000000006E-2" table:style-name="ce1">
            <text:p>0.06431</text:p>
          </table:table-cell>
          <table:table-cell office:value-type="float" office:value="8.5930000000000006E-2" table:style-name="ce1">
            <text:p>0.08593</text:p>
          </table:table-cell>
          <table:table-cell office:value-type="float" office:value="1.06247" table:style-name="ce1">
            <text:p>1.06247</text:p>
          </table:table-cell>
          <table:table-cell office:value-type="float" office:value="-1.06247" table:style-name="ce1">
            <text:p>-1.06247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2.6561599999999999" table:style-name="ce1">
            <text:p>2.65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" table:style-name="ce1">
            <text:p>1.026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459000000000005" table:style-name="ce1">
            <text:p>0.39459</text:p>
          </table:table-cell>
          <table:table-cell office:value-type="float" office:value="-0.39459000000000005" table:style-name="ce1">
            <text:p>-0.39459</text:p>
          </table:table-cell>
          <table:table-cell office:value-type="float" office:value="1.026" table:style-name="ce1">
            <text:p>1.026</text:p>
          </table:table-cell>
          <table:table-cell office:value-type="float" office:value="0.98647000000000007" table:style-name="ce1">
            <text:p>0.98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2570000000000002E-2" table:style-name="ce1">
            <text:p>0.03257</text:p>
          </table:table-cell>
          <table:table-cell office:value-type="float" office:value="6.6220000000000001E-2" table:style-name="ce1">
            <text:p>0.06622</text:p>
          </table:table-cell>
          <table:table-cell office:value-type="float" office:value="0.53805999999999998" table:style-name="ce1">
            <text:p>0.53806</text:p>
          </table:table-cell>
          <table:table-cell office:value-type="float" office:value="-0.53805999999999998" table:style-name="ce1">
            <text:p>-0.53806</text:p>
          </table:table-cell>
          <table:table-cell office:value-type="float" office:value="1.0078" table:style-name="ce1">
            <text:p>1.0078</text:p>
          </table:table-cell>
          <table:table-cell office:value-type="float" office:value="1.3451599999999999" table:style-name="ce1">
            <text:p>1.34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0830000000000004E-2" table:style-name="ce1">
            <text:p>0.07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8" table:style-name="ce1">
            <text:p>1.0078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2214999999999999" table:style-name="ce1">
            <text:p>0.12215</text:p>
          </table:table-cell>
          <table:table-cell office:value-type="float" office:value="1.9179999999999999E-2" table:style-name="ce1">
            <text:p>0.01918</text:p>
          </table:table-cell>
          <table:table-cell office:value-type="float" office:value="8.1620000000000012E-2" table:style-name="ce1">
            <text:p>0.08162</text:p>
          </table:table-cell>
          <table:table-cell office:value-type="float" office:value="-8.1620000000000012E-2" table:style-name="ce1">
            <text:p>-0.08162</text:p>
          </table:table-cell>
          <table:table-cell office:value-type="float" office:value="1.0259" table:style-name="ce1">
            <text:p>1.0259</text:p>
          </table:table-cell>
          <table:table-cell office:value-type="float" office:value="0.20405000000000001" table:style-name="ce1">
            <text:p>0.204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.8470000000000003E-2" table:style-name="ce1">
            <text:p>0.06847</text:p>
          </table:table-cell>
          <table:table-cell office:value-type="float" office:value="0.26579000000000003" table:style-name="ce1">
            <text:p>0.26579</text:p>
          </table:table-cell>
          <table:table-cell office:value-type="float" office:value="1.13117" table:style-name="ce1">
            <text:p>1.13117</text:p>
          </table:table-cell>
          <table:table-cell office:value-type="float" office:value="-1.13117" table:style-name="ce1">
            <text:p>-1.13117</text:p>
          </table:table-cell>
          <table:table-cell office:value-type="float" office:value="1.0259" table:style-name="ce1">
            <text:p>1.0259</text:p>
          </table:table-cell>
          <table:table-cell office:value-type="float" office:value="2.8279300000000003" table:style-name="ce1">
            <text:p>2.82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779999999999997E-2" table:style-name="ce1">
            <text:p>0.05678</text:p>
          </table:table-cell>
          <table:table-cell office:value-type="float" office:value="-5.6779999999999997E-2" table:style-name="ce1">
            <text:p>-0.05678</text:p>
          </table:table-cell>
          <table:table-cell office:value-type="float" office:value="1.0259" table:style-name="ce1">
            <text:p>1.0259</text:p>
          </table:table-cell>
          <table:table-cell office:value-type="float" office:value="0.14194000000000001" table:style-name="ce1">
            <text:p>0.14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197E-2" table:style-name="ce1">
            <text:p>0.04197</text:p>
          </table:table-cell>
          <table:table-cell office:value-type="float" office:value="-5.1810000000000002E-2" table:style-name="ce1">
            <text:p>-0.05181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-0.69330000000000003" table:style-name="ce1">
            <text:p>-0.6933</text:p>
          </table:table-cell>
          <table:table-cell office:value-type="float" office:value="1.0085999999999999" table:style-name="ce1">
            <text:p>1.0086</text:p>
          </table:table-cell>
          <table:table-cell office:value-type="float" office:value="1.73326" table:style-name="ce1">
            <text:p>1.73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0990000000000002E-2" table:style-name="ce1">
            <text:p>0.02099</text:p>
          </table:table-cell>
          <table:table-cell office:value-type="float" office:value="-1.0499999999999999E-3" table:style-name="ce1">
            <text:p>-0.00105</text:p>
          </table:table-cell>
          <table:table-cell office:value-type="float" office:value="1.4030000000000001E-2" table:style-name="ce1">
            <text:p>0.01403</text:p>
          </table:table-cell>
          <table:table-cell office:value-type="float" office:value="-1.4030000000000001E-2" table:style-name="ce1">
            <text:p>-0.01403</text:p>
          </table:table-cell>
          <table:table-cell office:value-type="float" office:value="1.0085999999999999" table:style-name="ce1">
            <text:p>1.0086</text:p>
          </table:table-cell>
          <table:table-cell office:value-type="float" office:value="3.5070000000000004E-2" table:style-name="ce1">
            <text:p>0.03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5999999999999" table:style-name="ce1">
            <text:p>1.0086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156E-2" table:style-name="ce1">
            <text:p>0.04156</text:p>
          </table:table-cell>
          <table:table-cell office:value-type="float" office:value="3.7399999999999998E-3" table:style-name="ce1">
            <text:p>0.00374</text:p>
          </table:table-cell>
          <table:table-cell office:value-type="float" office:value="2.7770000000000003E-2" table:style-name="ce1">
            <text:p>0.02777</text:p>
          </table:table-cell>
          <table:table-cell office:value-type="float" office:value="-2.7770000000000003E-2" table:style-name="ce1">
            <text:p>-0.02777</text:p>
          </table:table-cell>
          <table:table-cell office:value-type="float" office:value="1.0285" table:style-name="ce1">
            <text:p>1.0285</text:p>
          </table:table-cell>
          <table:table-cell office:value-type="float" office:value="6.9419999999999996E-2" table:style-name="ce1">
            <text:p>0.06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19999999999999E-2" table:style-name="ce1">
            <text:p>0.05622</text:p>
          </table:table-cell>
          <table:table-cell office:value-type="float" office:value="-5.6219999999999999E-2" table:style-name="ce1">
            <text:p>-0.05622</text:p>
          </table:table-cell>
          <table:table-cell office:value-type="float" office:value="1.0285" table:style-name="ce1">
            <text:p>1.0285</text:p>
          </table:table-cell>
          <table:table-cell office:value-type="float" office:value="0.14054" table:style-name="ce1">
            <text:p>0.1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619999999999997E-2" table:style-name="ce1">
            <text:p>0.05662</text:p>
          </table:table-cell>
          <table:table-cell office:value-type="float" office:value="-5.6619999999999997E-2" table:style-name="ce1">
            <text:p>-0.05662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0.14154" table:style-name="ce1">
            <text:p>0.14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0110000000000002E-2" table:style-name="ce1">
            <text:p>0.05011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8277500000000001" table:style-name="ce1">
            <text:p>0.82775</text:p>
          </table:table-cell>
          <table:table-cell office:value-type="float" office:value="-0.8277500000000001" table:style-name="ce1">
            <text:p>-0.82775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2.0693700000000002" table:style-name="ce1">
            <text:p>2.06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6" table:style-name="ce1">
            <text:p>1.024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.6749999999999998E-2" table:style-name="ce1">
            <text:p>0.03675</text:p>
          </table:table-cell>
          <table:table-cell office:value-type="float" office:value="0.31167" table:style-name="ce1">
            <text:p>0.31167</text:p>
          </table:table-cell>
          <table:table-cell office:value-type="float" office:value="0.60714000000000001" table:style-name="ce1">
            <text:p>0.60714</text:p>
          </table:table-cell>
          <table:table-cell office:value-type="float" office:value="-0.60714000000000001" table:style-name="ce1">
            <text:p>-0.60714</text:p>
          </table:table-cell>
          <table:table-cell office:value-type="float" office:value="1.0246" table:style-name="ce1">
            <text:p>1.0246</text:p>
          </table:table-cell>
          <table:table-cell office:value-type="float" office:value="1.5178499999999999" table:style-name="ce1">
            <text:p>1.51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060000000000001" table:style-name="ce1">
            <text:p>0.1006</text:p>
          </table:table-cell>
          <table:table-cell office:value-type="float" office:value="-0.10060000000000001" table:style-name="ce1">
            <text:p>-0.1006</text:p>
          </table:table-cell>
          <table:table-cell office:value-type="float" office:value="1.0258" table:style-name="ce1">
            <text:p>1.0258</text:p>
          </table:table-cell>
          <table:table-cell office:value-type="float" office:value="0.2515" table:style-name="ce1">
            <text:p>0.2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5599999999999998E-3" table:style-name="ce1">
            <text:p>0.00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8" table:style-name="ce1">
            <text:p>1.0258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.785E-2" table:style-name="ce1">
            <text:p>0.02785</text:p>
          </table:table-cell>
          <table:table-cell office:value-type="float" office:value="3.6260000000000001E-2" table:style-name="ce1">
            <text:p>0.03626</text:p>
          </table:table-cell>
          <table:table-cell office:value-type="float" office:value="0.46006999999999998" table:style-name="ce1">
            <text:p>0.46007</text:p>
          </table:table-cell>
          <table:table-cell office:value-type="float" office:value="-0.46006999999999998" table:style-name="ce1">
            <text:p>-0.46007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1.15018" table:style-name="ce1">
            <text:p>1.15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1211" table:style-name="ce1">
            <text:p>0.11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91999999999999" table:style-name="ce1">
            <text:p>1.0392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54" table:style-name="ce1">
            <text:p>0.54</text:p>
          </table:table-cell>
          <table:table-cell office:value-type="float" office:value="1.282E-2" table:style-name="ce1">
            <text:p>0.01282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91999999999999" table:style-name="ce1">
            <text:p>1.0392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6" table:style-name="ce1">
            <text:p>0.16</text:p>
          </table:table-cell>
          <table:table-cell office:value-type="float" office:value="1.2920000000000001E-2" table:style-name="ce1">
            <text:p>0.01292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81" table:style-name="ce1">
            <text:p>1.0381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81" table:style-name="ce1">
            <text:p>1.0381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16000000000001" table:style-name="ce1">
            <text:p>1.0116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.16" table:style-name="ce1">
            <text:p>0.16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15000000000001" table:style-name="ce1">
            <text:p>1.0115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15000000000001" table:style-name="ce1">
            <text:p>1.0115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office:value-type="float" office:value="-3.7399999999999998E-3" table:style-name="ce1">
            <text:p>-0.00374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9899999999999996E-3" table:style-name="ce1">
            <text:p>0.0049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54" table:style-name="ce1">
            <text:p>0.54</text:p>
          </table:table-cell>
          <table:table-cell office:value-type="float" office:value="2.2400000000000003E-2" table:style-name="ce1">
            <text:p>0.0224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office:value-type="float" office:value="-6.4900000000000001E-3" table:style-name="ce1">
            <text:p>-0.00649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81" table:style-name="ce1">
            <text:p>1.0281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68" table:style-name="ce1">
            <text:p>0.68</text:p>
          </table:table-cell>
          <table:table-cell office:value-type="float" office:value="2.4719999999999999E-2" table:style-name="ce1">
            <text:p>0.02472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87" table:style-name="ce1">
            <text:p>1.0387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67" table:style-name="ce1">
            <text:p>0.67</text:p>
          </table:table-cell>
          <table:table-cell office:value-type="float" office:value="2.4719999999999999E-2" table:style-name="ce1">
            <text:p>0.02472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87" table:style-name="ce1">
            <text:p>1.0387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office:value-type="float" office:value="-2.9820000000000003E-2" table:style-name="ce1">
            <text:p>-0.0298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8" table:style-name="ce1">
            <text:p>1.048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8" table:style-name="ce1">
            <text:p>1.48</text:p>
          </table:table-cell>
          <table:table-cell office:value-type="float" office:value="-9.3930000000000013E-2" table:style-name="ce1">
            <text:p>-0.09393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88" table:style-name="ce1">
            <text:p>1.0488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7" table:style-name="ce1">
            <text:p>0.7</text:p>
          </table:table-cell>
          <table:table-cell office:value-type="float" office:value="5.7359999999999994E-2" table:style-name="ce1">
            <text:p>0.0573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5000000000001" table:style-name="ce1">
            <text:p>1.0435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75" table:style-name="ce1">
            <text:p>0.75</text:p>
          </table:table-cell>
          <table:table-cell office:value-type="float" office:value="5.7359999999999994E-2" table:style-name="ce1">
            <text:p>0.0573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5000000000001" table:style-name="ce1">
            <text:p>1.0435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6" table:style-name="ce1">
            <text:p>0.66</text:p>
          </table:table-cell>
          <table:table-cell office:value-type="float" office:value="5.7359999999999994E-2" table:style-name="ce1">
            <text:p>0.0573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5000000000001" table:style-name="ce1">
            <text:p>1.0435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9" table:style-name="ce1">
            <text:p>0.79</text:p>
          </table:table-cell>
          <table:table-cell office:value-type="float" office:value="7.46E-2" table:style-name="ce1">
            <text:p>0.074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office:value-type="float" office:value="7.46E-2" table:style-name="ce1">
            <text:p>0.074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2" table:style-name="ce1">
            <text:p>192</text:p>
          </table:table-cell>
          <table:table-cell office:value-type="float" office:value="0.71" table:style-name="ce1">
            <text:p>0.71</text:p>
          </table:table-cell>
          <table:table-cell office:value-type="float" office:value="3.4270000000000002E-2" table:style-name="ce1">
            <text:p>0.034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45" table:style-name="ce1">
            <text:p>1.034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office:value-type="float" office:value="3.4270000000000002E-2" table:style-name="ce1">
            <text:p>0.034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45" table:style-name="ce1">
            <text:p>1.034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3" table:style-name="ce1">
            <text:p>193</text:p>
          </table:table-cell>
          <table:table-cell office:value-type="float" office:value="0.6" table:style-name="ce1">
            <text:p>0.6</text:p>
          </table:table-cell>
          <table:table-cell office:value-type="float" office:value="5.2580000000000002E-2" table:style-name="ce1">
            <text:p>0.05258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74000000000001" table:style-name="ce1">
            <text:p>1.0474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.2580000000000002E-2" table:style-name="ce1">
            <text:p>0.05258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74000000000001" table:style-name="ce1">
            <text:p>1.0474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office:value-type="float" office:value="-5.4560000000000004E-2" table:style-name="ce1">
            <text:p>-0.05456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4" table:style-name="ce1">
            <text:p>1.048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6" table:style-name="ce1">
            <text:p>0.6</text:p>
          </table:table-cell>
          <table:table-cell office:value-type="float" office:value="-4.1130000000000007E-2" table:style-name="ce1">
            <text:p>-0.04113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7" table:style-name="ce1">
            <text:p>1.0467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6" table:style-name="ce1">
            <text:p>0.6</text:p>
          </table:table-cell>
          <table:table-cell office:value-type="float" office:value="-4.1130000000000007E-2" table:style-name="ce1">
            <text:p>-0.04113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7" table:style-name="ce1">
            <text:p>1.0467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-3.771E-2" table:style-name="ce1">
            <text:p>-0.03771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7" table:style-name="ce1">
            <text:p>1.0467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3.6880000000000003E-2" table:style-name="ce1">
            <text:p>0.03688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68" table:style-name="ce1">
            <text:p>1.046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63" table:style-name="ce1">
            <text:p>0.63</text:p>
          </table:table-cell>
          <table:table-cell office:value-type="float" office:value="7.6130000000000003E-2" table:style-name="ce1">
            <text:p>0.07613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office:value-type="float" office:value="6.3399999999999998E-2" table:style-name="ce1">
            <text:p>0.0634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16000000000001" table:style-name="ce1">
            <text:p>1.031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59" table:style-name="ce1">
            <text:p>0.59</text:p>
          </table:table-cell>
          <table:table-cell office:value-type="float" office:value="6.7930000000000004E-2" table:style-name="ce1">
            <text:p>0.0679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4" table:style-name="ce1">
            <text:p>214</text:p>
          </table:table-cell>
          <table:table-cell office:value-type="float" office:value="0.6" table:style-name="ce1">
            <text:p>0.6</text:p>
          </table:table-cell>
          <table:table-cell office:value-type="float" office:value="6.7930000000000004E-2" table:style-name="ce1">
            <text:p>0.0679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87" table:style-name="ce1">
            <text:p>2.87</text:p>
          </table:table-cell>
          <table:table-cell office:value-type="float" office:value="0.37231999999999998" table:style-name="ce1">
            <text:p>0.3723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58" table:style-name="ce1">
            <text:p>1.025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office:value-type="float" office:value="-0.32719000000000004" table:style-name="ce1">
            <text:p>-0.32719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7" table:style-name="ce1">
            <text:p>1.0487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6" table:style-name="ce1">
            <text:p>1.06</text:p>
          </table:table-cell>
          <table:table-cell office:value-type="float" office:value="-0.27786" table:style-name="ce1">
            <text:p>-0.27786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office:value-type="float" office:value="-0.27962999999999999" table:style-name="ce1">
            <text:p>-0.27963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4" table:style-name="ce1">
            <text:p>1.04</text:p>
          </table:table-cell>
          <table:table-cell office:value-type="float" office:value="-0.27962999999999999" table:style-name="ce1">
            <text:p>-0.27963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" table:style-name="ce1">
            <text:p>1.04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.23" table:style-name="ce1">
            <text:p>1.23</text:p>
          </table:table-cell>
          <table:table-cell office:value-type="float" office:value="0.31542999999999999" table:style-name="ce1">
            <text:p>0.3154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46" table:style-name="ce1">
            <text:p>1.044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29" table:style-name="ce1">
            <text:p>1.29</text:p>
          </table:table-cell>
          <table:table-cell office:value-type="float" office:value="-0.10109" table:style-name="ce1">
            <text:p>-0.1010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71" table:style-name="ce1">
            <text:p>2.71</text:p>
          </table:table-cell>
          <table:table-cell office:value-type="float" office:value="0.30207000000000001" table:style-name="ce1">
            <text:p>0.30207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.8196699999999999" table:style-name="ce1">
            <text:p>2.81967</text:p>
          </table:table-cell>
          <table:table-cell office:value-type="float" office:value="-0.53220999999999996" table:style-name="ce1">
            <text:p>-0.53221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.85" table:style-name="ce1">
            <text:p>2.85</text:p>
          </table:table-cell>
          <table:table-cell office:value-type="float" office:value="-7.4380000000000002E-2" table:style-name="ce1">
            <text:p>-0.0743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" table:style-name="ce1">
            <text:p>4</text:p>
          </table:table-cell>
          <table:table-cell office:value-type="float" office:value="1.7180000000000001E-2" table:style-name="ce1">
            <text:p>0.01718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82" table:style-name="ce1">
            <text:p>1.0482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" table:style-name="ce1">
            <text:p>4</text:p>
          </table:table-cell>
          <table:table-cell office:value-type="float" office:value="0.13095000000000001" table:style-name="ce1">
            <text:p>0.13095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82" table:style-name="ce1">
            <text:p>1.0482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" table:style-name="ce1">
            <text:p>4</text:p>
          </table:table-cell>
          <table:table-cell office:value-type="float" office:value="-0.47771000000000002" table:style-name="ce1">
            <text:p>-0.47771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" table:style-name="ce1">
            <text:p>4</text:p>
          </table:table-cell>
          <table:table-cell office:value-type="float" office:value="-0.35841999999999996" table:style-name="ce1">
            <text:p>-0.35842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.29613" table:style-name="ce1">
            <text:p>0.29613</text:p>
          </table:table-cell>
          <table:table-cell office:value-type="float" office:value="-4.4720000000000003E-2" table:style-name="ce1">
            <text:p>-0.04472</text:p>
          </table:table-cell>
          <table:table-cell office:value-type="float" office:value="0.19786999999999999" table:style-name="ce1">
            <text:p>0.19787</text:p>
          </table:table-cell>
          <table:table-cell office:value-type="float" office:value="-0.19786999999999999" table:style-name="ce1">
            <text:p>-0.19787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49465999999999999" table:style-name="ce1">
            <text:p>0.49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4.1429999999999995E-2" table:style-name="ce1">
            <text:p>0.04143</text:p>
          </table:table-cell>
          <table:table-cell office:value-type="float" office:value="2.068E-2" table:style-name="ce1">
            <text:p>0.02068</text:p>
          </table:table-cell>
          <table:table-cell office:value-type="float" office:value="0.68438999999999994" table:style-name="ce1">
            <text:p>0.68439</text:p>
          </table:table-cell>
          <table:table-cell office:value-type="float" office:value="-0.68438999999999994" table:style-name="ce1">
            <text:p>-0.68439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1.7109800000000002" table:style-name="ce1">
            <text:p>1.71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.6399999999999999E-2" table:style-name="ce1">
            <text:p>0.0564</text:p>
          </table:table-cell>
          <table:table-cell office:value-type="float" office:value="-3.6479999999999999E-2" table:style-name="ce1">
            <text:p>-0.03648</text:p>
          </table:table-cell>
          <table:table-cell office:value-type="float" office:value="0.93174000000000001" table:style-name="ce1">
            <text:p>0.93174</text:p>
          </table:table-cell>
          <table:table-cell office:value-type="float" office:value="-0.93174000000000001" table:style-name="ce1">
            <text:p>-0.93174</text:p>
          </table:table-cell>
          <table:table-cell office:value-type="float" office:value="1.0224" table:style-name="ce1">
            <text:p>1.0224</text:p>
          </table:table-cell>
          <table:table-cell office:value-type="float" office:value="2.3293400000000002" table:style-name="ce1">
            <text:p>2.32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.3360000000000003E-2" table:style-name="ce1">
            <text:p>0.04336</text:p>
          </table:table-cell>
          <table:table-cell office:value-type="float" office:value="1.7270000000000001E-2" table:style-name="ce1">
            <text:p>0.01727</text:p>
          </table:table-cell>
          <table:table-cell office:value-type="float" office:value="0.71632999999999991" table:style-name="ce1">
            <text:p>0.71633</text:p>
          </table:table-cell>
          <table:table-cell office:value-type="float" office:value="-0.71632999999999991" table:style-name="ce1">
            <text:p>-0.71633</text:p>
          </table:table-cell>
          <table:table-cell office:value-type="float" office:value="1.0219" table:style-name="ce1">
            <text:p>1.0219</text:p>
          </table:table-cell>
          <table:table-cell office:value-type="float" office:value="1.7908299999999999" table:style-name="ce1">
            <text:p>1.79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3800000000000004E-2" table:style-name="ce1">
            <text:p>0.0738</text:p>
          </table:table-cell>
          <table:table-cell office:value-type="float" office:value="-8.4399999999999996E-3" table:style-name="ce1">
            <text:p>-0.00844</text:p>
          </table:table-cell>
          <table:table-cell office:value-type="float" office:value="1.21919" table:style-name="ce1">
            <text:p>1.21919</text:p>
          </table:table-cell>
          <table:table-cell office:value-type="float" office:value="-1.21919" table:style-name="ce1">
            <text:p>-1.21919</text:p>
          </table:table-cell>
          <table:table-cell office:value-type="float" office:value="1.0323" table:style-name="ce1">
            <text:p>1.0323</text:p>
          </table:table-cell>
          <table:table-cell office:value-type="float" office:value="3.0479799999999999" table:style-name="ce1">
            <text:p>3.04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.1432100000000001" table:style-name="ce1">
            <text:p>1.14321</text:p>
          </table:table-cell>
          <table:table-cell office:value-type="float" office:value="-2.068E-2" table:style-name="ce1">
            <text:p>-0.02068</text:p>
          </table:table-cell>
          <table:table-cell office:value-type="float" office:value="0.76387000000000005" table:style-name="ce1">
            <text:p>0.76387</text:p>
          </table:table-cell>
          <table:table-cell office:value-type="float" office:value="-0.76387000000000005" table:style-name="ce1">
            <text:p>-0.76387</text:p>
          </table:table-cell>
          <table:table-cell office:value-type="float" office:value="1.0383" table:style-name="ce1">
            <text:p>1.0383</text:p>
          </table:table-cell>
          <table:table-cell office:value-type="float" office:value="1.9096600000000001" table:style-name="ce1">
            <text:p>1.90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6.9419999999999996E-2" table:style-name="ce1">
            <text:p>0.06942</text:p>
          </table:table-cell>
          <table:table-cell office:value-type="float" office:value="1.516E-2" table:style-name="ce1">
            <text:p>0.01516</text:p>
          </table:table-cell>
          <table:table-cell office:value-type="float" office:value="1.1467700000000001" table:style-name="ce1">
            <text:p>1.14677</text:p>
          </table:table-cell>
          <table:table-cell office:value-type="float" office:value="-1.1467700000000001" table:style-name="ce1">
            <text:p>-1.14677</text:p>
          </table:table-cell>
          <table:table-cell office:value-type="float" office:value="1.0315000000000001" table:style-name="ce1">
            <text:p>1.0315</text:p>
          </table:table-cell>
          <table:table-cell office:value-type="float" office:value="2.86693" table:style-name="ce1">
            <text:p>2.86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5700000000000005E-2" table:style-name="ce1">
            <text:p>0.0457</text:p>
          </table:table-cell>
          <table:table-cell office:value-type="float" office:value="-5.731E-2" table:style-name="ce1">
            <text:p>-0.05731</text:p>
          </table:table-cell>
          <table:table-cell office:value-type="float" office:value="0.75495999999999996" table:style-name="ce1">
            <text:p>0.75496</text:p>
          </table:table-cell>
          <table:table-cell office:value-type="float" office:value="-0.75495999999999996" table:style-name="ce1">
            <text:p>-0.75496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8873900000000001" table:style-name="ce1">
            <text:p>1.88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7.7649999999999997E-2" table:style-name="ce1">
            <text:p>0.07765</text:p>
          </table:table-cell>
          <table:table-cell office:value-type="float" office:value="2.2360000000000001E-2" table:style-name="ce1">
            <text:p>0.02236</text:p>
          </table:table-cell>
          <table:table-cell office:value-type="float" office:value="1.2827000000000002" table:style-name="ce1">
            <text:p>1.2827</text:p>
          </table:table-cell>
          <table:table-cell office:value-type="float" office:value="-1.2827000000000002" table:style-name="ce1">
            <text:p>-1.2827</text:p>
          </table:table-cell>
          <table:table-cell office:value-type="float" office:value="1.0305" table:style-name="ce1">
            <text:p>1.0305</text:p>
          </table:table-cell>
          <table:table-cell office:value-type="float" office:value="3.20675" table:style-name="ce1">
            <text:p>3.20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0389999999999995E-2" table:style-name="ce1">
            <text:p>0.04039</text:p>
          </table:table-cell>
          <table:table-cell office:value-type="float" office:value="0.14034000000000002" table:style-name="ce1">
            <text:p>0.14034</text:p>
          </table:table-cell>
          <table:table-cell office:value-type="float" office:value="0.66730999999999996" table:style-name="ce1">
            <text:p>0.66731</text:p>
          </table:table-cell>
          <table:table-cell office:value-type="float" office:value="-0.66730999999999996" table:style-name="ce1">
            <text:p>-0.66731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1.6682699999999999" table:style-name="ce1">
            <text:p>1.668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7270000000000006E-2" table:style-name="ce1">
            <text:p>0.04727</text:p>
          </table:table-cell>
          <table:table-cell office:value-type="float" office:value="-0.21952000000000002" table:style-name="ce1">
            <text:p>-0.21952</text:p>
          </table:table-cell>
          <table:table-cell office:value-type="float" office:value="0.78095000000000003" table:style-name="ce1">
            <text:p>0.78095</text:p>
          </table:table-cell>
          <table:table-cell office:value-type="float" office:value="-0.78095000000000003" table:style-name="ce1">
            <text:p>-0.78095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1.95238" table:style-name="ce1">
            <text:p>1.95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5.6270000000000001E-2" table:style-name="ce1">
            <text:p>0.05627</text:p>
          </table:table-cell>
          <table:table-cell office:value-type="float" office:value="6.0400000000000002E-2" table:style-name="ce1">
            <text:p>0.0604</text:p>
          </table:table-cell>
          <table:table-cell office:value-type="float" office:value="0.92950999999999995" table:style-name="ce1">
            <text:p>0.92951</text:p>
          </table:table-cell>
          <table:table-cell office:value-type="float" office:value="-0.92950999999999995" table:style-name="ce1">
            <text:p>-0.92951</text:p>
          </table:table-cell>
          <table:table-cell office:value-type="float" office:value="1.0321" table:style-name="ce1">
            <text:p>1.0321</text:p>
          </table:table-cell>
          <table:table-cell office:value-type="float" office:value="2.3237700000000001" table:style-name="ce1">
            <text:p>2.32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.0959999999999998E-2" table:style-name="ce1">
            <text:p>0.05096</text:p>
          </table:table-cell>
          <table:table-cell office:value-type="float" office:value="0.15386" table:style-name="ce1">
            <text:p>0.15386</text:p>
          </table:table-cell>
          <table:table-cell office:value-type="float" office:value="0.84186000000000005" table:style-name="ce1">
            <text:p>0.84186</text:p>
          </table:table-cell>
          <table:table-cell office:value-type="float" office:value="-0.84186000000000005" table:style-name="ce1">
            <text:p>-0.84186</text:p>
          </table:table-cell>
          <table:table-cell office:value-type="float" office:value="1.0466" table:style-name="ce1">
            <text:p>1.0466</text:p>
          </table:table-cell>
          <table:table-cell office:value-type="float" office:value="2.1046499999999999" table:style-name="ce1">
            <text:p>2.10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.3" table:style-name="ce1">
            <text:p>0.3</text:p>
          </table:table-cell>
          <table:table-cell office:value-type="float" office:value="3.3270000000000001E-2" table:style-name="ce1">
            <text:p>0.03327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.32" table:style-name="ce1">
            <text:p>0.32</text:p>
          </table:table-cell>
          <table:table-cell office:value-type="float" office:value="3.3270000000000001E-2" table:style-name="ce1">
            <text:p>0.03327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.31" table:style-name="ce1">
            <text:p>0.31</text:p>
          </table:table-cell>
          <table:table-cell office:value-type="float" office:value="3.3270000000000001E-2" table:style-name="ce1">
            <text:p>0.03327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6.6909999999999997E-2" table:style-name="ce1">
            <text:p>0.06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4" table:style-name="ce1">
            <text:p>1.042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768" table:style-name="ce1">
            <text:p>1.768</text:p>
          </table:table-cell>
          <table:table-cell office:value-type="float" office:value="-0.13968" table:style-name="ce1">
            <text:p>-0.13968</text:p>
          </table:table-cell>
          <table:table-cell office:value-type="float" office:value="1.04" table:style-name="ce1">
            <text:p>1.04</text:p>
          </table:table-cell>
          <table:table-cell office:value-type="float" office:value="-1.04" table:style-name="ce1">
            <text:p>-1.04</text:p>
          </table:table-cell>
          <table:table-cell office:value-type="float" office:value="1.0424" table:style-name="ce1">
            <text:p>1.0424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.51749" table:style-name="ce1">
            <text:p>1.51749</text:p>
          </table:table-cell>
          <table:table-cell office:value-type="float" office:value="-0.16045999999999999" table:style-name="ce1">
            <text:p>-0.1604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57000000000001" table:style-name="ce1">
            <text:p>1.045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53" table:style-name="ce1">
            <text:p>0.7853</text:p>
          </table:table-cell>
          <table:table-cell office:value-type="float" office:value="-0.7853" table:style-name="ce1">
            <text:p>-0.7853</text:p>
          </table:table-cell>
          <table:table-cell office:value-type="float" office:value="1.0324" table:style-name="ce1">
            <text:p>1.0324</text:p>
          </table:table-cell>
          <table:table-cell office:value-type="float" office:value="1.9632499999999999" table:style-name="ce1">
            <text:p>1.96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.53" table:style-name="ce1">
            <text:p>1.53</text:p>
          </table:table-cell>
          <table:table-cell office:value-type="float" office:value="0.13608000000000001" table:style-name="ce1">
            <text:p>0.13608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236000000000009" table:style-name="ce1">
            <text:p>0.94236</text:p>
          </table:table-cell>
          <table:table-cell office:value-type="float" office:value="-0.94236000000000009" table:style-name="ce1">
            <text:p>-0.94236</text:p>
          </table:table-cell>
          <table:table-cell office:value-type="float" office:value="1.0485" table:style-name="ce1">
            <text:p>1.0485</text:p>
          </table:table-cell>
          <table:table-cell office:value-type="float" office:value="2.3559000000000001" table:style-name="ce1">
            <text:p>2.3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063" table:style-name="ce1">
            <text:p>1.09063</text:p>
          </table:table-cell>
          <table:table-cell office:value-type="float" office:value="-1.09063" table:style-name="ce1">
            <text:p>-1.09063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2.7265800000000002" table:style-name="ce1">
            <text:p>2.72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824000000000002" table:style-name="ce1">
            <text:p>0.62824</text:p>
          </table:table-cell>
          <table:table-cell office:value-type="float" office:value="-0.62824000000000002" table:style-name="ce1">
            <text:p>-0.62824</text:p>
          </table:table-cell>
          <table:table-cell office:value-type="float" office:value="1.0475000000000001" table:style-name="ce1">
            <text:p>1.0475</text:p>
          </table:table-cell>
          <table:table-cell office:value-type="float" office:value="1.5706" table:style-name="ce1">
            <text:p>1.5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236000000000009" table:style-name="ce1">
            <text:p>0.94236</text:p>
          </table:table-cell>
          <table:table-cell office:value-type="float" office:value="-0.94236000000000009" table:style-name="ce1">
            <text:p>-0.94236</text:p>
          </table:table-cell>
          <table:table-cell office:value-type="float" office:value="1.0487" table:style-name="ce1">
            <text:p>1.0487</text:p>
          </table:table-cell>
          <table:table-cell office:value-type="float" office:value="2.3559000000000001" table:style-name="ce1">
            <text:p>2.3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91" table:style-name="ce1">
            <text:p>1.91</text:p>
          </table:table-cell>
          <table:table-cell office:value-type="float" office:value="-0.15561999999999998" table:style-name="ce1">
            <text:p>-0.1556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.4" table:style-name="ce1">
            <text:p>0.4</text:p>
          </table:table-cell>
          <table:table-cell office:value-type="float" office:value="-4.0320000000000002E-2" table:style-name="ce1">
            <text:p>-0.0403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91" table:style-name="ce1">
            <text:p>1.91</text:p>
          </table:table-cell>
          <table:table-cell office:value-type="float" office:value="-0.15561999999999998" table:style-name="ce1">
            <text:p>-0.1556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.49" table:style-name="ce1">
            <text:p>0.49</text:p>
          </table:table-cell>
          <table:table-cell office:value-type="float" office:value="-5.6590000000000001E-2" table:style-name="ce1">
            <text:p>-0.0565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5.697E-2" table:style-name="ce1">
            <text:p>0.05697</text:p>
          </table:table-cell>
          <table:table-cell office:value-type="float" office:value="0.15964999999999999" table:style-name="ce1">
            <text:p>0.15965</text:p>
          </table:table-cell>
          <table:table-cell office:value-type="float" office:value="-0.15964999999999999" table:style-name="ce1">
            <text:p>-0.15965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0.39913999999999999" table:style-name="ce1">
            <text:p>0.39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726999999999996" table:style-name="ce1">
            <text:p>0.39727</text:p>
          </table:table-cell>
          <table:table-cell office:value-type="float" office:value="-0.39726999999999996" table:style-name="ce1">
            <text:p>-0.39727</text:p>
          </table:table-cell>
          <table:table-cell office:value-type="float" office:value="1.0303" table:style-name="ce1">
            <text:p>1.0303</text:p>
          </table:table-cell>
          <table:table-cell office:value-type="float" office:value="0.99316999999999989" table:style-name="ce1">
            <text:p>0.99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987999999999999" table:style-name="ce1">
            <text:p>0.21988</text:p>
          </table:table-cell>
          <table:table-cell office:value-type="float" office:value="-0.21987999999999999" table:style-name="ce1">
            <text:p>-0.21988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0.54970999999999992" table:style-name="ce1">
            <text:p>0.54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6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3449999999999996E-2" table:style-name="ce1">
            <text:p>0.04345</text:p>
          </table:table-cell>
          <table:table-cell office:value-type="float" office:value="-3.2600000000000003E-3" table:style-name="ce1">
            <text:p>-0.0032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5180000000000002E-2" table:style-name="ce1">
            <text:p>0.06518</text:p>
          </table:table-cell>
          <table:table-cell office:value-type="float" office:value="2.281E-2" table:style-name="ce1">
            <text:p>0.0228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.6039999999999996E-2" table:style-name="ce1">
            <text:p>0.07604</text:p>
          </table:table-cell>
          <table:table-cell office:value-type="float" office:value="-9.7800000000000005E-3" table:style-name="ce1">
            <text:p>-0.0097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.3449999999999996E-2" table:style-name="ce1">
            <text:p>0.04345</text:p>
          </table:table-cell>
          <table:table-cell office:value-type="float" office:value="1.09E-3" table:style-name="ce1">
            <text:p>0.0010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2590000000000001E-2" table:style-name="ce1">
            <text:p>0.03259</text:p>
          </table:table-cell>
          <table:table-cell office:value-type="float" office:value="-2.1700000000000001E-3" table:style-name="ce1">
            <text:p>-0.0021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1729999999999999E-2" table:style-name="ce1">
            <text:p>0.02173</text:p>
          </table:table-cell>
          <table:table-cell office:value-type="float" office:value="-2.1700000000000001E-3" table:style-name="ce1">
            <text:p>-0.0021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43450000000000005" table:style-name="ce1">
            <text:p>0.4345</text:p>
          </table:table-cell>
          <table:table-cell office:value-type="float" office:value="8.6899999999999991E-2" table:style-name="ce1">
            <text:p>0.086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1729999999999999E-2" table:style-name="ce1">
            <text:p>0.02173</text:p>
          </table:table-cell>
          <table:table-cell office:value-type="float" office:value="-2.1700000000000001E-3" table:style-name="ce1">
            <text:p>-0.00217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50076999999999994" table:style-name="ce1">
            <text:p>0.50077</text:p>
          </table:table-cell>
          <table:table-cell office:value-type="float" office:value="0.14121" table:style-name="ce1">
            <text:p>0.1412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57443" table:style-name="ce1">
            <text:p>2.57443</text:p>
          </table:table-cell>
          <table:table-cell office:value-type="float" office:value="0.37475999999999998" table:style-name="ce1">
            <text:p>0.3747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0139200000000002" table:style-name="ce1">
            <text:p>2.01392</text:p>
          </table:table-cell>
          <table:table-cell office:value-type="float" office:value="0.11406000000000001" table:style-name="ce1">
            <text:p>0.1140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93028" table:style-name="ce1">
            <text:p>1.93028</text:p>
          </table:table-cell>
          <table:table-cell office:value-type="float" office:value="0.23136999999999999" table:style-name="ce1">
            <text:p>0.23137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4430000000000001" table:style-name="ce1">
            <text:p>2.443</text:p>
          </table:table-cell>
          <table:table-cell office:value-type="float" office:value="0.34" table:style-name="ce1">
            <text:p>0.34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33067" table:style-name="ce1">
            <text:p>1.33067</text:p>
          </table:table-cell>
          <table:table-cell office:value-type="float" office:value="0.19117999999999999" table:style-name="ce1">
            <text:p>0.19118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3126499999999997" table:style-name="ce1">
            <text:p>2.31265</text:p>
          </table:table-cell>
          <table:table-cell office:value-type="float" office:value="0.31501999999999997" table:style-name="ce1">
            <text:p>0.3150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36823999999999996" table:style-name="ce1">
            <text:p>0.36824</text:p>
          </table:table-cell>
          <table:table-cell office:value-type="float" office:value="6.8430000000000005E-2" table:style-name="ce1">
            <text:p>0.0684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9252999999999996" table:style-name="ce1">
            <text:p>2.9253</text:p>
          </table:table-cell>
          <table:table-cell office:value-type="float" office:value="0.58115000000000006" table:style-name="ce1">
            <text:p>0.58115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74082999999999999" table:style-name="ce1">
            <text:p>0.74083</text:p>
          </table:table-cell>
          <table:table-cell office:value-type="float" office:value="9.0160000000000004E-2" table:style-name="ce1">
            <text:p>0.09016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.0710500000000001" table:style-name="ce1">
            <text:p>1.07105</text:p>
          </table:table-cell>
          <table:table-cell office:value-type="float" office:value="0.27155999999999997" table:style-name="ce1">
            <text:p>0.27156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0773700000000002" table:style-name="ce1">
            <text:p>3.07737</text:p>
          </table:table-cell>
          <table:table-cell office:value-type="float" office:value="0.53334999999999999" table:style-name="ce1">
            <text:p>0.53335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6700299999999997" table:style-name="ce1">
            <text:p>2.67003</text:p>
          </table:table-cell>
          <table:table-cell office:value-type="float" office:value="0.49750999999999995" table:style-name="ce1">
            <text:p>0.49751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57508" table:style-name="ce1">
            <text:p>1.57508</text:p>
          </table:table-cell>
          <table:table-cell office:value-type="float" office:value="0.29871999999999999" table:style-name="ce1">
            <text:p>0.29872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6168" table:style-name="ce1">
            <text:p>2.6168</text:p>
          </table:table-cell>
          <table:table-cell office:value-type="float" office:value="0.52900999999999998" table:style-name="ce1">
            <text:p>0.52901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.26051" table:style-name="ce1">
            <text:p>2.26051</text:p>
          </table:table-cell>
          <table:table-cell office:value-type="float" office:value="9.5589999999999994E-2" table:style-name="ce1">
            <text:p>0.09559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6130899999999999" table:style-name="ce1">
            <text:p>1.61309</text:p>
          </table:table-cell>
          <table:table-cell office:value-type="float" office:value="0.42255000000000004" table:style-name="ce1">
            <text:p>0.42255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4783999999999999" table:style-name="ce1">
            <text:p>1.4784</text:p>
          </table:table-cell>
          <table:table-cell office:value-type="float" office:value="0.13034999999999999" table:style-name="ce1">
            <text:p>0.13035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2090099999999999" table:style-name="ce1">
            <text:p>1.20901</text:p>
          </table:table-cell>
          <table:table-cell office:value-type="float" office:value="0.15967999999999999" table:style-name="ce1">
            <text:p>0.1596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4751400000000001" table:style-name="ce1">
            <text:p>1.47514</text:p>
          </table:table-cell>
          <table:table-cell office:value-type="float" office:value="0.27590999999999999" table:style-name="ce1">
            <text:p>0.27591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1381999999999999" table:style-name="ce1">
            <text:p>3.1382</text:p>
          </table:table-cell>
          <table:table-cell office:value-type="float" office:value="0.70389999999999997" table:style-name="ce1">
            <text:p>0.7039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2300899999999997" table:style-name="ce1">
            <text:p>2.23009</text:p>
          </table:table-cell>
          <table:table-cell office:value-type="float" office:value="0.31392999999999999" table:style-name="ce1">
            <text:p>0.31393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337300000000001" table:style-name="ce1">
            <text:p>3.33373</text:p>
          </table:table-cell>
          <table:table-cell office:value-type="float" office:value="0.66370000000000007" table:style-name="ce1">
            <text:p>0.6637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8520699999999999" table:style-name="ce1">
            <text:p>1.85207</text:p>
          </table:table-cell>
          <table:table-cell office:value-type="float" office:value="0.30088999999999999" table:style-name="ce1">
            <text:p>0.30089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66153000000000006" table:style-name="ce1">
            <text:p>0.66153</text:p>
          </table:table-cell>
          <table:table-cell office:value-type="float" office:value="0.12926000000000001" table:style-name="ce1">
            <text:p>0.12926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.2963499999999999" table:style-name="ce1">
            <text:p>2.29635</text:p>
          </table:table-cell>
          <table:table-cell office:value-type="float" office:value="0.54747000000000001" table:style-name="ce1">
            <text:p>0.54747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.1649100000000003" table:style-name="ce1">
            <text:p>2.16491</text:p>
          </table:table-cell>
          <table:table-cell office:value-type="float" office:value="0.36280999999999997" table:style-name="ce1">
            <text:p>0.36281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1736" table:style-name="ce1">
            <text:p>2.1736</text:p>
          </table:table-cell>
          <table:table-cell office:value-type="float" office:value="0.22486" table:style-name="ce1">
            <text:p>0.22486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8264499999999999" table:style-name="ce1">
            <text:p>2.82645</text:p>
          </table:table-cell>
          <table:table-cell office:value-type="float" office:value="0.33457000000000003" table:style-name="ce1">
            <text:p>0.33457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59463" table:style-name="ce1">
            <text:p>1.59463</text:p>
          </table:table-cell>
          <table:table-cell office:value-type="float" office:value="0.40299999999999997" table:style-name="ce1">
            <text:p>0.40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70434" table:style-name="ce1">
            <text:p>1.70434</text:p>
          </table:table-cell>
          <table:table-cell office:value-type="float" office:value="0.31067" table:style-name="ce1">
            <text:p>0.31067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.0910500000000001" table:style-name="ce1">
            <text:p>2.09105</text:p>
          </table:table-cell>
          <table:table-cell office:value-type="float" office:value="0.23571999999999999" table:style-name="ce1">
            <text:p>0.23572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56267999999999996" table:style-name="ce1">
            <text:p>0.56268</text:p>
          </table:table-cell>
          <table:table-cell office:value-type="float" office:value="9.6679999999999988E-2" table:style-name="ce1">
            <text:p>0.09668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1829399999999999" table:style-name="ce1">
            <text:p>1.18294</text:p>
          </table:table-cell>
          <table:table-cell office:value-type="float" office:value="9.9940000000000001E-2" table:style-name="ce1">
            <text:p>0.09994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73041" table:style-name="ce1">
            <text:p>1.73041</text:p>
          </table:table-cell>
          <table:table-cell office:value-type="float" office:value="0.29655000000000004" table:style-name="ce1">
            <text:p>0.29655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03738" table:style-name="ce1">
            <text:p>1.03738</text:p>
          </table:table-cell>
          <table:table-cell office:value-type="float" office:value="0.10971" table:style-name="ce1">
            <text:p>0.10971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84727999999999992" table:style-name="ce1">
            <text:p>0.84728</text:p>
          </table:table-cell>
          <table:table-cell office:value-type="float" office:value="9.0160000000000004E-2" table:style-name="ce1">
            <text:p>0.09016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051099999999999" table:style-name="ce1">
            <text:p>2.20511</text:p>
          </table:table-cell>
          <table:table-cell office:value-type="float" office:value="0.43558999999999998" table:style-name="ce1">
            <text:p>0.4355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20638999999999999" table:style-name="ce1">
            <text:p>0.20639</text:p>
          </table:table-cell>
          <table:table-cell office:value-type="float" office:value="3.15E-2" table:style-name="ce1">
            <text:p>0.0315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7940600000000001" table:style-name="ce1">
            <text:p>0.79406</text:p>
          </table:table-cell>
          <table:table-cell office:value-type="float" office:value="0.10971" table:style-name="ce1">
            <text:p>0.1097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0476000000000001" table:style-name="ce1">
            <text:p>2.0476</text:p>
          </table:table-cell>
          <table:table-cell office:value-type="float" office:value="0.35302999999999995" table:style-name="ce1">
            <text:p>0.35303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.51488999999999996" table:style-name="ce1">
            <text:p>0.51489</text:p>
          </table:table-cell>
          <table:table-cell office:value-type="float" office:value="0.10971" table:style-name="ce1">
            <text:p>0.10971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.5168599999999999" table:style-name="ce1">
            <text:p>2.51686</text:p>
          </table:table-cell>
          <table:table-cell office:value-type="float" office:value="0.63546000000000002" table:style-name="ce1">
            <text:p>0.63546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6792000000000002" table:style-name="ce1">
            <text:p>0.86792</text:p>
          </table:table-cell>
          <table:table-cell office:value-type="float" office:value="0.20965" table:style-name="ce1">
            <text:p>0.2096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3144" table:style-name="ce1">
            <text:p>0.13144</text:p>
          </table:table-cell>
          <table:table-cell office:value-type="float" office:value="3.3669999999999999E-2" table:style-name="ce1">
            <text:p>0.03367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547599999999999" table:style-name="ce1">
            <text:p>1.05476</text:p>
          </table:table-cell>
          <table:table-cell office:value-type="float" office:value="0.10644999999999999" table:style-name="ce1">
            <text:p>0.1064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64957999999999994" table:style-name="ce1">
            <text:p>0.64958</text:p>
          </table:table-cell>
          <table:table-cell office:value-type="float" office:value="0.16402999999999998" table:style-name="ce1">
            <text:p>0.16403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35629" table:style-name="ce1">
            <text:p>0.35629</text:p>
          </table:table-cell>
          <table:table-cell office:value-type="float" office:value="7.168999999999999E-2" table:style-name="ce1">
            <text:p>0.07169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46645" table:style-name="ce1">
            <text:p>1.46645</text:p>
          </table:table-cell>
          <table:table-cell office:value-type="float" office:value="0.23571999999999999" table:style-name="ce1">
            <text:p>0.23572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6128" table:style-name="ce1">
            <text:p>1.06128</text:p>
          </table:table-cell>
          <table:table-cell office:value-type="float" office:value="0.19879000000000002" table:style-name="ce1">
            <text:p>0.19879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15035" table:style-name="ce1">
            <text:p>1.15035</text:p>
          </table:table-cell>
          <table:table-cell office:value-type="float" office:value="0.19117999999999999" table:style-name="ce1">
            <text:p>0.19118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9706" table:style-name="ce1">
            <text:p>1.19706</text:p>
          </table:table-cell>
          <table:table-cell office:value-type="float" office:value="0.14121" table:style-name="ce1">
            <text:p>0.14121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19444" table:style-name="ce1">
            <text:p>0.19444</text:p>
          </table:table-cell>
          <table:table-cell office:value-type="float" office:value="5.5399999999999998E-2" table:style-name="ce1">
            <text:p>0.0554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75168999999999997" table:style-name="ce1">
            <text:p>0.75169</text:p>
          </table:table-cell>
          <table:table-cell office:value-type="float" office:value="0.13361000000000001" table:style-name="ce1">
            <text:p>0.13361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4773" table:style-name="ce1">
            <text:p>0.14773</text:p>
          </table:table-cell>
          <table:table-cell office:value-type="float" office:value="9.9940000000000001E-2" table:style-name="ce1">
            <text:p>0.09994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6057000000000003" table:style-name="ce1">
            <text:p>0.46057</text:p>
          </table:table-cell>
          <table:table-cell office:value-type="float" office:value="5.5399999999999998E-2" table:style-name="ce1">
            <text:p>0.0554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56920000000000004" table:style-name="ce1">
            <text:p>0.5692</text:p>
          </table:table-cell>
          <table:table-cell office:value-type="float" office:value="0.14013" table:style-name="ce1">
            <text:p>0.14013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46645" table:style-name="ce1">
            <text:p>1.46645</text:p>
          </table:table-cell>
          <table:table-cell office:value-type="float" office:value="0.20312999999999998" table:style-name="ce1">
            <text:p>0.20313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2473" table:style-name="ce1">
            <text:p>0.42473</text:p>
          </table:table-cell>
          <table:table-cell office:value-type="float" office:value="7.8210000000000002E-2" table:style-name="ce1">
            <text:p>0.07821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6315600000000001" table:style-name="ce1">
            <text:p>1.63156</text:p>
          </table:table-cell>
          <table:table-cell office:value-type="float" office:value="0.29003000000000001" table:style-name="ce1">
            <text:p>0.29003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21291000000000002" table:style-name="ce1">
            <text:p>0.21291</text:p>
          </table:table-cell>
          <table:table-cell office:value-type="float" office:value="0.12709000000000001" table:style-name="ce1">
            <text:p>0.12709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4269" table:style-name="ce1">
            <text:p>0.4269</text:p>
          </table:table-cell>
          <table:table-cell office:value-type="float" office:value="0.12166" table:style-name="ce1">
            <text:p>0.12166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73540000000000005" table:style-name="ce1">
            <text:p>0.7354</text:p>
          </table:table-cell>
          <table:table-cell office:value-type="float" office:value="8.2560000000000008E-2" table:style-name="ce1">
            <text:p>0.08256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44862999999999997" table:style-name="ce1">
            <text:p>0.44863</text:p>
          </table:table-cell>
          <table:table-cell office:value-type="float" office:value="8.2560000000000008E-2" table:style-name="ce1">
            <text:p>0.08256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.36932999999999999" table:style-name="ce1">
            <text:p>0.36933</text:p>
          </table:table-cell>
          <table:table-cell office:value-type="float" office:value="9.9940000000000001E-2" table:style-name="ce1">
            <text:p>0.09994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.16294" table:style-name="ce1">
            <text:p>0.16294</text:p>
          </table:table-cell>
          <table:table-cell office:value-type="float" office:value="3.3669999999999999E-2" table:style-name="ce1">
            <text:p>0.03367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.888E-2" table:style-name="ce1">
            <text:p>0.04888</text:p>
          </table:table-cell>
          <table:table-cell office:value-type="float" office:value="-4.3499999999999997E-3" table:style-name="ce1">
            <text:p>-0.0043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.0860000000000002E-2" table:style-name="ce1">
            <text:p>0.01086</text:p>
          </table:table-cell>
          <table:table-cell office:value-type="float" office:value="-6.5200000000000006E-3" table:style-name="ce1">
            <text:p>-0.00652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.9740000000000001E-2" table:style-name="ce1">
            <text:p>0.05974</text:p>
          </table:table-cell>
          <table:table-cell office:value-type="float" office:value="-2.1700000000000001E-3" table:style-name="ce1">
            <text:p>-0.00217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.17379999999999998" table:style-name="ce1">
            <text:p>0.1738</text:p>
          </table:table-cell>
          <table:table-cell office:value-type="float" office:value="5.7569999999999996E-2" table:style-name="ce1">
            <text:p>0.05757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27155999999999997" table:style-name="ce1">
            <text:p>0.27156</text:p>
          </table:table-cell>
          <table:table-cell office:value-type="float" office:value="9.8849999999999993E-2" table:style-name="ce1">
            <text:p>0.09885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0319499999999999" table:style-name="ce1">
            <text:p>1.03195</text:p>
          </table:table-cell>
          <table:table-cell office:value-type="float" office:value="0.29655000000000004" table:style-name="ce1">
            <text:p>0.29655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2590000000000001E-2" table:style-name="ce1">
            <text:p>0.03259</text:p>
          </table:table-cell>
          <table:table-cell office:value-type="float" office:value="-2.6070000000000003E-2" table:style-name="ce1">
            <text:p>-0.02607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2590000000000001E-2" table:style-name="ce1">
            <text:p>0.03259</text:p>
          </table:table-cell>
          <table:table-cell office:value-type="float" office:value="-2.4980000000000002E-2" table:style-name="ce1">
            <text:p>-0.02498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.7160000000000004E-2" table:style-name="ce1">
            <text:p>0.02716</text:p>
          </table:table-cell>
          <table:table-cell office:value-type="float" office:value="-2.7160000000000004E-2" table:style-name="ce1">
            <text:p>-0.027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.35782" table:style-name="ce1">
            <text:p>1.35782</text:p>
          </table:table-cell>
          <table:table-cell office:value-type="float" office:value="0.35194999999999999" table:style-name="ce1">
            <text:p>0.35195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.0860000000000002E-2" table:style-name="ce1">
            <text:p>0.01086</text:p>
          </table:table-cell>
          <table:table-cell office:value-type="float" office:value="-1.6289999999999999E-2" table:style-name="ce1">
            <text:p>-0.01629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21725000000000003" table:style-name="ce1">
            <text:p>0.21725</text:p>
          </table:table-cell>
          <table:table-cell office:value-type="float" office:value="4.3449999999999996E-2" table:style-name="ce1">
            <text:p>0.04345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0.18466000000000002" table:style-name="ce1">
            <text:p>0.18466</text:p>
          </table:table-cell>
          <table:table-cell office:value-type="float" office:value="-2.3900000000000001E-2" table:style-name="ce1">
            <text:p>-0.0239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.6945599999999998" table:style-name="ce1">
            <text:p>1.69456</text:p>
          </table:table-cell>
          <table:table-cell office:value-type="float" office:value="0.35954999999999998" table:style-name="ce1">
            <text:p>0.35955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48447000000000001" table:style-name="ce1">
            <text:p>0.48447</text:p>
          </table:table-cell>
          <table:table-cell office:value-type="float" office:value="8.1470000000000001E-2" table:style-name="ce1">
            <text:p>0.08147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27590999999999999" table:style-name="ce1">
            <text:p>0.27591</text:p>
          </table:table-cell>
          <table:table-cell office:value-type="float" office:value="3.9109999999999999E-2" table:style-name="ce1">
            <text:p>0.03911</text:p>
          </table:table-cell>
          <table:table-cell table:number-columns-repeated="16381"/>
        </table:table-row>
        <table:table-row table:number-rows-repeated="104848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7" table:style-name="ce1">
            <text:p>107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0" table:style-name="ce1">
            <text:p>110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0" table:style-name="ce1">
            <text:p>110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0" table:style-name="ce1">
            <text:p>110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0" table:style-name="ce1">
            <text:p>110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5" table:style-name="ce1">
            <text:p>115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5" table:style-name="ce1">
            <text:p>115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1" table:style-name="ce1">
            <text:p>121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1" table:style-name="ce1">
            <text:p>121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1" table:style-name="ce1">
            <text:p>121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1" table:style-name="ce1">
            <text:p>121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4" table:style-name="ce1">
            <text:p>124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4" table:style-name="ce1">
            <text:p>124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4" table:style-name="ce1">
            <text:p>124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6" table:style-name="ce1">
            <text:p>126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6" table:style-name="ce1">
            <text:p>126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1" table:style-name="ce1">
            <text:p>131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1" table:style-name="ce1">
            <text:p>131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1" table:style-name="ce1">
            <text:p>131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8" table:style-name="ce1">
            <text:p>138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8" table:style-name="ce1">
            <text:p>138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9" table:style-name="ce1">
            <text:p>139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9" table:style-name="ce1">
            <text:p>139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0" table:style-name="ce1">
            <text:p>140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0" table:style-name="ce1">
            <text:p>140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office:value-type="float" office:value="144" table:style-name="ce1">
            <text:p>144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7" table:style-name="ce1">
            <text:p>147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7" table:style-name="ce1">
            <text:p>147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7" table:style-name="ce1">
            <text:p>147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8" table:style-name="ce1">
            <text:p>148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8" table:style-name="ce1">
            <text:p>148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8" table:style-name="ce1">
            <text:p>148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9" table:style-name="ce1">
            <text:p>149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9" table:style-name="ce1">
            <text:p>149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9" table:style-name="ce1">
            <text:p>149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7" table:style-name="ce1">
            <text:p>157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7" table:style-name="ce1">
            <text:p>157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0" table:style-name="ce1">
            <text:p>160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0" table:style-name="ce1">
            <text:p>160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2" table:style-name="ce1">
            <text:p>102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2" table:style-name="ce1">
            <text:p>102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1" table:style-name="ce1">
            <text:p>161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1" table:style-name="ce1">
            <text:p>161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5" table:style-name="ce1">
            <text:p>105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7" table:style-name="ce1">
            <text:p>167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7" table:style-name="ce1">
            <text:p>167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5" table:style-name="ce1">
            <text:p>105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7" table:style-name="ce1">
            <text:p>107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7" table:style-name="ce1">
            <text:p>107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8" table:style-name="ce1">
            <text:p>108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8" table:style-name="ce1">
            <text:p>108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8" table:style-name="ce1">
            <text:p>108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9" table:style-name="ce1">
            <text:p>109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9" table:style-name="ce1">
            <text:p>109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9" table:style-name="ce1">
            <text:p>109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3" table:style-name="ce1">
            <text:p>113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3" table:style-name="ce1">
            <text:p>113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4" table:style-name="ce1">
            <text:p>114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4" table:style-name="ce1">
            <text:p>114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7" table:style-name="ce1">
            <text:p>117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8" table:style-name="ce1">
            <text:p>118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8" table:style-name="ce1">
            <text:p>118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8" table:style-name="ce1">
            <text:p>118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8" table:style-name="ce1">
            <text:p>118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2" table:style-name="ce1">
            <text:p>122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2" table:style-name="ce1">
            <text:p>122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2" table:style-name="ce1">
            <text:p>122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45" table:style-name="ce1">
            <text:p>45</text:p>
          </table:table-cell>
          <table:table-cell office:value-type="float" office:value="123" table:style-name="ce1">
            <text:p>123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8" table:style-name="ce1">
            <text:p>128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8" table:style-name="ce1">
            <text:p>128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8" table:style-name="ce1">
            <text:p>128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8" table:style-name="ce1">
            <text:p>128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0" table:style-name="ce1">
            <text:p>130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3" table:style-name="ce1">
            <text:p>133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3" table:style-name="ce1">
            <text:p>133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3" table:style-name="ce1">
            <text:p>133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3" table:style-name="ce1">
            <text:p>133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4" table:style-name="ce1">
            <text:p>134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4" table:style-name="ce1">
            <text:p>134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4" table:style-name="ce1">
            <text:p>134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7" table:style-name="ce1">
            <text:p>137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7" table:style-name="ce1">
            <text:p>137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7" table:style-name="ce1">
            <text:p>137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1" table:style-name="ce1">
            <text:p>141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1" table:style-name="ce1">
            <text:p>141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2" table:style-name="ce1">
            <text:p>142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2" table:style-name="ce1">
            <text:p>142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0" table:style-name="ce1">
            <text:p>150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0" table:style-name="ce1">
            <text:p>150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0" table:style-name="ce1">
            <text:p>150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1" table:style-name="ce1">
            <text:p>151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1" table:style-name="ce1">
            <text:p>151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2" table:style-name="ce1">
            <text:p>152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2" table:style-name="ce1">
            <text:p>152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3" table:style-name="ce1">
            <text:p>153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3" table:style-name="ce1">
            <text:p>153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3" table:style-name="ce1">
            <text:p>153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4" table:style-name="ce1">
            <text:p>154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4" table:style-name="ce1">
            <text:p>154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5" table:style-name="ce1">
            <text:p>155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5" table:style-name="ce1">
            <text:p>155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9" table:style-name="ce1">
            <text:p>99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9" table:style-name="ce1">
            <text:p>159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9" table:style-name="ce1">
            <text:p>159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3" table:style-name="ce1">
            <text:p>163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3" table:style-name="ce1">
            <text:p>163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4" table:style-name="ce1">
            <text:p>164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4" table:style-name="ce1">
            <text:p>164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4" table:style-name="ce1">
            <text:p>104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4" table:style-name="ce1">
            <text:p>104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4" table:style-name="ce1">
            <text:p>104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0" table:style-name="ce1">
            <text:p>170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0" table:style-name="ce1">
            <text:p>170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4" table:style-name="ce1">
            <text:p>114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4" table:style-name="ce1">
            <text:p>114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7" table:style-name="ce1">
            <text:p>117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7" table:style-name="ce1">
            <text:p>117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7" table:style-name="ce1">
            <text:p>117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0" table:style-name="ce1">
            <text:p>120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0" table:style-name="ce1">
            <text:p>120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0" table:style-name="ce1">
            <text:p>120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6" table:style-name="ce1">
            <text:p>126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6" table:style-name="ce1">
            <text:p>126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9" table:style-name="ce1">
            <text:p>129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9" table:style-name="ce1">
            <text:p>129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9" table:style-name="ce1">
            <text:p>129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92" table:style-name="ce1">
            <text:p>92</text:p>
          </table:table-cell>
          <table:table-cell office:value-type="float" office:value="310" table:style-name="ce1">
            <text:p>310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3" table:style-name="ce1">
            <text:p>143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3" table:style-name="ce1">
            <text:p>143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3" table:style-name="ce1">
            <text:p>143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56" table:style-name="ce1">
            <text:p>156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56" table:style-name="ce1">
            <text:p>156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2" table:style-name="ce1">
            <text:p>162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2" table:style-name="ce1">
            <text:p>162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69" table:style-name="ce1">
            <text:p>169</text:p>
          </table:table-cell>
          <table:table-cell office:value-type="float" office:value="307" table:style-name="ce1">
            <text:p>307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03" table:style-name="ce1">
            <text:p>303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09" table:style-name="ce1">
            <text:p>309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04" table:style-name="ce1">
            <text:p>304</text:p>
          </table:table-cell>
          <table:table-cell office:value-type="float" office:value="311" table:style-name="ce1">
            <text:p>311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12" table:style-name="ce1">
            <text:p>312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61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4:Buses.I313">
          <table:sort>
            <table:sort-by table:field-number="0"/>
          </table:sort>
        </table:database-range>
        <table:database-range table:target-range-address="Lines.A4:Lines.I379">
          <table:sort>
            <table:sort-by table:field-number="0"/>
          </table:sort>
        </table:database-range>
        <table:database-range table:target-range-address="Gens.A4:Gens.K308">
          <table:sort>
            <table:sort-by table:field-number="0"/>
          </table:sort>
        </table:database-range>
        <table:database-range table:target-range-address="Loads.A3:Loads.C91">
          <table:sort>
            <table:sort-by table:field-number="0"/>
          </table:sort>
        </table:database-range>
        <table:database-range table:target-range-address="Transformers.A3:Transformers.J215">
          <table:sort>
            <table:sort-by table:field-number="0"/>
          </table:sort>
        </table:database-range>
        <table:database-range table:target-range-address="Sheet1.B1:Sheet1.O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1:55:24Z</meta:creation-date>
    <dc:date>2022-08-30T05:32:36Z</dc:date>
    <meta:editing-cycles>65</meta:editing-cycles>
  </office:meta>
</office:document-meta>
</file>